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iri" svg:font-family="Amiri"/>
    <style:font-face style:name="Lato" svg:font-family="Lato, sans-serif"/>
    <style:font-face style:name="Times New Roman2" svg:font-family="'Times New Roman'"/>
    <style:font-face style:name="monospace" svg:font-family="monospace, monospace"/>
    <style:font-face style:name="Times New Roman1" svg:font-family="'Times New Roman'" style:font-family-generic="roman"/>
    <style:font-face style:name="FreeSans" svg:font-family="FreeSans" style:font-family-generic="swiss"/>
    <style:font-face style:name="Noto Sans CJK SC Regular" svg:font-family="'Noto Sans CJK SC 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adornments="Heavy"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style:font-face style:name="Helvetica CE" svg:font-family="'Helvetica CE'" style:font-adornments="Regular" style:font-family-generic="swiss" style:font-pitch="variable"/>
  </office:font-face-decls>
  <office:automatic-styles>
    <style:style style:name="Table1" style:family="table">
      <style:table-properties style:width="6.6903in" table:align="left"/>
    </style:style>
    <style:style style:name="Table1.A" style:family="table-column">
      <style:table-column-properties style:column-width="1.0486in"/>
    </style:style>
    <style:style style:name="Table1.B" style:family="table-column">
      <style:table-column-properties style:column-width="1.4896in"/>
    </style:style>
    <style:style style:name="Table1.C" style:family="table-column">
      <style:table-column-properties style:column-width="2.3132in"/>
    </style:style>
    <style:style style:name="Table1.D" style:family="table-column">
      <style:table-column-properties style:column-width="1.8389in"/>
    </style:style>
    <style:style style:name="Table1.A1" style:family="table-cell">
      <style:table-cell-properties style:vertical-align="middle" fo:padding="0.0194in" fo:border="none"/>
    </style:style>
    <style:style style:name="P1" style:family="paragraph" style:parent-style-name="Text_20_body">
      <style:text-properties fo:language="en" fo:country="US"/>
    </style:style>
    <style:style style:name="P2" style:family="paragraph" style:parent-style-name="Text_20_body">
      <style:paragraph-properties fo:margin-top="0.25in" fo:margin-bottom="0in" loext:contextual-spacing="false"/>
    </style:style>
    <style:style style:name="P3" style:family="paragraph" style:parent-style-name="Text_20_body">
      <style:paragraph-properties fo:margin-left="0in" fo:margin-right="0in" fo:margin-top="0.25in" fo:margin-bottom="0in" loext:contextual-spacing="false" fo:text-indent="0in" style:auto-text-indent="false"/>
    </style:style>
    <style:style style:name="P4" style:family="paragraph" style:list-style-name="L2"/>
    <style:style style:name="P5" style:family="paragraph" style:list-style-name="L3">
      <style:text-properties fo:language="en" fo:country="US"/>
    </style:style>
    <style:style style:name="P6" style:family="paragraph" style:parent-style-name="Table_20_Contents">
      <style:text-properties fo:language="en" fo:country="US"/>
    </style:style>
    <style:style style:name="P7" style:family="paragraph">
      <style:text-properties fo:language="en" fo:country="US"/>
    </style:style>
    <style:style style:name="P8" style:family="paragraph">
      <style:text-properties fo:language="en" fo:country="US"/>
    </style:style>
    <style:style style:name="P9" style:family="paragraph" style:master-page-name="HTML">
      <style:paragraph-properties style:page-number="auto"/>
      <style:text-properties fo:language="en" fo:country="US"/>
    </style:style>
    <style:style style:name="T1" style:family="text">
      <style:text-properties style:font-name="Times New Roman2"/>
    </style:style>
    <style:style style:name="T2" style:family="text">
      <style:text-properties fo:font-size="10pt"/>
    </style:style>
    <style:style style:name="T3" style:family="text">
      <style:text-properties fo:language="en" fo:country="U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Spanish for speakers of Latin</text:p>
      <text:p text:style-name="P1">Written By Luke Stevens</text:p>
      <text:p text:style-name="P1">This page is intended to introduce an English speaker familiar with Latin and learning Spanish to the correspondences and differences between the two languages and the skills necessary to apply knowledge of Latin in studying Spanish.</text:p>
      <text:list xml:id="list2203904403029323745" text:style-name="L2">
        <text:list-item>
          <text:p><text:a xlink:type="simple" xlink:href="http://mertsahinoglu.com/research/spanish-for-speakers-of-latin/#history" text:style-name="Internet_20_link" text:visited-style-name="Visited_20_Internet_20_Link"><text:span text:style-name="T3">The Historical Background</text:span></text:a></text:p>
        </text:list-item>
        <text:list-item>
          <text:p><text:a xlink:type="simple" xlink:href="http://mertsahinoglu.com/research/spanish-for-speakers-of-latin/#orthography" text:style-name="Internet_20_link" text:visited-style-name="Visited_20_Internet_20_Link"><text:span text:style-name="T3">Orthography &amp; Pronunciation</text:span></text:a></text:p>
        </text:list-item>
        <text:list-item>
          <text:p><text:a xlink:type="simple" xlink:href="http://mertsahinoglu.com/research/spanish-for-speakers-of-latin/#phonetics" text:style-name="Internet_20_link" text:visited-style-name="Visited_20_Internet_20_Link"><text:span text:style-name="T3">Patterns of Phonetic Transformation</text:span></text:a></text:p>
        </text:list-item>
        <text:list-item>
          <text:p><text:a xlink:type="simple" xlink:href="http://mertsahinoglu.com/research/spanish-for-speakers-of-latin/#grammar" text:style-name="Internet_20_link" text:visited-style-name="Visited_20_Internet_20_Link"><text:span text:style-name="T3">Grammatical Development</text:span></text:a></text:p>
        </text:list-item>
        <text:list-item>
          <text:p><text:a xlink:type="simple" xlink:href="http://mertsahinoglu.com/research/spanish-for-speakers-of-latin/#derivatives" text:style-name="Internet_20_link" text:visited-style-name="Visited_20_Internet_20_Link"><text:span text:style-name="T3">Essential Derivatives</text:span></text:a></text:p>
        </text:list-item>
        <text:list-item>
          <text:p><text:a xlink:type="simple" xlink:href="http://mertsahinoglu.com/research/spanish-for-speakers-of-latin/#portuguese" text:style-name="Internet_20_link" text:visited-style-name="Visited_20_Internet_20_Link"><text:span text:style-name="T3">Portuguese</text:span></text:a></text:p>
        </text:list-item>
      </text:list>
      <text:p text:style-name="Text_20_body"><text:span text:style-name="T3">I am by no means an expert on the matter. I am not even fluent in Spanish. This is just my own set of observations, which may not be wholly accurate. </text:span><text:a xlink:type="simple" xlink:href="mailto:anfortas@geocities.com" text:style-name="Internet_20_link" text:visited-style-name="Visited_20_Internet_20_Link"><text:span text:style-name="T3">Comments</text:span></text:a><text:span text:style-name="T3"> are welcome.</text:span></text:p>
      <text:p text:style-name="Text_20_body"><text:span text:style-name="T3">For further reading I highly recommend </text:span><text:span text:style-name="Emphasis"><text:span text:style-name="T3">The Loom of Language</text:span></text:span><text:span text:style-name="T3">, by Frederick Bodmer.</text:span></text:p>
      <text:h text:outline-level="2"><text:bookmark text:name="history"/>The Historical Background</text:h>
      <text:p text:style-name="Text_20_body"><text:span text:style-name="T3">Spanish is ultimately a derivative of Latin. Classical Latin as we know it is a rather artificial, formal, and archaic version of what was actually spoken in the days of the Roman Empire. This kind of Latin ceased to be in colloquial use sometime around the second century BC, but its use in oration and especially writing has continued down to the present day. But the language spoken by the common man, and promulgated by the advancing Roman legions, was vulgar Latin (not so called because it used naughty words, but because it was spoken by the </text:span><text:span text:style-name="Emphasis"><text:span text:style-name="T3">vulgus</text:span></text:span><text:span text:style-name="T3">). As nearly always happens with living languages, the vulgar Latin diverged greatly over time from classical Latin, which remained essentially intact, and became a base corruption of its former self (though in truth, </text:span><text:span text:style-name="Emphasis"><text:span text:style-name="T3">all</text:span></text:span><text:span text:style-name="T3"> natural languages are corruptions of their former selves). After the collapse of the Empire in the fifth century, the remnants of the Empire that continued to speak vulgar Latin developed local dialects that grew into distinct languages, now called the Romance languages (not because they are so romantic, but because they derive from the language of the Romans), such as French, Italian, Portuguese and Romanian. So in a sense Latin has never ceased to be spoken in Rome; it is merely that we call the Latin now spoken there Italian.</text:span></text:p>
      <text:p text:style-name="Text_20_body"><text:span text:style-name="T3">This vulgar Latin had a way of making things simpler, for the most part. Anyone who has taken the time to learn all the 150 or so ways to conjugate a Latin verb will appreciate this. The neuter gender disappeared. Diphthongs collapsed, and a few letters shifted pronunciation slightly. The cases of nouns began to merge, first the accusative (which had long lost its final </text:span><text:span text:style-name="Emphasis"><text:span text:style-name="T3">-m</text:span></text:span><text:span text:style-name="T3"> in the singular) with the nominative, then the ablative with the dative, then the genitive with these latter two, until finally, as in English, cases were abandoned altogether except with certain pronouns. To fill the linguistic void of meaning, prepositions were used more and more; e.g., </text:span><text:span text:style-name="Emphasis"><text:span text:style-name="T3">de</text:span></text:span><text:span text:style-name="T3"> was used before a noun instead of putting it in the genitive case. Something analogous happened with verbs, but to a lesser extent. Periphrastics, roundabout but simple ways of avoiding conjugating a verb, began to be used widely. And of course there was a large influx of Greek and Germanic words into the vocabulary, as well as subtle changes of usage. Thus, e.g., </text:span><text:span text:style-name="Emphasis"><text:span text:style-name="T3">equus</text:span></text:span><text:span text:style-name="T3"> (horse) found itself utterly replaced with the less dignified but more familiar </text:span><text:span text:style-name="Emphasis"><text:span text:style-name="T3">caballus</text:span></text:span><text:span text:style-name="T3"> (nag), much as in English we understand </text:span><text:span text:style-name="Emphasis"><text:span text:style-name="T3">steed</text:span></text:span><text:span text:style-name="T3"> but always say </text:span><text:span text:style-name="Emphasis"><text:span text:style-name="T3">horse</text:span></text:span><text:span text:style-name="T3"> instead. With travel, trade, and communication still thriving, the changes made their way through the Empire with relative uniformity until the bitter end, except in Romania, which was abandoned very early on and became shrouded in mystery for a millennium, but somehow managed to retain the most </text:span><text:soft-page-break/><text:span text:style-name="T3">archaic vulgar Latin. It is really after the various barbarian tribes seized the shattered pieces of the Empire, and through constant warfare confined the population to whatever little territories they could defend, that local dialects slowly ceased to be mutually intelligible.</text:span></text:p>
      <text:p text:style-name="Text_20_body"><text:span text:style-name="T3">One very successful group of these barbarian invaders who carved out a huge slice of the Empire for themselves was the Visigoths. Over the course of six centuries they came down from Scandinavia, southeast into Russia, where they were put to flight by the awesome rising power of the Huns, south into Macedonia, where they begged the Romans for refuge, and on being refused astonished the world by annihilating the greater part of the entire Roman military, west into the now defenseless Italy, where they captured and looted Rome itself, and farther west until they finally settled in what is now France and Spain. By then they had adopted much of Roman culture and picked up Latin, and they easily merged with the Romans already there. But in the transition from Gothic to vulgar Latin they left an indelible mark on the language. The ancient name for the Iberian Peninsula (where Spain lies) had been </text:span><text:span text:style-name="Emphasis"><text:span text:style-name="T3">Hispania</text:span></text:span><text:span text:style-name="T3">, and from that the language spoken there became called </text:span><text:span text:style-name="Emphasis"><text:span text:style-name="T3">Español</text:span></text:span><text:span text:style-name="T3">, </text:span><text:span text:style-name="Emphasis"><text:span text:style-name="T3">Spanish</text:span></text:span><text:span text:style-name="T3">.</text:span></text:p>
      <text:p text:style-name="P1">The tide soon turned, however, and these people who spoke the earliest Spanish found themselves a few centuries later overwhelmed by the advancing power of the Moors from the south and the Franks from the north. Those that were not conquered fled to the hills, or more precisely, the Pyrenees. The Franks were another barbarian tribe, who had spoken a Germanic language related to Gothic, and had, like the Goths, adopted their own dialect of Latin, which would become Old French. The Moors were Muslim invaders from northern Africa who spoke mostly Arabic. These two, who would both leave their mark on the Spanish language, clashed in an epic struggle that ended with the Moors driven back to the greater part of Spain, the Franks holding most of Western Europe, and the Spaniards, besides those already under the tolerant and relatively peaceful rule of the Moors, still straddling the mountainous border.</text:p>
      <text:p text:style-name="P1">This was how it remained for centuries, until all the northern Spanish speakers had been absorbed into modern France, while the little kingdoms on the southern side of the Pyrenees gained the upper hand over the Moors and finally drove them off the continent. Yes, they, along with the Jews, were literally expelled from the newly united Spain, unless they converted to Christianity. The year was 1492, and Ferdinand and Isabella had united their two great realms and seized the last remnants of Moorish territory, creating modern Spain. As a small token of their thanks to God, they agreed to fund a now famous mariner in his holy quest to seek a western route to the east. This of course was Christopher Columbus, and thanks to his discoveries, Spain was quickly able to add two continents to its empire. It would have been impossible to introduce their religion and their advanced civilization to the new world without also bringing their language. Thus even to this day, all of the western hemisphere speaks Spanish except the northernmost extremities, taken by English and French colonists, and a huge chunk of South America that went to Portugal, the little kingdom that shares the Iberian Peninsula with Spain and has remained independent to this day, with a language of its own closely resembling Spanish.</text:p>
      <text:p text:style-name="Text_20_body"><text:span text:style-name="T3">This is how Spanish has come to establish itself today. By a series of lucky coincidences, it has become more and more like English. First, note that the Goths, Franks, Saxons, and Vikings </text:span><text:span text:style-name="Emphasis"><text:span text:style-name="T3">all</text:span></text:span><text:span text:style-name="T3"> spoke related Germanic languages. When these various tribes began to learn Latin, they naturally preferred ways of saying things that were closest to what they already knew. When the English were conquered by the Normans (Vikings from Normandy who spoke Old French), they subsequently replaced over nine tenths of their language with Norman French, and later imported a slew of words directly from Latin. Thus both Spanish and English derive from a base of Germanic language speakers learning dialects of vulgar Latin from </text:span><text:span text:style-name="Emphasis"><text:span text:style-name="T3">adjacent</text:span></text:span><text:span text:style-name="T3"> regions. The upshot is that the </text:span><text:span text:style-name="Emphasis"><text:span text:style-name="T3">feel</text:span></text:span><text:span text:style-name="T3"> of Spanish, including the structure, the vocabulary, and the very way of looking at things, is very much like English, much more so than Latin is, and far more so than, say, Sanskrit. But because Spanish is directly derived from Latin, whereas English has had Latin grafted on somewhat gradually and haphazardly, a knowledge of the original Latin still contributes a great deal more to understanding Spanish and is very helpful for dealing with both languages.</text:span></text:p>
      <text:h text:outline-level="2"><text:bookmark text:name="orthography"/>Orthography &amp; Pronunciation</text:h>
      <text:h text:outline-level="3">Accent</text:h>
      <text:p text:style-name="Text_20_body"><text:span text:style-name="T3">For the most part, the accent in a Spanish word falls on the same syllable that it did in the Latin word, </text:span><text:soft-page-break/><text:span text:style-name="T3">regardless of whether final syllables have been lost. Since all vowels have the same quantity, the rule for placing the accent is simpler: the accent falls on the penult of words ending in a vowel or in </text:span><text:span text:style-name="Strong_20_Emphasis"><text:span text:style-name="T3">n</text:span></text:span><text:span text:style-name="T3"> or </text:span><text:span text:style-name="Strong_20_Emphasis"><text:span text:style-name="T3">s</text:span></text:span><text:span text:style-name="T3"> (probably because </text:span><text:span text:style-name="Strong_20_Emphasis"><text:span text:style-name="T3">n</text:span></text:span><text:span text:style-name="T3"> and </text:span><text:span text:style-name="Strong_20_Emphasis"><text:span text:style-name="T3">s</text:span></text:span><text:span text:style-name="T3"> are personal endings for verbs); and on the last syllable of words ending in any other consonant. Whenever a word does not follow this rule (and sometimes even when it does, to distinguish homographs), the accented vowel bears an acute accent (</text:span><text:span text:style-name="Strong_20_Emphasis"><text:span text:style-name="T3">´</text:span></text:span><text:span text:style-name="T3">).</text:span></text:p>
      <text:p text:style-name="Text_20_body"><text:span text:style-name="T3">e.g.: </text:span><text:span text:style-name="Strong_20_Emphasis"><text:span text:style-name="T3">abogado</text:span></text:span><text:span text:style-name="T3">, accented on penult (3rd syllable)</text:span></text:p>
      <text:p text:style-name="Text_20_body"><text:span text:style-name="T3">e.g.: </text:span><text:span text:style-name="Strong_20_Emphasis"><text:span text:style-name="T3">tomo</text:span></text:span><text:span text:style-name="T3">, accented on penult (1st syllable)</text:span></text:p>
      <text:p text:style-name="Text_20_body"><text:span text:style-name="T3">e.g.: </text:span><text:span text:style-name="Strong_20_Emphasis"><text:span text:style-name="T3">tomas</text:span></text:span><text:span text:style-name="T3">, accented on penult (1st syllable)</text:span></text:p>
      <text:p text:style-name="Text_20_body"><text:span text:style-name="T3">e.g.: </text:span><text:span text:style-name="Strong_20_Emphasis"><text:span text:style-name="T3">toman</text:span></text:span><text:span text:style-name="T3">, accented on penult (1st syllable)</text:span></text:p>
      <text:p text:style-name="Text_20_body"><text:span text:style-name="T3">e.g.: </text:span><text:span text:style-name="Strong_20_Emphasis"><text:span text:style-name="T3">tomar</text:span></text:span><text:span text:style-name="T3">, accented on last syllable</text:span></text:p>
      <text:p text:style-name="Text_20_body"><text:span text:style-name="T3">e.g.: </text:span><text:span text:style-name="Strong_20_Emphasis"><text:span text:style-name="T3">balcón</text:span></text:span><text:span text:style-name="T3">, accented on 2nd syllable</text:span></text:p>
      <text:p text:style-name="Text_20_body"><text:span text:style-name="T3">e.g.: </text:span><text:span text:style-name="Strong_20_Emphasis"><text:span text:style-name="T3">teléfono</text:span></text:span><text:span text:style-name="T3">, accented on 2nd syllable</text:span></text:p>
      <text:p text:style-name="Text_20_body"><text:span text:style-name="T3">e.g.: </text:span><text:span text:style-name="Strong_20_Emphasis"><text:span text:style-name="T3">cuándo</text:span></text:span><text:span text:style-name="T3">, accented on 1st syllable</text:span></text:p>
      <text:h text:outline-level="3">Vowels</text:h>
      <text:p text:style-name="Text_20_body"><text:span text:style-name="T3">The vowels of Spanish are the same as in Latin, except that all distinction of quantity is lost, and </text:span><text:span text:style-name="Strong_20_Emphasis"><text:span text:style-name="T3">y</text:span></text:span><text:span text:style-name="T3"> is treated as identical to </text:span><text:span text:style-name="Strong_20_Emphasis"><text:span text:style-name="T3">i</text:span></text:span><text:span text:style-name="T3">. They are pronounced like the Latin long vowels but are generally held for only a very short time. This feature of the language allows Spanish speakers to comfortably speak at nearly twice the rate of English. English speakers should particularly be aware that there is no </text:span><text:span text:style-name="Emphasis"><text:span text:style-name="T3">y</text:span></text:span><text:span text:style-name="T3"> sound at the end of the vowels </text:span><text:span text:style-name="Strong_20_Emphasis"><text:span text:style-name="T3">e</text:span></text:span><text:span text:style-name="T3"> and </text:span><text:span text:style-name="Strong_20_Emphasis"><text:span text:style-name="T3">i</text:span></text:span><text:span text:style-name="T3">, nor a </text:span><text:span text:style-name="Emphasis"><text:span text:style-name="T3">w</text:span></text:span><text:span text:style-name="T3"> sound at the end of </text:span><text:span text:style-name="Strong_20_Emphasis"><text:span text:style-name="T3">o</text:span></text:span><text:span text:style-name="T3"> and </text:span><text:span text:style-name="Strong_20_Emphasis"><text:span text:style-name="T3">u</text:span></text:span><text:span text:style-name="T3">.</text:span></text:p>
      <text:p text:style-name="Text_20_body"><text:span text:style-name="T3">e.g.: </text:span><text:span text:style-name="Strong_20_Emphasis"><text:span text:style-name="T3">lego</text:span></text:span><text:span text:style-name="T3"> as Latin </text:span><text:span text:style-name="Strong_20_Emphasis"><text:span text:style-name="T3">lego</text:span></text:span><text:span text:style-name="T3"> (not as </text:span><text:span text:style-name="Emphasis"><text:span text:style-name="T3">leygow</text:span></text:span><text:span text:style-name="T3">)</text:span></text:p>
      <text:p text:style-name="Text_20_body"><text:span text:style-name="T3">Diphthongs are basically as in Latin, but </text:span><text:span text:style-name="Strong_20_Emphasis"><text:span text:style-name="T3">ae</text:span></text:span><text:span text:style-name="T3"> and </text:span><text:span text:style-name="Strong_20_Emphasis"><text:span text:style-name="T3">oe</text:span></text:span><text:span text:style-name="T3"> are written </text:span><text:span text:style-name="Strong_20_Emphasis"><text:span text:style-name="T3">ai</text:span></text:span><text:span text:style-name="T3"> and </text:span><text:span text:style-name="Strong_20_Emphasis"><text:span text:style-name="T3">oi</text:span></text:span><text:span text:style-name="T3">, with the former no longer forming a diphthong.</text:span></text:p>
      <text:p text:style-name="Text_20_body"><text:span text:style-name="T3">e.g. </text:span><text:span text:style-name="Strong_20_Emphasis"><text:span text:style-name="T3">traer</text:span></text:span><text:span text:style-name="T3"> as </text:span><text:span text:style-name="Emphasis"><text:span text:style-name="T3">tra-ér</text:span></text:span><text:span text:style-name="T3">, two syllables</text:span></text:p>
      <text:p text:style-name="Text_20_body"><text:span text:style-name="T3">e.g. </text:span><text:span text:style-name="Strong_20_Emphasis"><text:span text:style-name="T3">traigo</text:span></text:span><text:span text:style-name="T3">, as </text:span><text:span text:style-name="Emphasis"><text:span text:style-name="T3">trai-go</text:span></text:span><text:span text:style-name="T3">, two syllables</text:span></text:p>
      <text:p text:style-name="Text_20_body"><text:span text:style-name="T3">The letter </text:span><text:span text:style-name="Strong_20_Emphasis"><text:span text:style-name="T3">u</text:span></text:span><text:span text:style-name="T3">, when following </text:span><text:span text:style-name="Strong_20_Emphasis"><text:span text:style-name="T3">g</text:span></text:span><text:span text:style-name="T3"> or </text:span><text:span text:style-name="Strong_20_Emphasis"><text:span text:style-name="T3">q</text:span></text:span><text:span text:style-name="T3"> and preceding </text:span><text:span text:style-name="Strong_20_Emphasis"><text:span text:style-name="T3">e</text:span></text:span><text:span text:style-name="T3"> or </text:span><text:span text:style-name="Strong_20_Emphasis"><text:span text:style-name="T3">i</text:span></text:span><text:span text:style-name="T3">, is silent, unless it has a dieresis (</text:span><text:span text:style-name="Strong_20_Emphasis"><text:span text:style-name="T3">¨</text:span></text:span><text:span text:style-name="T3">). This is the </text:span><text:span text:style-name="Emphasis"><text:span text:style-name="T3">only </text:span></text:span><text:span text:style-name="T3">silent vowel in Spanish. Otherwise </text:span><text:span text:style-name="Strong_20_Emphasis"><text:span text:style-name="T3">u</text:span></text:span><text:span text:style-name="T3"> follows the same rules that apply in Latin, as for becoming a </text:span><text:span text:style-name="Emphasis"><text:span text:style-name="T3">w</text:span></text:span><text:span text:style-name="T3"> sound. Note that instead of writing </text:span><text:span text:style-name="Strong_20_Emphasis"><text:span text:style-name="T3">qü</text:span></text:span><text:span text:style-name="T3">, Spanish simply changes to </text:span><text:span text:style-name="Strong_20_Emphasis"><text:span text:style-name="T3">cu</text:span></text:span><text:span text:style-name="T3">. Therefore remember that unlike Latin, </text:span><text:span text:style-name="Strong_20_Emphasis"><text:span text:style-name="T3">qu</text:span></text:span><text:span text:style-name="T3"> </text:span><text:span text:style-name="Emphasis"><text:span text:style-name="T3">always</text:span></text:span><text:span text:style-name="T3"> equals </text:span><text:span text:style-name="Strong_20_Emphasis"><text:span text:style-name="T3">k</text:span></text:span><text:span text:style-name="T3">.</text:span></text:p>
      <text:p text:style-name="Text_20_body"><text:span text:style-name="T3">e.g.: </text:span><text:span text:style-name="Strong_20_Emphasis"><text:span text:style-name="T3">agua</text:span></text:span><text:span text:style-name="T3"> as </text:span><text:span text:style-name="Emphasis"><text:span text:style-name="T3">agwa</text:span></text:span></text:p>
      <text:p text:style-name="Text_20_body"><text:span text:style-name="T3">e.g.: </text:span><text:span text:style-name="Strong_20_Emphasis"><text:span text:style-name="T3">agüero</text:span></text:span><text:span text:style-name="T3"> as </text:span><text:span text:style-name="Emphasis"><text:span text:style-name="T3">agwero</text:span></text:span></text:p>
      <text:p text:style-name="Text_20_body"><text:span text:style-name="T3">e.g.: </text:span><text:span text:style-name="Strong_20_Emphasis"><text:span text:style-name="T3">águila</text:span></text:span><text:span text:style-name="T3"> as </text:span><text:span text:style-name="Emphasis"><text:span text:style-name="T3">agila</text:span></text:span><text:span text:style-name="T3"> (silent </text:span><text:span text:style-name="Strong_20_Emphasis"><text:span text:style-name="T3">u</text:span></text:span><text:span text:style-name="T3">)</text:span></text:p>
      <text:p text:style-name="Text_20_body"><text:span text:style-name="T3">e.g.: </text:span><text:span text:style-name="Strong_20_Emphasis"><text:span text:style-name="T3">aquel</text:span></text:span><text:span text:style-name="T3"> as </text:span><text:span text:style-name="Emphasis"><text:span text:style-name="T3">akél</text:span></text:span><text:span text:style-name="T3"> (silent </text:span><text:span text:style-name="Strong_20_Emphasis"><text:span text:style-name="T3">u</text:span></text:span><text:span text:style-name="T3">)</text:span></text:p>
      <text:p text:style-name="Text_20_body"><text:span text:style-name="T3">e.g.: </text:span><text:span text:style-name="Strong_20_Emphasis"><text:span text:style-name="T3">acuerdo</text:span></text:span><text:span text:style-name="T3"> as </text:span><text:span text:style-name="Emphasis"><text:span text:style-name="T3">aquerdo</text:span></text:span></text:p>
      <text:p text:style-name="Text_20_body"><text:span text:style-name="T3">This is particularly important for interrogatives. All the </text:span><text:span text:style-name="Emphasis"><text:span text:style-name="T3">wh-</text:span></text:span><text:span text:style-name="T3"> words in English (</text:span><text:span text:style-name="Emphasis"><text:span text:style-name="T3">who</text:span></text:span><text:span text:style-name="T3">, </text:span><text:span text:style-name="Emphasis"><text:span text:style-name="T3">what</text:span></text:span><text:span text:style-name="T3">, </text:span><text:span text:style-name="Emphasis"><text:span text:style-name="T3">where</text:span></text:span><text:span text:style-name="T3">, </text:span><text:span text:style-name="Emphasis"><text:span text:style-name="T3">when</text:span></text:span><text:span text:style-name="T3">, </text:span><text:span text:style-name="Emphasis"><text:span text:style-name="T3">why</text:span></text:span><text:span text:style-name="T3">, </text:span><text:span text:style-name="Emphasis"><text:span text:style-name="T3">which</text:span></text:span><text:span text:style-name="T3">, etc.) are derived from Old English </text:span><text:span text:style-name="Emphasis"><text:span text:style-name="T3">hw-</text:span></text:span><text:span text:style-name="T3">, where </text:span><text:span text:style-name="Emphasis"><text:span text:style-name="T3">h</text:span></text:span><text:span text:style-name="T3"> was pronounced as a fricative </text:span><text:span text:style-name="Emphasis"><text:span text:style-name="T3">k</text:span></text:span><text:span text:style-name="T3">, but together they form a sort of voiceless </text:span><text:span text:style-name="Emphasis"><text:span text:style-name="T3">w</text:span></text:span><text:span text:style-name="T3">. You can still hear this in some parts of Britain. Now, Old English </text:span><text:span text:style-name="Emphasis"><text:span text:style-name="T3">h</text:span></text:span><text:span text:style-name="T3"> was a softening of </text:span><text:span text:style-name="Strong_20_Emphasis"><text:span text:style-name="T3">c</text:span></text:span><text:span text:style-name="T3"> at the beginnings of words, and hence </text:span><text:span text:style-name="Strong_20_Emphasis"><text:span text:style-name="T3">house</text:span></text:span><text:span text:style-name="T3"> = </text:span><text:span text:style-name="Strong_20_Emphasis"><text:span text:style-name="T3">casa</text:span></text:span><text:span text:style-name="T3">. The </text:span><text:span text:style-name="Emphasis"><text:span text:style-name="T3">hw-</text:span></text:span><text:span text:style-name="T3"> is likewise cognate with Latin </text:span><text:span text:style-name="Strong_20_Emphasis"><text:span text:style-name="T3">qu</text:span></text:span><text:span text:style-name="T3">-, and this unique sound explains the very existence of the letter </text:span><text:span text:style-name="Strong_20_Emphasis"><text:span text:style-name="T3">q</text:span></text:span><text:span text:style-name="T3">, which would otherwise be identical to </text:span><text:span text:style-name="Strong_20_Emphasis"><text:span text:style-name="T3">c</text:span></text:span><text:span text:style-name="T3">. Once you understand this, you can begin to see interrogative cognates. Note that Spanish uses an accent to distinguish interrogative pronouns from relative pronouns.</text:span></text:p>
      <text:p text:style-name="Text_20_body"><text:soft-page-break/><text:span text:style-name="T3">e.g.: </text:span><text:span text:style-name="Strong_20_Emphasis"><text:span text:style-name="T3">what</text:span></text:span><text:span text:style-name="T3"> = </text:span><text:span text:style-name="Strong_20_Emphasis"><text:span text:style-name="T3">quid</text:span></text:span><text:span text:style-name="T3"> = </text:span><text:span text:style-name="Strong_20_Emphasis"><text:span text:style-name="T3">qué </text:span></text:span><text:span text:style-name="T3">(pronounced </text:span><text:span text:style-name="Emphasis"><text:span text:style-name="T3">ké</text:span></text:span><text:span text:style-name="T3">)</text:span></text:p>
      <text:p text:style-name="Text_20_body"><text:span text:style-name="T3">e.g.: </text:span><text:span text:style-name="Strong_20_Emphasis"><text:span text:style-name="T3">when</text:span></text:span><text:span text:style-name="T3"> = </text:span><text:span text:style-name="Strong_20_Emphasis"><text:span text:style-name="T3">quando</text:span></text:span><text:span text:style-name="T3"> = </text:span><text:span text:style-name="Strong_20_Emphasis"><text:span text:style-name="T3">cuándo</text:span></text:span><text:span text:style-name="T3"> (pronounced </text:span><text:span text:style-name="Emphasis"><text:span text:style-name="T3">quando</text:span></text:span><text:span text:style-name="T3">)</text:span></text:p>
      <text:p text:style-name="Text_20_body"><text:span text:style-name="T3">When an change of inflection changes whether a stem ending in </text:span><text:span text:style-name="Strong_20_Emphasis"><text:span text:style-name="T3">g</text:span></text:span><text:span text:style-name="T3"> or </text:span><text:span text:style-name="Strong_20_Emphasis"><text:span text:style-name="T3">gu</text:span></text:span><text:span text:style-name="T3"> is followed by </text:span><text:span text:style-name="Strong_20_Emphasis"><text:span text:style-name="T3">e </text:span></text:span><text:span text:style-name="T3">or </text:span><text:span text:style-name="Strong_20_Emphasis"><text:span text:style-name="T3">i</text:span></text:span><text:span text:style-name="T3">, the spelling changes to preserve the correct pronunciation (note that </text:span><text:span text:style-name="Strong_20_Emphasis"><text:span text:style-name="T3">g</text:span></text:span><text:span text:style-name="T3"> softens before </text:span><text:span text:style-name="Strong_20_Emphasis"><text:span text:style-name="T3">e</text:span></text:span><text:span text:style-name="T3"> or </text:span><text:span text:style-name="Strong_20_Emphasis"><text:span text:style-name="T3">i</text:span></text:span><text:span text:style-name="T3">, but a silent </text:span><text:span text:style-name="Strong_20_Emphasis"><text:span text:style-name="T3">u</text:span></text:span><text:span text:style-name="T3"> between them prevents it). Similarly, spelling changes to preserve hardness or softness of a final stem consonant when a change of inflection changes the following vowel. This happens with hard </text:span><text:span text:style-name="Strong_20_Emphasis"><text:span text:style-name="T3">c</text:span></text:span><text:span text:style-name="T3">/</text:span><text:span text:style-name="Strong_20_Emphasis"><text:span text:style-name="T3">qu</text:span></text:span><text:span text:style-name="T3"> and </text:span><text:span text:style-name="Strong_20_Emphasis"><text:span text:style-name="T3">g</text:span></text:span><text:span text:style-name="T3">/</text:span><text:span text:style-name="Strong_20_Emphasis"><text:span text:style-name="T3">gu</text:span></text:span><text:span text:style-name="T3"> and with soft </text:span><text:span text:style-name="Strong_20_Emphasis"><text:span text:style-name="T3">c</text:span></text:span><text:span text:style-name="T3">/</text:span><text:span text:style-name="Strong_20_Emphasis"><text:span text:style-name="T3">z</text:span></text:span><text:span text:style-name="T3"> and </text:span><text:span text:style-name="Strong_20_Emphasis"><text:span text:style-name="T3">g</text:span></text:span><text:span text:style-name="T3">/</text:span><text:span text:style-name="Strong_20_Emphasis"><text:span text:style-name="T3">j</text:span></text:span><text:span text:style-name="T3">.</text:span></text:p>
      <text:p text:style-name="Text_20_body"><text:span text:style-name="T3">e.g.: </text:span><text:span text:style-name="Strong_20_Emphasis"><text:span text:style-name="T3">antiguo</text:span></text:span><text:span text:style-name="T3">, </text:span><text:span text:style-name="Strong_20_Emphasis"><text:span text:style-name="T3">antigüedad</text:span></text:span></text:p>
      <text:p text:style-name="Text_20_body"><text:span text:style-name="T3">e.g.: </text:span><text:span text:style-name="Strong_20_Emphasis"><text:span text:style-name="T3">sigo</text:span></text:span><text:span text:style-name="T3">, </text:span><text:span text:style-name="Strong_20_Emphasis"><text:span text:style-name="T3">sigue</text:span></text:span></text:p>
      <text:p text:style-name="Text_20_body"><text:span text:style-name="T3">e.g.: </text:span><text:span text:style-name="Strong_20_Emphasis"><text:span text:style-name="T3">coger</text:span></text:span><text:span text:style-name="T3">, </text:span><text:span text:style-name="Strong_20_Emphasis"><text:span text:style-name="T3">cojo</text:span></text:span></text:p>
      <text:p text:style-name="Text_20_body"><text:span text:style-name="T3">e.g.: </text:span><text:span text:style-name="Strong_20_Emphasis"><text:span text:style-name="T3">tocar</text:span></text:span><text:span text:style-name="T3">, </text:span><text:span text:style-name="Strong_20_Emphasis"><text:span text:style-name="T3">toque</text:span></text:span></text:p>
      <text:p text:style-name="Text_20_body"><text:span text:style-name="T3">e.g.: </text:span><text:span text:style-name="Strong_20_Emphasis"><text:span text:style-name="T3">pez</text:span></text:span><text:span text:style-name="T3">, </text:span><text:span text:style-name="Strong_20_Emphasis"><text:span text:style-name="T3">peces</text:span></text:span></text:p>
      <text:h text:outline-level="3">Consonants</text:h>
      <text:p text:style-name="P1">The consonants of Spanish correspond to those of Latin, but Spanish has developed a few complications on the original scheme. The following letters are still always pronounced essentially as in Latin (and therefore as English usually does):</text:p>
      <text:p text:style-name="Text_20_body"><text:span text:style-name="Strong_20_Emphasis"><text:span text:style-name="T3">b</text:span></text:span><text:span text:style-name="T3">, </text:span><text:span text:style-name="Strong_20_Emphasis"><text:span text:style-name="T3">d</text:span></text:span><text:span text:style-name="T3">, </text:span><text:span text:style-name="Strong_20_Emphasis"><text:span text:style-name="T3">f</text:span></text:span><text:span text:style-name="T3">, </text:span><text:span text:style-name="Strong_20_Emphasis"><text:span text:style-name="T3">k</text:span></text:span><text:span text:style-name="T3">, </text:span><text:span text:style-name="Strong_20_Emphasis"><text:span text:style-name="T3">l</text:span></text:span><text:span text:style-name="T3">, </text:span><text:span text:style-name="Strong_20_Emphasis"><text:span text:style-name="T3">m</text:span></text:span><text:span text:style-name="T3">, </text:span><text:span text:style-name="Strong_20_Emphasis"><text:span text:style-name="T3">n</text:span></text:span><text:span text:style-name="T3">, </text:span><text:span text:style-name="Strong_20_Emphasis"><text:span text:style-name="T3">p</text:span></text:span><text:span text:style-name="T3">, </text:span><text:span text:style-name="Strong_20_Emphasis"><text:span text:style-name="T3">q</text:span></text:span><text:span text:style-name="T3">, </text:span><text:span text:style-name="Strong_20_Emphasis"><text:span text:style-name="T3">r</text:span></text:span><text:span text:style-name="T3">, </text:span><text:span text:style-name="Strong_20_Emphasis"><text:span text:style-name="T3">s</text:span></text:span><text:span text:style-name="T3">, </text:span><text:span text:style-name="Strong_20_Emphasis"><text:span text:style-name="T3">t</text:span></text:span></text:p>
      <text:p text:style-name="Text_20_body"><text:span text:style-name="T3">Several have slight non-phonemic variations, usually suppressed at the beginnings of phrases. The voiced stops </text:span><text:span text:style-name="Emphasis"><text:span text:style-name="T3">b</text:span></text:span><text:span text:style-name="T3">, </text:span><text:span text:style-name="Emphasis"><text:span text:style-name="T3">d</text:span></text:span><text:span text:style-name="T3">, and </text:span><text:span text:style-name="Emphasis"><text:span text:style-name="T3">g</text:span></text:span><text:span text:style-name="T3"> can be pronounced as fricatives (e.g., </text:span><text:span text:style-name="Emphasis"><text:span text:style-name="T3">d</text:span></text:span><text:span text:style-name="T3"> as the </text:span><text:span text:style-name="Emphasis"><text:span text:style-name="T3">th</text:span></text:span><text:span text:style-name="T3"> in </text:span><text:span text:style-name="Emphasis"><text:span text:style-name="T3">this</text:span></text:span><text:span text:style-name="T3">), and usually are. The </text:span><text:span text:style-name="Emphasis"><text:span text:style-name="T3">s</text:span></text:span><text:span text:style-name="T3"> sound can be (and, when written </text:span><text:span text:style-name="Strong_20_Emphasis"><text:span text:style-name="T3">c</text:span></text:span><text:span text:style-name="T3"> or </text:span><text:span text:style-name="Strong_20_Emphasis"><text:span text:style-name="T3">z</text:span></text:span><text:span text:style-name="T3">, is always, in parts of Spain) replaced with a voiceless </text:span><text:span text:style-name="Emphasis"><text:span text:style-name="T3">th</text:span></text:span><text:span text:style-name="T3">, as in </text:span><text:span text:style-name="Emphasis"><text:span text:style-name="T3">thin</text:span></text:span><text:span text:style-name="T3">, especially at the end of a syllable, and in that position it can colloquially soften further to </text:span><text:span text:style-name="Emphasis"><text:span text:style-name="T3">h</text:span></text:span><text:span text:style-name="T3"> and even be dropped, though generally only the Caribbean. (The same thing happened thoroughly in French, where the final </text:span><text:span text:style-name="Strong_20_Emphasis"><text:span text:style-name="T3">s</text:span></text:span><text:span text:style-name="T3"> of a syllable was dropped, leaving no trace but a circumflex on the preceding vowel; cf. Lat. </text:span><text:span text:style-name="Strong_20_Emphasis"><text:span text:style-name="T3">vestire</text:span></text:span><text:span text:style-name="T3">, Sp. </text:span><text:span text:style-name="Strong_20_Emphasis"><text:span text:style-name="T3">vestir</text:span></text:span><text:span text:style-name="T3">, Fr. </text:span><text:span text:style-name="Strong_20_Emphasis"><text:span text:style-name="T3">vêtir</text:span></text:span><text:span text:style-name="T3">.)</text:span></text:p>
      <text:p text:style-name="Text_20_body"><text:span text:style-name="Strong_20_Emphasis"><text:span text:style-name="T3">B</text:span></text:span><text:span text:style-name="T3"> &amp; </text:span><text:span text:style-name="Strong_20_Emphasis"><text:span text:style-name="T3">V</text:span></text:span><text:span text:style-name="T3">: For pronunciation these are identical in most dialects. This is the ultimate development of the letter </text:span><text:span text:style-name="Strong_20_Emphasis"><text:span text:style-name="T3">v</text:span></text:span><text:span text:style-name="T3"> from classical to vulgar Latin, where the </text:span><text:span text:style-name="Emphasis"><text:span text:style-name="T3">w</text:span></text:span><text:span text:style-name="T3"> sound was abandoned in favor of </text:span><text:span text:style-name="Strong_20_Emphasis"><text:span text:style-name="T3">b</text:span></text:span><text:span text:style-name="T3"> and </text:span><text:span text:style-name="Strong_20_Emphasis"><text:span text:style-name="T3">v</text:span></text:span><text:span text:style-name="T3"> (of English). Thus </text:span><text:span text:style-name="Strong_20_Emphasis"><text:span text:style-name="T3">boves</text:span></text:span><text:span text:style-name="T3">, </text:span><text:span text:style-name="Emphasis"><text:span text:style-name="T3">oxen</text:span></text:span><text:span text:style-name="T3">, was also written </text:span><text:span text:style-name="Strong_20_Emphasis"><text:span text:style-name="T3">bobes</text:span></text:span><text:span text:style-name="T3">. In Spanish these two letters can be pronounced as English </text:span><text:span text:style-name="Strong_20_Emphasis"><text:span text:style-name="T3">b</text:span></text:span><text:span text:style-name="T3"> or </text:span><text:span text:style-name="Strong_20_Emphasis"><text:span text:style-name="T3">v</text:span></text:span><text:span text:style-name="T3"> or as a fricative </text:span><text:span text:style-name="Strong_20_Emphasis"><text:span text:style-name="T3">b</text:span></text:span><text:span text:style-name="T3">, depending on the position and dialect. Thus, do not be surprised to hear </text:span><text:span text:style-name="Strong_20_Emphasis"><text:span text:style-name="T3">vivo</text:span></text:span><text:span text:style-name="T3"> said as </text:span><text:span text:style-name="Emphasis"><text:span text:style-name="T3">bivo</text:span></text:span><text:span text:style-name="T3"> or even </text:span><text:span text:style-name="Emphasis"><text:span text:style-name="T3">bibo</text:span></text:span><text:span text:style-name="T3">, nor </text:span><text:span text:style-name="Strong_20_Emphasis"><text:span text:style-name="T3">besar</text:span></text:span><text:span text:style-name="T3"> as </text:span><text:span text:style-name="Emphasis"><text:span text:style-name="T3">vesar</text:span></text:span><text:span text:style-name="T3">.</text:span></text:p>
      <text:p text:style-name="Text_20_body"><text:span text:style-name="Strong_20_Emphasis"><text:span text:style-name="T3">C</text:span></text:span><text:span text:style-name="T3"> &amp; </text:span><text:span text:style-name="Strong_20_Emphasis"><text:span text:style-name="T3">G</text:span></text:span><text:span text:style-name="T3">: In vulgar Latin, </text:span><text:span text:style-name="Strong_20_Emphasis"><text:span text:style-name="T3">c</text:span></text:span><text:span text:style-name="T3"> and </text:span><text:span text:style-name="Strong_20_Emphasis"><text:span text:style-name="T3">g</text:span></text:span><text:span text:style-name="T3"> began to soften before the frontal vowels </text:span><text:span text:style-name="Strong_20_Emphasis"><text:span text:style-name="T3">e</text:span></text:span><text:span text:style-name="T3"> and </text:span><text:span text:style-name="Strong_20_Emphasis"><text:span text:style-name="T3">i</text:span></text:span><text:span text:style-name="T3">. At first this simply meant pronouncing a frontal </text:span><text:span text:style-name="Strong_20_Emphasis"><text:span text:style-name="T3">c</text:span></text:span><text:span text:style-name="T3"> and </text:span><text:span text:style-name="Strong_20_Emphasis"><text:span text:style-name="T3">g</text:span></text:span><text:span text:style-name="T3"> (note how some languages, such as Arabic, distinguish the </text:span><text:span text:style-name="Emphasis"><text:span text:style-name="T3">k</text:span></text:span><text:span text:style-name="T3"> in </text:span><text:span text:style-name="Emphasis"><text:span text:style-name="T3">kudos</text:span></text:span><text:span text:style-name="T3"> from that in </text:span><text:span text:style-name="Emphasis"><text:span text:style-name="T3">key</text:span></text:span><text:span text:style-name="T3">), but very early on this became like English </text:span><text:span text:style-name="Emphasis"><text:span text:style-name="T3">ch</text:span></text:span><text:span text:style-name="T3"> and </text:span><text:span text:style-name="Emphasis"><text:span text:style-name="T3">j</text:span></text:span><text:span text:style-name="T3">, respectively, as can still be seen in Italian. That is why when classical writers began to take words from Greek, which had not undergone this change, they had to borrow the letter </text:span><text:span text:style-name="Strong_20_Emphasis"><text:span text:style-name="T3">k</text:span></text:span><text:span text:style-name="T3"> to represent the sound they could no longer write before </text:span><text:span text:style-name="Strong_20_Emphasis"><text:span text:style-name="T3">e</text:span></text:span><text:span text:style-name="T3"> and </text:span><text:span text:style-name="Strong_20_Emphasis"><text:span text:style-name="T3">i</text:span></text:span><text:span text:style-name="T3">. Precisely the same thing happened in English, when the Saxons, who used the soft </text:span><text:span text:style-name="Strong_20_Emphasis"><text:span text:style-name="T3">c</text:span></text:span><text:span text:style-name="T3"> and </text:span><text:span text:style-name="Strong_20_Emphasis"><text:span text:style-name="T3">g</text:span></text:span><text:span text:style-name="T3">, began to take words from the Vikings, who still pronounced them hard. But nothing could be done about the hard </text:span><text:span text:style-name="Strong_20_Emphasis"><text:span text:style-name="T3">g</text:span></text:span><text:span text:style-name="T3">’s, and thus to this day </text:span><text:span text:style-name="Strong_20_Emphasis"><text:span text:style-name="T3">c</text:span></text:span><text:span text:style-name="T3"> is always soft before </text:span><text:span text:style-name="Strong_20_Emphasis"><text:span text:style-name="T3">e</text:span></text:span><text:span text:style-name="T3"> and </text:span><text:span text:style-name="Strong_20_Emphasis"><text:span text:style-name="T3">i</text:span></text:span><text:span text:style-name="T3">, while </text:span><text:span text:style-name="Strong_20_Emphasis"><text:span text:style-name="T3">g</text:span></text:span><text:span text:style-name="T3"> is soft in all such words except those of Viking origin, such as </text:span><text:span text:style-name="Emphasis"><text:span text:style-name="T3">get</text:span></text:span><text:span text:style-name="T3">, </text:span><text:span text:style-name="Emphasis"><text:span text:style-name="T3">give</text:span></text:span><text:span text:style-name="T3">, </text:span><text:span text:style-name="Emphasis"><text:span text:style-name="T3">girl</text:span></text:span><text:span text:style-name="T3">, etc. In western Europe, soft </text:span><text:span text:style-name="Strong_20_Emphasis"><text:span text:style-name="T3">c</text:span></text:span><text:span text:style-name="T3"> continued to soften even further, until finally becoming identical with </text:span><text:span text:style-name="Strong_20_Emphasis"><text:span text:style-name="T3">s</text:span></text:span><text:span text:style-name="T3">, while soft </text:span><text:span text:style-name="Strong_20_Emphasis"><text:span text:style-name="T3">g</text:span></text:span><text:span text:style-name="T3"> become identical with </text:span><text:span text:style-name="Strong_20_Emphasis"><text:span text:style-name="T3">j</text:span></text:span><text:span text:style-name="T3">. But in Spain the </text:span><text:span text:style-name="Emphasis"><text:span text:style-name="T3">j</text:span></text:span><text:span text:style-name="T3"> sound took an odd twist, ending up near </text:span><text:span text:style-name="Emphasis"><text:span text:style-name="T3">h</text:span></text:span><text:span text:style-name="T3">; see below.</text:span></text:p>
      <text:p text:style-name="Text_20_body"><text:span text:style-name="T3">e.g.: </text:span><text:span text:style-name="Strong_20_Emphasis"><text:span text:style-name="T3">calor</text:span></text:span><text:span text:style-name="T3">, as in Latin</text:span></text:p>
      <text:p text:style-name="Text_20_body"><text:span text:style-name="T3">e.g.: </text:span><text:span text:style-name="Strong_20_Emphasis"><text:span text:style-name="T3">cinco</text:span></text:span><text:span text:style-name="T3">, as </text:span><text:span text:style-name="Emphasis"><text:span text:style-name="T3">sinco</text:span></text:span></text:p>
      <text:p text:style-name="Text_20_body"><text:span text:style-name="T3">e.g.: </text:span><text:span text:style-name="Strong_20_Emphasis"><text:span text:style-name="T3">gusta</text:span></text:span><text:span text:style-name="T3">, as in Latin</text:span></text:p>
      <text:p text:style-name="Text_20_body"><text:span text:style-name="T3">e.g.: </text:span><text:span text:style-name="Strong_20_Emphasis"><text:span text:style-name="T3">gente</text:span></text:span><text:span text:style-name="T3">, as </text:span><text:span text:style-name="Emphasis"><text:span text:style-name="T3">hente</text:span></text:span></text:p>
      <text:p text:style-name="Text_20_body"><text:soft-page-break/><text:span text:style-name="T3">e.g.: </text:span><text:span text:style-name="Strong_20_Emphasis"><text:span text:style-name="T3">Geraldo</text:span></text:span><text:span text:style-name="T3"> (the TV show), as English </text:span><text:span text:style-name="Emphasis"><text:span text:style-name="T3">Heraldo</text:span></text:span><text:span text:style-name="T3"> (not </text:span><text:span text:style-name="Emphasis"><text:span text:style-name="T3">Jeraldo</text:span></text:span><text:span text:style-name="T3">)</text:span></text:p>
      <text:p text:style-name="Text_20_body"><text:span text:style-name="Strong_20_Emphasis"><text:span text:style-name="T3">J</text:span></text:span><text:span text:style-name="T3">, </text:span><text:span text:style-name="Strong_20_Emphasis"><text:span text:style-name="T3">G</text:span></text:span><text:span text:style-name="T3">, &amp; </text:span><text:span text:style-name="Strong_20_Emphasis"><text:span text:style-name="T3">X</text:span></text:span><text:span text:style-name="T3">: In vulgar Latin the </text:span><text:span text:style-name="Emphasis"><text:span text:style-name="T3">y</text:span></text:span><text:span text:style-name="T3"> sound of </text:span><text:span text:style-name="Strong_20_Emphasis"><text:span text:style-name="T3">j</text:span></text:span><text:span text:style-name="T3"> turned into the nearest affricate, the soft </text:span><text:span text:style-name="Strong_20_Emphasis"><text:span text:style-name="T3">g</text:span></text:span><text:span text:style-name="T3">. (It should be noted that in Norman French, whence English derives, the affricates </text:span><text:span text:style-name="Emphasis"><text:span text:style-name="T3">ch</text:span></text:span><text:span text:style-name="T3"> and </text:span><text:span text:style-name="Emphasis"><text:span text:style-name="T3">j</text:span></text:span><text:span text:style-name="T3"> were used, as in </text:span><text:span text:style-name="Emphasis"><text:span text:style-name="T3">chop</text:span></text:span><text:span text:style-name="T3"> and </text:span><text:span text:style-name="Emphasis"><text:span text:style-name="T3">jug</text:span></text:span><text:span text:style-name="T3">; but in Parisian French, now dominant in France, these were fricatives, like the </text:span><text:span text:style-name="Emphasis"><text:span text:style-name="T3">ch</text:span></text:span><text:span text:style-name="T3"> and </text:span><text:span text:style-name="Emphasis"><text:span text:style-name="T3">g</text:span></text:span><text:span text:style-name="T3"> of </text:span><text:span text:style-name="Emphasis"><text:span text:style-name="T3">machine</text:span></text:span><text:span text:style-name="T3"> and </text:span><text:span text:style-name="Emphasis"><text:span text:style-name="T3">rouge</text:span></text:span><text:span text:style-name="T3">.) But in Spain the sound that these two shared ended up more like a fricative </text:span><text:span text:style-name="Emphasis"><text:span text:style-name="T3">g</text:span></text:span><text:span text:style-name="T3">, which soon lost its voice, to become a fricative </text:span><text:span text:style-name="Emphasis"><text:span text:style-name="T3">k</text:span></text:span><text:span text:style-name="T3">, like the </text:span><text:span text:style-name="Emphasis"><text:span text:style-name="T3">ch</text:span></text:span><text:span text:style-name="T3"> in </text:span><text:span text:style-name="Emphasis"><text:span text:style-name="T3">loch</text:span></text:span><text:span text:style-name="T3">. And so today in most of Spain the </text:span><text:span text:style-name="Strong_20_Emphasis"><text:span text:style-name="T3">j</text:span></text:span><text:span text:style-name="T3"> and soft </text:span><text:span text:style-name="Strong_20_Emphasis"><text:span text:style-name="T3">g</text:span></text:span><text:span text:style-name="T3"> are pronounced thus; but in Latin America, this sound further degenerated into the English </text:span><text:span text:style-name="Emphasis"><text:span text:style-name="T3">h</text:span></text:span><text:span text:style-name="T3">, which is in fact precisely the same course that the sound took in English. For reasons that are not entirely clear to me, </text:span><text:span text:style-name="Strong_20_Emphasis"><text:span text:style-name="T3">x</text:span></text:span><text:span text:style-name="T3"> took on the same sound as </text:span><text:span text:style-name="Strong_20_Emphasis"><text:span text:style-name="T3">j</text:span></text:span><text:span text:style-name="T3"> in certain proper nouns, while retaining its usual pronunciation in most other words.</text:span></text:p>
      <text:p text:style-name="Text_20_body"><text:span text:style-name="T3">e.g.: </text:span><text:span text:style-name="Strong_20_Emphasis"><text:span text:style-name="T3">jugo</text:span></text:span><text:span text:style-name="T3">, as </text:span><text:span text:style-name="Emphasis"><text:span text:style-name="T3">hugo</text:span></text:span><text:span text:style-name="T3"> (not as </text:span><text:span text:style-name="Emphasis"><text:span text:style-name="T3">jugo</text:span></text:span><text:span text:style-name="T3">, nor </text:span><text:span text:style-name="Emphasis"><text:span text:style-name="T3">yugo</text:span></text:span><text:span text:style-name="T3">, nor </text:span><text:span text:style-name="Emphasis"><text:span text:style-name="T3">Hyugo</text:span></text:span><text:span text:style-name="T3">)</text:span></text:p>
      <text:p text:style-name="Text_20_body"><text:span text:style-name="T3">e.g.: </text:span><text:span text:style-name="Strong_20_Emphasis"><text:span text:style-name="T3">gente</text:span></text:span><text:span text:style-name="T3">, as </text:span><text:span text:style-name="Emphasis"><text:span text:style-name="T3">hente</text:span></text:span></text:p>
      <text:p text:style-name="Text_20_body"><text:span text:style-name="T3">e.g.: </text:span><text:span text:style-name="Strong_20_Emphasis"><text:span text:style-name="T3">mexicano</text:span></text:span><text:span text:style-name="T3"> = </text:span><text:span text:style-name="Strong_20_Emphasis"><text:span text:style-name="T3">mejicano</text:span></text:span><text:span text:style-name="T3"> (Mexican)</text:span></text:p>
      <text:p text:style-name="Text_20_body"><text:span text:style-name="T3">e.g.: </text:span><text:span text:style-name="Strong_20_Emphasis"><text:span text:style-name="T3">texano</text:span></text:span><text:span text:style-name="T3"> = </text:span><text:span text:style-name="Strong_20_Emphasis"><text:span text:style-name="T3">tejano</text:span></text:span><text:span text:style-name="T3"> (Texan)</text:span></text:p>
      <text:p text:style-name="Text_20_body"><text:span text:style-name="T3">e.g.: </text:span><text:span text:style-name="Strong_20_Emphasis"><text:span text:style-name="T3">Ximeno</text:span></text:span><text:span text:style-name="T3"> = </text:span><text:span text:style-name="Strong_20_Emphasis"><text:span text:style-name="T3">Jimeno</text:span></text:span><text:span text:style-name="T3"> (a proper name)</text:span></text:p>
      <text:p text:style-name="Text_20_body"><text:span text:style-name="T3">e.g.: </text:span><text:span text:style-name="Strong_20_Emphasis"><text:span text:style-name="T3">éxito</text:span></text:span><text:span text:style-name="T3">, as in Latin</text:span></text:p>
      <text:p text:style-name="Text_20_body"><text:span text:style-name="T3">e.g.: </text:span><text:span text:style-name="Strong_20_Emphasis"><text:span text:style-name="T3">ejemplo</text:span></text:span><text:span text:style-name="T3">, as </text:span><text:span text:style-name="Emphasis"><text:span text:style-name="T3">ehemplo</text:span></text:span><text:span text:style-name="T3">, derived from Latin </text:span><text:span text:style-name="Strong_20_Emphasis"><text:span text:style-name="T3">exemplo</text:span></text:span></text:p>
      <text:p text:style-name="Text_20_body"><text:span text:style-name="Strong_20_Emphasis"><text:span text:style-name="T3">D</text:span></text:span><text:span text:style-name="T3"> &amp; </text:span><text:span text:style-name="Strong_20_Emphasis"><text:span text:style-name="T3">T</text:span></text:span><text:span text:style-name="T3">: Unlike English, most languages pronounce these with the tongue touching the teeth, rather than the front part of the roof of the mouth. This is the same position used to make the </text:span><text:span text:style-name="Emphasis"><text:span text:style-name="T3">th</text:span></text:span><text:span text:style-name="T3"> sound, and in fact the </text:span><text:span text:style-name="Strong_20_Emphasis"><text:span text:style-name="T3">d</text:span></text:span><text:span text:style-name="T3"> is often pronounced like the </text:span><text:span text:style-name="Emphasis"><text:span text:style-name="T3">th</text:span></text:span><text:span text:style-name="T3"> in </text:span><text:span text:style-name="Emphasis"><text:span text:style-name="T3">that</text:span></text:span><text:span text:style-name="T3">, but usually not to begin a phrase or after </text:span><text:span text:style-name="Strong_20_Emphasis"><text:span text:style-name="T3">n</text:span></text:span><text:span text:style-name="T3"> or </text:span><text:span text:style-name="Strong_20_Emphasis"><text:span text:style-name="T3">l</text:span></text:span><text:span text:style-name="T3">.</text:span></text:p>
      <text:p text:style-name="Text_20_body"><text:span text:style-name="T3">e.g.: </text:span><text:span text:style-name="Strong_20_Emphasis"><text:span text:style-name="T3">vendo</text:span></text:span><text:span text:style-name="T3">, as </text:span><text:span text:style-name="Emphasis"><text:span text:style-name="T3">vendo</text:span></text:span></text:p>
      <text:p text:style-name="Text_20_body"><text:span text:style-name="T3">e.g.: </text:span><text:span text:style-name="Strong_20_Emphasis"><text:span text:style-name="T3">todo</text:span></text:span><text:span text:style-name="T3">, as English </text:span><text:span text:style-name="Emphasis"><text:span text:style-name="T3">toe though</text:span></text:span><text:span text:style-name="T3"> (without the final </text:span><text:span text:style-name="Emphasis"><text:span text:style-name="T3">w</text:span></text:span><text:span text:style-name="T3"> sounds)</text:span></text:p>
      <text:p text:style-name="Text_20_body"><text:span text:style-name="Strong_20_Emphasis"><text:span text:style-name="T3">C</text:span></text:span><text:span text:style-name="T3"> &amp;</text:span><text:span text:style-name="Strong_20_Emphasis"><text:span text:style-name="T3"> Z</text:span></text:span><text:span text:style-name="T3">: The letter </text:span><text:span text:style-name="Strong_20_Emphasis"><text:span text:style-name="T3">z</text:span></text:span><text:span text:style-name="T3"> is essentially identical with </text:span><text:span text:style-name="Strong_20_Emphasis"><text:span text:style-name="T3">s</text:span></text:span><text:span text:style-name="T3">, except that it is used to complement the soft </text:span><text:span text:style-name="Strong_20_Emphasis"><text:span text:style-name="T3">c</text:span></text:span><text:span text:style-name="T3"> by replacing it before vowels other than </text:span><text:span text:style-name="Strong_20_Emphasis"><text:span text:style-name="T3">e</text:span></text:span><text:span text:style-name="T3"> and </text:span><text:span text:style-name="Strong_20_Emphasis"><text:span text:style-name="T3">i</text:span></text:span><text:span text:style-name="T3">. (Note that the word </text:span><text:span text:style-name="Emphasis"><text:span text:style-name="T3">cedilla</text:span></text:span><text:span text:style-name="T3">, which refers to the mark on </text:span><text:span text:style-name="Emphasis"><text:span text:style-name="T3">ç</text:span></text:span><text:span text:style-name="T3"> used in French and Portuguese to indicate a soft </text:span><text:span text:style-name="Emphasis"><text:span text:style-name="T3">c</text:span></text:span><text:span text:style-name="T3"> as in </text:span><text:span text:style-name="Emphasis"><text:span text:style-name="T3">façade</text:span></text:span><text:span text:style-name="T3">, derives from Spanish </text:span><text:span text:style-name="Emphasis"><text:span text:style-name="T3">zedilla</text:span></text:span><text:span text:style-name="T3">, meaning </text:span><text:span text:style-name="Emphasis"><text:span text:style-name="T3">little z</text:span></text:span><text:span text:style-name="T3">.) In Castilian Spanish, however, the pronunciation is like a voiceless </text:span><text:span text:style-name="Emphasis"><text:span text:style-name="T3">th</text:span></text:span><text:span text:style-name="T3">.</text:span></text:p>
      <text:p text:style-name="Text_20_body"><text:span text:style-name="T3">e.g.: </text:span><text:span text:style-name="Strong_20_Emphasis"><text:span text:style-name="T3">vez</text:span></text:span><text:span text:style-name="T3">, as </text:span><text:span text:style-name="Emphasis"><text:span text:style-name="T3">ves</text:span></text:span><text:span text:style-name="T3">, or </text:span><text:span text:style-name="Emphasis"><text:span text:style-name="T3">veth</text:span></text:span><text:span text:style-name="T3">, or even </text:span><text:span text:style-name="Emphasis"><text:span text:style-name="T3">veh</text:span></text:span><text:span text:style-name="T3"> (cf. the plural, </text:span><text:span text:style-name="Strong_20_Emphasis"><text:span text:style-name="T3">veces</text:span></text:span><text:span text:style-name="T3">)</text:span></text:p>
      <text:p text:style-name="Text_20_body"><text:span text:style-name="T3">e.g.: </text:span><text:span text:style-name="Strong_20_Emphasis"><text:span text:style-name="T3">hice</text:span></text:span><text:span text:style-name="T3">, as </text:span><text:span text:style-name="Emphasis"><text:span text:style-name="T3">hise</text:span></text:span><text:span text:style-name="T3">, becomes </text:span><text:span text:style-name="Strong_20_Emphasis"><text:span text:style-name="T3">hizo</text:span></text:span><text:span text:style-name="T3">, as </text:span><text:span text:style-name="Emphasis"><text:span text:style-name="T3">hiso</text:span></text:span><text:span text:style-name="T3">, in the third person</text:span></text:p>
      <text:p text:style-name="Text_20_body"><text:span text:style-name="Strong_20_Emphasis"><text:span text:style-name="T3">H</text:span></text:span><text:span text:style-name="T3"> is silent. Some dialects of English have already gone this way too. It only forms a digraph after </text:span><text:span text:style-name="Strong_20_Emphasis"><text:span text:style-name="T3">c</text:span></text:span><text:span text:style-name="T3">, in which case </text:span><text:span text:style-name="Strong_20_Emphasis"><text:span text:style-name="T3">ch</text:span></text:span><text:span text:style-name="T3"> is pronounced as in English (not as in Latin). Be careful, because the English </text:span><text:span text:style-name="Emphasis"><text:span text:style-name="T3">h</text:span></text:span><text:span text:style-name="T3"> sound will always correspond to the written letter </text:span><text:span text:style-name="Strong_20_Emphasis"><text:span text:style-name="T3">j</text:span></text:span><text:span text:style-name="T3">, not </text:span><text:span text:style-name="Strong_20_Emphasis"><text:span text:style-name="T3">h</text:span></text:span><text:span text:style-name="T3">.</text:span></text:p>
      <text:p text:style-name="Text_20_body"><text:span text:style-name="T3">e.g.: </text:span><text:span text:style-name="Strong_20_Emphasis"><text:span text:style-name="T3">haba</text:span></text:span><text:span text:style-name="T3">, as </text:span><text:span text:style-name="Emphasis"><text:span text:style-name="T3">aba</text:span></text:span></text:p>
      <text:p text:style-name="Text_20_body"><text:span text:style-name="T3">e.g.: </text:span><text:span text:style-name="Strong_20_Emphasis"><text:span text:style-name="T3">jaba</text:span></text:span><text:span text:style-name="T3">, as </text:span><text:span text:style-name="Emphasis"><text:span text:style-name="T3">haba</text:span></text:span></text:p>
      <text:p text:style-name="Text_20_body"><text:span text:style-name="T3">e.g.: </text:span><text:span text:style-name="Strong_20_Emphasis"><text:span text:style-name="T3">macho</text:span></text:span><text:span text:style-name="T3">, as in English</text:span></text:p>
      <text:p text:style-name="Text_20_body"><text:span text:style-name="Strong_20_Emphasis"><text:span text:style-name="T3">R </text:span></text:span><text:span text:style-name="T3">is rolled or flapped, as in Latin. Actually an initial </text:span><text:span text:style-name="Strong_20_Emphasis"><text:span text:style-name="T3">r</text:span></text:span><text:span text:style-name="T3"> and any </text:span><text:span text:style-name="Strong_20_Emphasis"><text:span text:style-name="T3">rr</text:span></text:span><text:span text:style-name="T3"> are rolled, while any other </text:span><text:span text:style-name="Strong_20_Emphasis"><text:span text:style-name="T3">r</text:span></text:span><text:span text:style-name="T3"> is flapped, to sound much like the </text:span><text:span text:style-name="Emphasis"><text:span text:style-name="T3">d</text:span></text:span><text:span text:style-name="T3"> in English </text:span><text:span text:style-name="Emphasis"><text:span text:style-name="T3">rudder</text:span></text:span><text:span text:style-name="T3">. Of course, this varies somewhat with dialect.</text:span></text:p>
      <text:p text:style-name="Text_20_body"><text:span text:style-name="T3">e.g.: </text:span><text:span text:style-name="Strong_20_Emphasis"><text:span text:style-name="T3">rojo</text:span></text:span><text:span text:style-name="T3">, as </text:span><text:span text:style-name="Emphasis"><text:span text:style-name="T3">roho</text:span></text:span><text:span text:style-name="T3">, with a rolled </text:span><text:span text:style-name="Emphasis"><text:span text:style-name="T3">r</text:span></text:span></text:p>
      <text:p text:style-name="Text_20_body"><text:span text:style-name="T3">e.g.: </text:span><text:span text:style-name="Strong_20_Emphasis"><text:span text:style-name="T3">mero</text:span></text:span><text:span text:style-name="T3">, similar to English </text:span><text:span text:style-name="Emphasis"><text:span text:style-name="T3">meadow</text:span></text:span></text:p>
      <text:p text:style-name="Text_20_body"><text:span text:style-name="Strong_20_Emphasis"><text:span text:style-name="T3">LL</text:span></text:span><text:span text:style-name="T3"> and </text:span><text:span text:style-name="Strong_20_Emphasis"><text:span text:style-name="T3">Y</text:span></text:span><text:span text:style-name="T3">: Unlike Latin and most other European languages, Spanish often uses </text:span><text:span text:style-name="Strong_20_Emphasis"><text:span text:style-name="T3">y</text:span></text:span><text:span text:style-name="T3"> as a consonant, as in English </text:span><text:span text:style-name="Emphasis"><text:span text:style-name="T3">yes</text:span></text:span><text:span text:style-name="T3">. Early on, the letter </text:span><text:span text:style-name="Strong_20_Emphasis"><text:span text:style-name="T3">l</text:span></text:span><text:span text:style-name="T3"> would sometimes become so palatized as to become a </text:span><text:span text:style-name="Emphasis"><text:span text:style-name="T3">y</text:span></text:span><text:span text:style-name="T3"> sound, as can be seen in the English </text:span><text:span text:style-name="Emphasis"><text:span text:style-name="T3">million</text:span></text:span><text:span text:style-name="T3">. This palatized </text:span><text:span text:style-name="Emphasis"><text:span text:style-name="T3">l</text:span></text:span><text:span text:style-name="T3"> was written as </text:span><text:span text:style-name="Strong_20_Emphasis"><text:span text:style-name="T3">ll</text:span></text:span><text:span text:style-name="T3">, which should be treated as identical to </text:span><text:span text:style-name="Strong_20_Emphasis"><text:span text:style-name="T3">y</text:span></text:span><text:span text:style-name="T3">. The </text:span><text:soft-page-break/><text:span text:style-name="T3">same forces that drove Latin </text:span><text:span text:style-name="Strong_20_Emphasis"><text:span text:style-name="T3">j</text:span></text:span><text:span text:style-name="T3"> from the sound of English </text:span><text:span text:style-name="Emphasis"><text:span text:style-name="T3">y</text:span></text:span><text:span text:style-name="T3"> to English (or French) </text:span><text:span text:style-name="Emphasis"><text:span text:style-name="T3">j</text:span></text:span><text:span text:style-name="T3"> have also begun to have the same effect on Spanish </text:span><text:span text:style-name="Strong_20_Emphasis"><text:span text:style-name="T3">y</text:span></text:span><text:span text:style-name="T3"> and </text:span><text:span text:style-name="Strong_20_Emphasis"><text:span text:style-name="T3">ll</text:span></text:span><text:span text:style-name="T3">; in certain dialects, they are pronounced as English </text:span><text:span text:style-name="Emphasis"><text:span text:style-name="T3">j</text:span></text:span><text:span text:style-name="T3">. To be more specific, Spain uses </text:span><text:span text:style-name="Emphasis"><text:span text:style-name="T3">y</text:span></text:span><text:span text:style-name="T3">, Puerto Rico uses </text:span><text:span text:style-name="Emphasis"><text:span text:style-name="T3">j</text:span></text:span><text:span text:style-name="T3">, and Argentina uses the soft </text:span><text:span text:style-name="Emphasis"><text:span text:style-name="T3">g</text:span></text:span><text:span text:style-name="T3"> of </text:span><text:span text:style-name="Emphasis"><text:span text:style-name="T3">rouge</text:span></text:span><text:span text:style-name="T3">.</text:span></text:p>
      <text:p text:style-name="Text_20_body"><text:span text:style-name="T3">e.g.: </text:span><text:span text:style-name="Strong_20_Emphasis"><text:span text:style-name="T3">yana</text:span></text:span><text:span text:style-name="T3">, as </text:span><text:span text:style-name="Emphasis"><text:span text:style-name="T3">yana</text:span></text:span><text:span text:style-name="T3"> (or </text:span><text:span text:style-name="Emphasis"><text:span text:style-name="T3">jana</text:span></text:span><text:span text:style-name="T3">)</text:span></text:p>
      <text:p text:style-name="Text_20_body"><text:span text:style-name="T3">e.g.: </text:span><text:span text:style-name="Strong_20_Emphasis"><text:span text:style-name="T3">llana</text:span></text:span><text:span text:style-name="T3">, though a different word, is pronounced as </text:span><text:span text:style-name="Strong_20_Emphasis"><text:span text:style-name="T3">yana</text:span></text:span><text:span text:style-name="T3"> (not </text:span><text:span text:style-name="Emphasis"><text:span text:style-name="T3">lana</text:span></text:span><text:span text:style-name="T3">)</text:span></text:p>
      <text:p text:style-name="Text_20_body"><text:span text:style-name="Strong_20_Emphasis"><text:span text:style-name="T3">Ñ</text:span></text:span><text:span text:style-name="T3"> is pronounced </text:span><text:span text:style-name="Emphasis"><text:span text:style-name="T3">ny</text:span></text:span><text:span text:style-name="T3">, as the </text:span><text:span text:style-name="Emphasis"><text:span text:style-name="T3">ni</text:span></text:span><text:span text:style-name="T3"> in </text:span><text:span text:style-name="Emphasis"><text:span text:style-name="T3">onion</text:span></text:span><text:span text:style-name="T3">, and can be treated as equivalent to Latin </text:span><text:span text:style-name="Strong_20_Emphasis"><text:span text:style-name="T3">nj</text:span></text:span><text:span text:style-name="T3">-, though it usually has other origins.</text:span></text:p>
      <text:p text:style-name="Text_20_body"><text:span text:style-name="T3">e.g.: </text:span><text:span text:style-name="Strong_20_Emphasis"><text:span text:style-name="T3">soña</text:span></text:span><text:span text:style-name="T3">, as </text:span><text:span text:style-name="Emphasis"><text:span text:style-name="T3">sonya</text:span></text:span></text:p>
      <text:p text:style-name="Text_20_body"><text:span text:style-name="T3">Except for </text:span><text:span text:style-name="Strong_20_Emphasis"><text:span text:style-name="T3">ll</text:span></text:span><text:span text:style-name="T3"> (palatal </text:span><text:span text:style-name="Emphasis"><text:span text:style-name="T3">l</text:span></text:span><text:span text:style-name="T3">), </text:span><text:span text:style-name="Strong_20_Emphasis"><text:span text:style-name="T3">rr</text:span></text:span><text:span text:style-name="T3"> (rolled </text:span><text:span text:style-name="Emphasis"><text:span text:style-name="T3">r</text:span></text:span><text:span text:style-name="T3">), and </text:span><text:span text:style-name="Strong_20_Emphasis"><text:span text:style-name="T3">cc</text:span></text:span><text:span text:style-name="T3"> (a hard </text:span><text:span text:style-name="Emphasis"><text:span text:style-name="T3">c</text:span></text:span><text:span text:style-name="T3"> followed by a soft </text:span><text:span text:style-name="Emphasis"><text:span text:style-name="T3">c</text:span></text:span><text:span text:style-name="T3">, pronounced as English </text:span><text:span text:style-name="Emphasis"><text:span text:style-name="T3">x</text:span></text:span><text:span text:style-name="T3">, as in </text:span><text:span text:style-name="Emphasis"><text:span text:style-name="T3">accept</text:span></text:span><text:span text:style-name="T3">), there are no double consonants in Spanish. In fact, by the older reckoning </text:span><text:span text:style-name="Strong_20_Emphasis"><text:span text:style-name="T3">ll</text:span></text:span><text:span text:style-name="T3"> and </text:span><text:span text:style-name="Strong_20_Emphasis"><text:span text:style-name="T3">rr</text:span></text:span><text:span text:style-name="T3"> are each separate letters of the alphabet, along with </text:span><text:span text:style-name="Strong_20_Emphasis"><text:span text:style-name="T3">ch</text:span></text:span><text:span text:style-name="T3"> and </text:span><text:span text:style-name="Strong_20_Emphasis"><text:span text:style-name="T3">ñ</text:span></text:span><text:span text:style-name="T3">.</text:span></text:p>
      <text:p text:style-name="Text_20_body"><text:span text:style-name="T3">e.g.: </text:span><text:span text:style-name="Strong_20_Emphasis"><text:span text:style-name="T3">aggressió</text:span></text:span><text:span text:style-name="T3"> → </text:span><text:span text:style-name="Strong_20_Emphasis"><text:span text:style-name="T3">agresión</text:span></text:span></text:p>
      <text:p text:style-name="Text_20_body"><text:span text:style-name="T3">e.g.: </text:span><text:span text:style-name="Strong_20_Emphasis"><text:span text:style-name="T3">actió</text:span></text:span><text:span text:style-name="T3"> → </text:span><text:span text:style-name="Strong_20_Emphasis"><text:span text:style-name="T3">acción</text:span></text:span><text:span text:style-name="T3"> (pronounced </text:span><text:span text:style-name="Emphasis"><text:span text:style-name="T3">axión</text:span></text:span><text:span text:style-name="T3">)</text:span></text:p>
      <text:h text:outline-level="2"><text:bookmark text:name="phonetics"/>Patterns of Phonetic Transformation</text:h>
      <text:p text:style-name="Text_20_body"><text:span text:style-name="T3">Recall that nouns and adjectives of Spanish derive their forms not from the nominative of the Latin word, which is often irregular, but from the accusative. But after the loss of the –</text:span><text:span text:style-name="Strong_20_Emphasis"><text:span text:style-name="T3">m</text:span></text:span><text:span text:style-name="T3"> ending in the singular and the collapse of the case system, the upshot is that the prototypical form is best represented by the </text:span><text:span text:style-name="Emphasis"><text:span text:style-name="T3">ablative</text:span></text:span><text:span text:style-name="T3"> singular and the accusative plural (which simply adds </text:span><text:span text:style-name="Strong_20_Emphasis"><text:span text:style-name="T3">-s</text:span></text:span><text:span text:style-name="T3"> to the former). This convention is therefore used in rendering Latin words here.</text:span></text:p>
      <text:h text:outline-level="3">Vowel Shifts</text:h>
      <text:p text:style-name="Text_20_body"><text:span text:style-name="T3">Very early on, the diphthongs of vulgar Latin collapsed into simple vowels: </text:span><text:span text:style-name="Strong_20_Emphasis"><text:span text:style-name="T3">ae</text:span></text:span><text:span text:style-name="T3">, </text:span><text:span text:style-name="Strong_20_Emphasis"><text:span text:style-name="T3">oe</text:span></text:span><text:span text:style-name="T3">, &amp; </text:span><text:span text:style-name="Strong_20_Emphasis"><text:span text:style-name="T3">au</text:span></text:span><text:span text:style-name="T3"> became </text:span><text:span text:style-name="Strong_20_Emphasis"><text:span text:style-name="T3">e</text:span></text:span><text:span text:style-name="T3">, </text:span><text:span text:style-name="Strong_20_Emphasis"><text:span text:style-name="T3">e</text:span></text:span><text:span text:style-name="T3">, and </text:span><text:span text:style-name="Strong_20_Emphasis"><text:span text:style-name="T3">o</text:span></text:span><text:span text:style-name="T3">, respectively (observe the participle </text:span><text:span text:style-name="Strong_20_Emphasis"><text:span text:style-name="T3">lavato</text:span></text:span><text:span text:style-name="T3"> →</text:span><text:span text:style-name="Strong_20_Emphasis"><text:span text:style-name="T3"> lauto</text:span></text:span><text:span text:style-name="T3"> →</text:span><text:span text:style-name="Strong_20_Emphasis"><text:span text:style-name="T3"> loto</text:span></text:span><text:span text:style-name="T3">). Therefore Spanish replaces these with the appropriate vowel.</text:span></text:p>
      <text:p text:style-name="Text_20_body"><text:span text:style-name="T3">e.g.: </text:span><text:span text:style-name="Strong_20_Emphasis"><text:span text:style-name="T3">pauco</text:span></text:span><text:span text:style-name="T3"> → </text:span><text:span text:style-name="Strong_20_Emphasis"><text:span text:style-name="T3">poco</text:span></text:span></text:p>
      <text:p text:style-name="Text_20_body"><text:span text:style-name="T3">e.g.: </text:span><text:span text:style-name="Strong_20_Emphasis"><text:span text:style-name="T3">taedio</text:span></text:span><text:span text:style-name="T3"> → </text:span><text:span text:style-name="Strong_20_Emphasis"><text:span text:style-name="T3">tedio</text:span></text:span></text:p>
      <text:p text:style-name="Text_20_body"><text:span text:style-name="T3">e.g.: </text:span><text:span text:style-name="Strong_20_Emphasis"><text:span text:style-name="T3">poena</text:span></text:span><text:span text:style-name="T3"> → </text:span><text:span text:style-name="Strong_20_Emphasis"><text:span text:style-name="T3">pena</text:span></text:span></text:p>
      <text:p text:style-name="Text_20_body"><text:span text:style-name="T3">The short </text:span><text:span text:style-name="Strong_20_Emphasis"><text:span text:style-name="T3">i</text:span></text:span><text:span text:style-name="T3"> and </text:span><text:span text:style-name="Strong_20_Emphasis"><text:span text:style-name="T3">u</text:span></text:span><text:span text:style-name="T3"> of Latin did not always end up in Spanish as the long versions of the same vowels, as you might expect. Instead, they more often shifted to the more open </text:span><text:span text:style-name="Strong_20_Emphasis"><text:span text:style-name="T3">e</text:span></text:span><text:span text:style-name="T3"> and </text:span><text:span text:style-name="Strong_20_Emphasis"><text:span text:style-name="T3">o</text:span></text:span><text:span text:style-name="T3">, respectively.</text:span></text:p>
      <text:p text:style-name="Text_20_body"><text:span text:style-name="T3">e.g.: </text:span><text:span text:style-name="Strong_20_Emphasis"><text:span text:style-name="T3">sumus </text:span></text:span><text:span text:style-name="T3">→</text:span><text:span text:style-name="Strong_20_Emphasis"><text:span text:style-name="T3"> somos</text:span></text:span></text:p>
      <text:p text:style-name="Text_20_body"><text:span text:style-name="T3">e.g.: </text:span><text:span text:style-name="Strong_20_Emphasis"><text:span text:style-name="T3">in</text:span></text:span><text:span text:style-name="T3"> → </text:span><text:span text:style-name="Strong_20_Emphasis"><text:span text:style-name="T3">en</text:span></text:span></text:p>
      <text:p text:style-name="Text_20_body"><text:span text:style-name="T3">To make things more complicated, accented short </text:span><text:span text:style-name="Strong_20_Emphasis"><text:span text:style-name="T3">e</text:span></text:span><text:span text:style-name="T3"> and </text:span><text:span text:style-name="Strong_20_Emphasis"><text:span text:style-name="T3">o</text:span></text:span><text:span text:style-name="T3"> did just the opposite and often became </text:span><text:span text:style-name="Strong_20_Emphasis"><text:span text:style-name="T3">ie</text:span></text:span><text:span text:style-name="T3"> (or </text:span><text:span text:style-name="Strong_20_Emphasis"><text:span text:style-name="T3">i</text:span></text:span><text:span text:style-name="T3">) and </text:span><text:span text:style-name="Strong_20_Emphasis"><text:span text:style-name="T3">ue</text:span></text:span><text:span text:style-name="T3">, respectively. On the other hand, they often did not, especially if the vowel was not accented in Spanish. Words that began with </text:span><text:span text:style-name="Strong_20_Emphasis"><text:span text:style-name="T3">o-</text:span></text:span><text:span text:style-name="T3"> but shifted to </text:span><text:span text:style-name="Strong_20_Emphasis"><text:span text:style-name="T3">ue-</text:span></text:span><text:span text:style-name="T3"> receive a silent </text:span><text:span text:style-name="Strong_20_Emphasis"><text:span text:style-name="T3">h</text:span></text:span><text:span text:style-name="T3"> prefix, to hint at the </text:span><text:span text:style-name="Emphasis"><text:span text:style-name="T3">w</text:span></text:span><text:span text:style-name="T3"> sound that the </text:span><text:span text:style-name="Strong_20_Emphasis"><text:span text:style-name="T3">u</text:span></text:span><text:span text:style-name="T3"> will take on.</text:span></text:p>
      <text:p text:style-name="Text_20_body"><text:span text:style-name="T3">e.g.: </text:span><text:span text:style-name="Strong_20_Emphasis"><text:span text:style-name="T3">tenes</text:span></text:span><text:span text:style-name="T3"> → </text:span><text:span text:style-name="Strong_20_Emphasis"><text:span text:style-name="T3">tienes</text:span></text:span></text:p>
      <text:p text:style-name="Text_20_body"><text:span text:style-name="T3">e.g.: </text:span><text:span text:style-name="Strong_20_Emphasis"><text:span text:style-name="T3">tenemus</text:span></text:span><text:span text:style-name="T3"> → </text:span><text:span text:style-name="Strong_20_Emphasis"><text:span text:style-name="T3">tenemos</text:span></text:span></text:p>
      <text:p text:style-name="Text_20_body"><text:span text:style-name="T3">e.g.: </text:span><text:span text:style-name="Strong_20_Emphasis"><text:span text:style-name="T3">bene</text:span></text:span><text:span text:style-name="T3"> →</text:span><text:span text:style-name="Strong_20_Emphasis"><text:span text:style-name="T3"> bien</text:span></text:span></text:p>
      <text:p text:style-name="Text_20_body"><text:span text:style-name="T3">e.g.: </text:span><text:span text:style-name="Strong_20_Emphasis"><text:span text:style-name="T3">bona</text:span></text:span><text:span text:style-name="T3"> → </text:span><text:span text:style-name="Strong_20_Emphasis"><text:span text:style-name="T3">buena</text:span></text:span></text:p>
      <text:p text:style-name="Text_20_body"><text:soft-page-break/><text:span text:style-name="T3">e.g.: </text:span><text:span text:style-name="Strong_20_Emphasis"><text:span text:style-name="T3">peto</text:span></text:span><text:span text:style-name="T3"> → </text:span><text:span text:style-name="Strong_20_Emphasis"><text:span text:style-name="T3">pido</text:span></text:span></text:p>
      <text:p text:style-name="Text_20_body"><text:span text:style-name="T3">e.g.: </text:span><text:span text:style-name="Strong_20_Emphasis"><text:span text:style-name="T3">ceno</text:span></text:span><text:span text:style-name="T3"> → </text:span><text:span text:style-name="Strong_20_Emphasis"><text:span text:style-name="T3">ceno</text:span></text:span></text:p>
      <text:p text:style-name="Text_20_body"><text:span text:style-name="T3">e.g.: </text:span><text:span text:style-name="Strong_20_Emphasis"><text:span text:style-name="T3">ovos</text:span></text:span><text:span text:style-name="T3"> → </text:span><text:span text:style-name="Strong_20_Emphasis"><text:span text:style-name="T3">huevos</text:span></text:span></text:p>
      <text:p text:style-name="Text_20_body"><text:span text:style-name="T3">This becomes particularly important when conjugating certain verbs, called </text:span><text:span text:style-name="Emphasis"><text:span text:style-name="T3">stem-changing</text:span></text:span><text:span text:style-name="T3"> verbs, that undergo this vowel shift in certain specific cases, typically in the present, the subjunctive, the imperative, or the third person preterite.</text:span></text:p>
      <text:p text:style-name="Text_20_body"><text:span text:style-name="T3">e.g.: </text:span><text:span text:style-name="Strong_20_Emphasis"><text:span text:style-name="T3">sentir</text:span></text:span><text:span text:style-name="T3">, </text:span><text:span text:style-name="Emphasis"><text:span text:style-name="T3">to feel</text:span></text:span></text:p>
      <text:p text:style-name="Text_20_body"><text:span text:style-name="T3">e.g.: </text:span><text:span text:style-name="Strong_20_Emphasis"><text:span text:style-name="T3">siente</text:span></text:span><text:span text:style-name="T3">, </text:span><text:span text:style-name="Emphasis"><text:span text:style-name="T3">he feels</text:span></text:span></text:p>
      <text:p text:style-name="Text_20_body"><text:span text:style-name="T3">e.g.: </text:span><text:span text:style-name="Strong_20_Emphasis"><text:span text:style-name="T3">sintió</text:span></text:span><text:span text:style-name="T3">, </text:span><text:span text:style-name="Emphasis"><text:span text:style-name="T3">he felt</text:span></text:span></text:p>
      <text:p text:style-name="Text_20_body"><text:span text:style-name="T3">e.g.: </text:span><text:span text:style-name="Strong_20_Emphasis"><text:span text:style-name="T3">sentimos</text:span></text:span><text:span text:style-name="T3">, </text:span><text:span text:style-name="Emphasis"><text:span text:style-name="T3">we feel/felt</text:span></text:span></text:p>
      <text:h text:outline-level="3">Consonant Changes</text:h>
      <text:p text:style-name="Text_20_body"><text:span text:style-name="T3">As is common in many languages, a consonant stop falling between two vowels will often become voiced, i.e., </text:span><text:span text:style-name="Strong_20_Emphasis"><text:span text:style-name="T3">c</text:span></text:span><text:span text:style-name="T3">, </text:span><text:span text:style-name="Strong_20_Emphasis"><text:span text:style-name="T3">t</text:span></text:span><text:span text:style-name="T3">, &amp; </text:span><text:span text:style-name="Strong_20_Emphasis"><text:span text:style-name="T3">p</text:span></text:span><text:span text:style-name="T3"> become </text:span><text:span text:style-name="Strong_20_Emphasis"><text:span text:style-name="T3">g</text:span></text:span><text:span text:style-name="T3">, </text:span><text:span text:style-name="Strong_20_Emphasis"><text:span text:style-name="T3">d</text:span></text:span><text:span text:style-name="T3">, &amp; </text:span><text:span text:style-name="Strong_20_Emphasis"><text:span text:style-name="T3">b</text:span></text:span><text:span text:style-name="T3">, respectively (cf. the American pronunciation of </text:span><text:span text:style-name="Emphasis"><text:span text:style-name="T3">butter</text:span></text:span><text:span text:style-name="T3"> as </text:span><text:span text:style-name="Emphasis"><text:span text:style-name="T3">budder</text:span></text:span><text:span text:style-name="T3">).</text:span></text:p>
      <text:p text:style-name="Text_20_body"><text:span text:style-name="T3">e.g.: </text:span><text:span text:style-name="Strong_20_Emphasis"><text:span text:style-name="T3">secunda</text:span></text:span><text:span text:style-name="T3"> →</text:span><text:span text:style-name="Strong_20_Emphasis"><text:span text:style-name="T3"> segunda</text:span></text:span></text:p>
      <text:p text:style-name="Text_20_body"><text:span text:style-name="T3">e.g.: </text:span><text:span text:style-name="Strong_20_Emphasis"><text:span text:style-name="T3">dictator</text:span></text:span><text:span text:style-name="T3"> → </text:span><text:span text:style-name="Strong_20_Emphasis"><text:span text:style-name="T3">dictador</text:span></text:span></text:p>
      <text:p text:style-name="Text_20_body"><text:span text:style-name="T3">e.g.: </text:span><text:span text:style-name="Strong_20_Emphasis"><text:span text:style-name="T3">sapere</text:span></text:span><text:span text:style-name="T3"> →</text:span><text:span text:style-name="Strong_20_Emphasis"><text:span text:style-name="T3"> saber</text:span></text:span></text:p>
      <text:p text:style-name="Text_20_body"><text:span text:style-name="T3">The </text:span><text:span text:style-name="Strong_20_Emphasis"><text:span text:style-name="T3">li</text:span></text:span><text:span text:style-name="T3"> combination between vowels began to palatize, as in English </text:span><text:span text:style-name="Emphasis"><text:span text:style-name="T3">million</text:span></text:span><text:span text:style-name="T3">, until it became the </text:span><text:span text:style-name="Strong_20_Emphasis"><text:span text:style-name="T3">j</text:span></text:span><text:span text:style-name="T3"> of classical Latin, and in this form it was early taken into Spanish, where the </text:span><text:span text:style-name="Strong_20_Emphasis"><text:span text:style-name="T3">j</text:span></text:span><text:span text:style-name="T3"> is still seen, with its further shifted pronunciation.</text:span></text:p>
      <text:p text:style-name="Text_20_body"><text:span text:style-name="T3">e.g.: </text:span><text:span text:style-name="Strong_20_Emphasis"><text:span text:style-name="T3">melior</text:span></text:span><text:span text:style-name="T3"> → </text:span><text:span text:style-name="Strong_20_Emphasis"><text:span text:style-name="T3">mejor</text:span></text:span></text:p>
      <text:p text:style-name="Text_20_body"><text:span text:style-name="T3">e.g.: </text:span><text:span text:style-name="Strong_20_Emphasis"><text:span text:style-name="T3">mulier</text:span></text:span><text:span text:style-name="T3"> → </text:span><text:span text:style-name="Strong_20_Emphasis"><text:span text:style-name="T3">mujer</text:span></text:span></text:p>
      <text:p text:style-name="Text_20_body"><text:span text:style-name="T3">e.g.: </text:span><text:span text:style-name="Strong_20_Emphasis"><text:span text:style-name="T3">filio</text:span></text:span><text:span text:style-name="T3"> → </text:span><text:span text:style-name="Strong_20_Emphasis"><text:span text:style-name="T3">hijo</text:span></text:span></text:p>
      <text:p text:style-name="Text_20_body"><text:span text:style-name="T3">The </text:span><text:span text:style-name="Strong_20_Emphasis"><text:span text:style-name="T3">ti</text:span></text:span><text:span text:style-name="T3"> combination before a vowel softened just as in English and French, to become </text:span><text:span text:style-name="Strong_20_Emphasis"><text:span text:style-name="T3">ci</text:span></text:span><text:span text:style-name="T3">. This is particularly common with the Latin endings </text:span><text:span text:style-name="Strong_20_Emphasis"><text:span text:style-name="T3">-tione</text:span></text:span><text:span text:style-name="T3"> and </text:span><text:span text:style-name="Strong_20_Emphasis"><text:span text:style-name="T3">-tia</text:span></text:span><text:span text:style-name="T3">.</text:span></text:p>
      <text:p text:style-name="Text_20_body"><text:span text:style-name="T3">e.g.: </text:span><text:span text:style-name="Strong_20_Emphasis"><text:span text:style-name="T3">natione</text:span></text:span><text:span text:style-name="T3"> → </text:span><text:span text:style-name="Strong_20_Emphasis"><text:span text:style-name="T3">nación</text:span></text:span></text:p>
      <text:p text:style-name="Text_20_body"><text:span text:style-name="T3">e.g.: </text:span><text:span text:style-name="Strong_20_Emphasis"><text:span text:style-name="T3">patientia</text:span></text:span><text:span text:style-name="T3"> → </text:span><text:span text:style-name="Strong_20_Emphasis"><text:span text:style-name="T3">paciencia</text:span></text:span></text:p>
      <text:p text:style-name="Text_20_body"><text:span text:style-name="T3">e.g.: </text:span><text:span text:style-name="Strong_20_Emphasis"><text:span text:style-name="T3">vitioso</text:span></text:span><text:span text:style-name="T3"> → </text:span><text:span text:style-name="Strong_20_Emphasis"><text:span text:style-name="T3">vicioso</text:span></text:span></text:p>
      <text:p text:style-name="Text_20_body"><text:span text:style-name="T3">The digraphs </text:span><text:span text:style-name="Strong_20_Emphasis"><text:span text:style-name="T3">ch</text:span></text:span><text:span text:style-name="T3">, </text:span><text:span text:style-name="Strong_20_Emphasis"><text:span text:style-name="T3">ph</text:span></text:span><text:span text:style-name="T3">, and </text:span><text:span text:style-name="Strong_20_Emphasis"><text:span text:style-name="T3">th</text:span></text:span><text:span text:style-name="T3"> used in Latin to transliterate Greek words became </text:span><text:span text:style-name="Strong_20_Emphasis"><text:span text:style-name="T3">qu</text:span></text:span><text:span text:style-name="T3">/</text:span><text:span text:style-name="Strong_20_Emphasis"><text:span text:style-name="T3">c</text:span></text:span><text:span text:style-name="T3">, </text:span><text:span text:style-name="Strong_20_Emphasis"><text:span text:style-name="T3">f</text:span></text:span><text:span text:style-name="T3">, and </text:span><text:span text:style-name="Strong_20_Emphasis"><text:span text:style-name="T3">t</text:span></text:span><text:span text:style-name="T3">, respectively, in Spanish.</text:span></text:p>
      <text:p text:style-name="Text_20_body"><text:span text:style-name="T3">e.g.: </text:span><text:span text:style-name="Strong_20_Emphasis"><text:span text:style-name="T3">chaos</text:span></text:span><text:span text:style-name="T3"> → </text:span><text:span text:style-name="Strong_20_Emphasis"><text:span text:style-name="T3">caos</text:span></text:span></text:p>
      <text:p text:style-name="Text_20_body"><text:span text:style-name="T3">e.g.: </text:span><text:span text:style-name="Strong_20_Emphasis"><text:span text:style-name="T3">machina</text:span></text:span><text:span text:style-name="T3"> → </text:span><text:span text:style-name="Strong_20_Emphasis"><text:span text:style-name="T3">máquina</text:span></text:span></text:p>
      <text:p text:style-name="Text_20_body"><text:span text:style-name="T3">e.g.: </text:span><text:span text:style-name="Strong_20_Emphasis"><text:span text:style-name="T3">philosophia</text:span></text:span><text:span text:style-name="T3"> → </text:span><text:span text:style-name="Strong_20_Emphasis"><text:span text:style-name="T3">filosofía</text:span></text:span></text:p>
      <text:p text:style-name="Text_20_body"><text:span text:style-name="T3">e.g.: </text:span><text:span text:style-name="Strong_20_Emphasis"><text:span text:style-name="T3">thema</text:span></text:span><text:span text:style-name="T3"> → </text:span><text:span text:style-name="Strong_20_Emphasis"><text:span text:style-name="T3">tema</text:span></text:span></text:p>
      <text:p text:style-name="Text_20_body"><text:span text:style-name="T3">Spanish has two letters, </text:span><text:span text:style-name="Strong_20_Emphasis"><text:span text:style-name="T3">ch</text:span></text:span><text:span text:style-name="T3"> and </text:span><text:span text:style-name="Strong_20_Emphasis"><text:span text:style-name="T3">ñ</text:span></text:span><text:span text:style-name="T3">, that have no equivalent in Latin. The </text:span><text:span text:style-name="Strong_20_Emphasis"><text:span text:style-name="T3">ch</text:span></text:span><text:span text:style-name="T3">, when not of alien origin, seems to most often derive from the allision of </text:span><text:span text:style-name="Strong_20_Emphasis"><text:span text:style-name="T3">t</text:span></text:span><text:span text:style-name="T3"> with a preceding consonant, such as </text:span><text:span text:style-name="Strong_20_Emphasis"><text:span text:style-name="T3">ct</text:span></text:span><text:span text:style-name="T3"> (but not </text:span><text:span text:style-name="Strong_20_Emphasis"><text:span text:style-name="T3">pt</text:span></text:span><text:span text:style-name="T3">, which became simply </text:span><text:span text:style-name="Strong_20_Emphasis"><text:span text:style-name="T3">t</text:span></text:span><text:span text:style-name="T3">). Initial </text:span><text:span text:style-name="Strong_20_Emphasis"><text:span text:style-name="T3">ch</text:span></text:span><text:span text:style-name="T3"> is hardly ever from Latin, and then only as a variant of </text:span><text:span text:style-name="Strong_20_Emphasis"><text:span text:style-name="T3">c</text:span></text:span><text:span text:style-name="T3"> (originally before </text:span><text:span text:style-name="Strong_20_Emphasis"><text:span text:style-name="T3">a</text:span></text:span><text:span text:style-name="T3">) derived </text:span><text:soft-page-break/><text:span text:style-name="T3">through Old French.</text:span></text:p>
      <text:p text:style-name="Text_20_body"><text:span text:style-name="T3">e.g.: </text:span><text:span text:style-name="Strong_20_Emphasis"><text:span text:style-name="T3">nocte</text:span></text:span><text:span text:style-name="T3"> → </text:span><text:span text:style-name="Strong_20_Emphasis"><text:span text:style-name="T3">noche</text:span></text:span></text:p>
      <text:p text:style-name="Text_20_body"><text:span text:style-name="T3">e.g.: </text:span><text:span text:style-name="Strong_20_Emphasis"><text:span text:style-name="T3">facto</text:span></text:span><text:span text:style-name="T3"> → </text:span><text:span text:style-name="Strong_20_Emphasis"><text:span text:style-name="T3">hecho</text:span></text:span></text:p>
      <text:p text:style-name="Text_20_body"><text:span text:style-name="T3">e.g.: </text:span><text:span text:style-name="Strong_20_Emphasis"><text:span text:style-name="T3">multo</text:span></text:span><text:span text:style-name="T3"> → </text:span><text:span text:style-name="Strong_20_Emphasis"><text:span text:style-name="T3">mucho</text:span></text:span></text:p>
      <text:p text:style-name="Text_20_body"><text:span text:style-name="T3">e.g.: </text:span><text:span text:style-name="Strong_20_Emphasis"><text:span text:style-name="T3">septem</text:span></text:span><text:span text:style-name="T3"> → </text:span><text:span text:style-name="Strong_20_Emphasis"><text:span text:style-name="T3">siete</text:span></text:span></text:p>
      <text:p text:style-name="Text_20_body"><text:span text:style-name="T3">e.g.: </text:span><text:span text:style-name="Strong_20_Emphasis"><text:span text:style-name="T3">cadentia</text:span></text:span><text:span text:style-name="T3"> → </text:span><text:span text:style-name="Strong_20_Emphasis"><text:span text:style-name="T3">chance</text:span></text:span></text:p>
      <text:p text:style-name="Text_20_body"><text:span text:style-name="T3">Likewise, </text:span><text:span text:style-name="Strong_20_Emphasis"><text:span text:style-name="T3">ñ</text:span></text:span><text:span text:style-name="T3"> is usually a result of the allision of </text:span><text:span text:style-name="Strong_20_Emphasis"><text:span text:style-name="T3">n</text:span></text:span><text:span text:style-name="T3"> with some preceding letter.</text:span></text:p>
      <text:p text:style-name="Text_20_body"><text:span text:style-name="T3">e.g.: </text:span><text:span text:style-name="Strong_20_Emphasis"><text:span text:style-name="T3">lignum</text:span></text:span><text:span text:style-name="T3"> → </text:span><text:span text:style-name="Strong_20_Emphasis"><text:span text:style-name="T3">leño</text:span></text:span></text:p>
      <text:p text:style-name="Text_20_body"><text:span text:style-name="T3">e.g.: </text:span><text:span text:style-name="Strong_20_Emphasis"><text:span text:style-name="T3">somnus</text:span></text:span><text:span text:style-name="T3"> → </text:span><text:span text:style-name="Strong_20_Emphasis"><text:span text:style-name="T3">sueño</text:span></text:span></text:p>
      <text:h text:outline-level="3">Initial Letters</text:h>
      <text:p text:style-name="Text_20_body"><text:span text:style-name="T3">Like French, Spanish could not tolerate well beginning a word with </text:span><text:span text:style-name="Strong_20_Emphasis"><text:span text:style-name="T3">sc-</text:span></text:span><text:span text:style-name="T3">, </text:span><text:span text:style-name="Strong_20_Emphasis"><text:span text:style-name="T3">sp-</text:span></text:span><text:span text:style-name="T3">, or </text:span><text:span text:style-name="Strong_20_Emphasis"><text:span text:style-name="T3">st-</text:span></text:span><text:span text:style-name="T3">, i.e., it could not join </text:span><text:span text:style-name="Strong_20_Emphasis"><text:span text:style-name="T3">s</text:span></text:span><text:span text:style-name="T3"> to a stop within a syllable. The simple solution was to break up a word such as </text:span><text:span text:style-name="Strong_20_Emphasis"><text:span text:style-name="T3">studium</text:span></text:span><text:span text:style-name="T3"> so that the </text:span><text:span text:style-name="Strong_20_Emphasis"><text:span text:style-name="T3">s</text:span></text:span><text:span text:style-name="T3"> was in a syllable of its own, by prefixing an </text:span><text:span text:style-name="Strong_20_Emphasis"><text:span text:style-name="T3">-e</text:span></text:span><text:span text:style-name="T3">, thus yielding Spanish </text:span><text:span text:style-name="Strong_20_Emphasis"><text:span text:style-name="T3">estudio</text:span></text:span><text:span text:style-name="T3"> and French </text:span><text:span text:style-name="Strong_20_Emphasis"><text:span text:style-name="T3">étude</text:span></text:span><text:span text:style-name="T3"> (recall that French drops the </text:span><text:span text:style-name="Strong_20_Emphasis"><text:span text:style-name="T3">s</text:span></text:span><text:span text:style-name="T3">).</text:span></text:p>
      <text:p text:style-name="Text_20_body"><text:span text:style-name="T3">e.g.: </text:span><text:span text:style-name="Strong_20_Emphasis"><text:span text:style-name="T3">schola</text:span></text:span><text:span text:style-name="T3"> → </text:span><text:span text:style-name="Strong_20_Emphasis"><text:span text:style-name="T3">escuela</text:span></text:span><text:span text:style-name="T3"> (Fr. </text:span><text:span text:style-name="Strong_20_Emphasis"><text:span text:style-name="T3">école</text:span></text:span><text:span text:style-name="T3">)</text:span></text:p>
      <text:p text:style-name="Text_20_body"><text:span text:style-name="T3">e.g.: </text:span><text:span text:style-name="Strong_20_Emphasis"><text:span text:style-name="T3">spina</text:span></text:span><text:span text:style-name="T3"> → </text:span><text:span text:style-name="Strong_20_Emphasis"><text:span text:style-name="T3">espina</text:span></text:span><text:span text:style-name="T3"> (Fr. </text:span><text:span text:style-name="Strong_20_Emphasis"><text:span text:style-name="T3">épine</text:span></text:span><text:span text:style-name="T3">)</text:span></text:p>
      <text:p text:style-name="Text_20_body"><text:span text:style-name="T3">e.g.: </text:span><text:span text:style-name="Strong_20_Emphasis"><text:span text:style-name="T3">stato</text:span></text:span><text:span text:style-name="T3"> → </text:span><text:span text:style-name="Strong_20_Emphasis"><text:span text:style-name="T3">estado</text:span></text:span><text:span text:style-name="T3"> (Fr. </text:span><text:span text:style-name="Strong_20_Emphasis"><text:span text:style-name="T3">état</text:span></text:span><text:span text:style-name="T3">, but Old Fr. </text:span><text:span text:style-name="Strong_20_Emphasis"><text:span text:style-name="T3">estat</text:span></text:span><text:span text:style-name="T3"> → English </text:span><text:span text:style-name="Strong_20_Emphasis"><text:span text:style-name="T3">estate</text:span></text:span><text:span text:style-name="T3">), as in </text:span><text:span text:style-name="Strong_20_Emphasis"><text:span text:style-name="T3">Los Estados Unidos</text:span></text:span><text:span text:style-name="T3">, </text:span><text:span text:style-name="Emphasis"><text:span text:style-name="T3">The United States</text:span></text:span></text:p>
      <text:p text:style-name="Text_20_body"><text:span text:style-name="T3">Initial </text:span><text:span text:style-name="Strong_20_Emphasis"><text:span text:style-name="T3">f</text:span></text:span><text:span text:style-name="T3"> before a vowel generally turned to </text:span><text:span text:style-name="Strong_20_Emphasis"><text:span text:style-name="T3">h</text:span></text:span><text:span text:style-name="T3">, except in the case of </text:span><text:span text:style-name="Strong_20_Emphasis"><text:span text:style-name="T3">fue-</text:span></text:span><text:span text:style-name="T3">. In fact, there almost no native Spanish words left beginning with </text:span><text:span text:style-name="Strong_20_Emphasis"><text:span text:style-name="T3">fe-</text:span></text:span><text:span text:style-name="T3">, </text:span><text:span text:style-name="Strong_20_Emphasis"><text:span text:style-name="T3">fi-</text:span></text:span><text:span text:style-name="T3"> or </text:span><text:span text:style-name="Strong_20_Emphasis"><text:span text:style-name="T3">fo-</text:span></text:span><text:span text:style-name="T3">. The same also could happen to an initial soft </text:span><text:span text:style-name="Strong_20_Emphasis"><text:span text:style-name="T3">g</text:span></text:span><text:span text:style-name="T3">. What seems to have happened is that the Basques, close neighbors of the medieval speakers of Spanish, had no </text:span><text:span text:style-name="Emphasis"><text:span text:style-name="T3">f</text:span></text:span><text:span text:style-name="T3"> sound in their bizarre non-Aryan language, so in the aforementioned cases the interaction between Spanish and Basque rendered the </text:span><text:span text:style-name="Strong_20_Emphasis"><text:span text:style-name="T3">f</text:span></text:span><text:span text:style-name="T3"> silent, to be memorialized in writing with the already silent </text:span><text:span text:style-name="Strong_20_Emphasis"><text:span text:style-name="T3">h</text:span></text:span><text:span text:style-name="T3">.</text:span></text:p>
      <text:p text:style-name="Text_20_body"><text:span text:style-name="T3">e.g.: </text:span><text:span text:style-name="Strong_20_Emphasis"><text:span text:style-name="T3">forma</text:span></text:span><text:span text:style-name="T3"> → </text:span><text:span text:style-name="Strong_20_Emphasis"><text:span text:style-name="T3">horma</text:span></text:span></text:p>
      <text:p text:style-name="Text_20_body"><text:span text:style-name="T3">e.g.: </text:span><text:span text:style-name="Strong_20_Emphasis"><text:span text:style-name="T3">facere</text:span></text:span><text:span text:style-name="T3"> → </text:span><text:span text:style-name="Strong_20_Emphasis"><text:span text:style-name="T3">hacer</text:span></text:span></text:p>
      <text:p text:style-name="Text_20_body"><text:span text:style-name="T3">e.g.: </text:span><text:span text:style-name="Strong_20_Emphasis"><text:span text:style-name="T3">fabulari</text:span></text:span><text:span text:style-name="T3"> → </text:span><text:span text:style-name="Strong_20_Emphasis"><text:span text:style-name="T3">hablar</text:span></text:span></text:p>
      <text:p text:style-name="Text_20_body"><text:span text:style-name="T3">e.g.: </text:span><text:span text:style-name="Strong_20_Emphasis"><text:span text:style-name="T3">germana</text:span></text:span><text:span text:style-name="T3"> → </text:span><text:span text:style-name="Strong_20_Emphasis"><text:span text:style-name="T3">hermana</text:span></text:span></text:p>
      <text:p text:style-name="Text_20_body"><text:span text:style-name="T3">A word beginning with a voiceless consonant followed by </text:span><text:span text:style-name="Strong_20_Emphasis"><text:span text:style-name="T3">l</text:span></text:span><text:span text:style-name="T3">, i.e., </text:span><text:span text:style-name="Strong_20_Emphasis"><text:span text:style-name="T3">cl</text:span></text:span><text:span text:style-name="T3">, </text:span><text:span text:style-name="Strong_20_Emphasis"><text:span text:style-name="T3">fl</text:span></text:span><text:span text:style-name="T3">, or </text:span><text:span text:style-name="Strong_20_Emphasis"><text:span text:style-name="T3">pl</text:span></text:span><text:span text:style-name="T3">, would usually change to begin with </text:span><text:span text:style-name="Strong_20_Emphasis"><text:span text:style-name="T3">ll</text:span></text:span><text:span text:style-name="T3"> (likewise in Portuguese to </text:span><text:span text:style-name="Strong_20_Emphasis"><text:span text:style-name="T3">ch</text:span></text:span><text:span text:style-name="T3"> and in Italian to </text:span><text:span text:style-name="Strong_20_Emphasis"><text:span text:style-name="T3">chi</text:span></text:span><text:span text:style-name="T3">, </text:span><text:span text:style-name="Strong_20_Emphasis"><text:span text:style-name="T3">fi</text:span></text:span><text:span text:style-name="T3">, and </text:span><text:span text:style-name="Strong_20_Emphasis"><text:span text:style-name="T3">pi</text:span></text:span><text:span text:style-name="T3">). This seems to be the origin of nearly all Spanish words beginning with </text:span><text:span text:style-name="Strong_20_Emphasis"><text:span text:style-name="T3">ll</text:span></text:span><text:span text:style-name="T3">. But in Latin, these combinations did not exist within a word, except in compounds; </text:span><text:span text:style-name="Strong_20_Emphasis"><text:span text:style-name="T3">ll</text:span></text:span><text:span text:style-name="T3"> there usually derives from palatized </text:span><text:span text:style-name="Strong_20_Emphasis"><text:span text:style-name="T3">ll</text:span></text:span><text:span text:style-name="T3"> within a Latin word.</text:span></text:p>
      <text:p text:style-name="Text_20_body"><text:span text:style-name="T3">e.g.: </text:span><text:span text:style-name="Strong_20_Emphasis"><text:span text:style-name="T3">clamare</text:span></text:span><text:span text:style-name="T3"> → </text:span><text:span text:style-name="Strong_20_Emphasis"><text:span text:style-name="T3">llamar</text:span></text:span></text:p>
      <text:p text:style-name="Text_20_body"><text:span text:style-name="T3">e.g.: </text:span><text:span text:style-name="Strong_20_Emphasis"><text:span text:style-name="T3">flamma</text:span></text:span><text:span text:style-name="T3"> → </text:span><text:span text:style-name="Strong_20_Emphasis"><text:span text:style-name="T3">llama</text:span></text:span></text:p>
      <text:p text:style-name="Text_20_body"><text:span text:style-name="T3">e.g.: </text:span><text:span text:style-name="Strong_20_Emphasis"><text:span text:style-name="T3">planum</text:span></text:span><text:span text:style-name="T3"> → </text:span><text:span text:style-name="Strong_20_Emphasis"><text:span text:style-name="T3">llano</text:span></text:span></text:p>
      <text:p text:style-name="Text_20_body"><text:span text:style-name="T3">e.g.: </text:span><text:span text:style-name="Strong_20_Emphasis"><text:span text:style-name="T3">illa</text:span></text:span><text:span text:style-name="T3"> → </text:span><text:span text:style-name="Strong_20_Emphasis"><text:span text:style-name="T3">ella</text:span></text:span></text:p>
      <text:h text:outline-level="3"><text:soft-page-break/>Final Letters</text:h>
      <text:p text:style-name="Text_20_body"><text:span text:style-name="T3">In general, the only consonants with which a Latin word would end were </text:span><text:span text:style-name="Strong_20_Emphasis"><text:span text:style-name="T3">b</text:span></text:span><text:span text:style-name="T3">, </text:span><text:span text:style-name="Strong_20_Emphasis"><text:span text:style-name="T3">c</text:span></text:span><text:span text:style-name="T3">, </text:span><text:span text:style-name="Strong_20_Emphasis"><text:span text:style-name="T3">d</text:span></text:span><text:span text:style-name="T3">, </text:span><text:span text:style-name="Strong_20_Emphasis"><text:span text:style-name="T3">l</text:span></text:span><text:span text:style-name="T3">, </text:span><text:span text:style-name="Strong_20_Emphasis"><text:span text:style-name="T3">m</text:span></text:span><text:span text:style-name="T3">, </text:span><text:span text:style-name="Strong_20_Emphasis"><text:span text:style-name="T3">n</text:span></text:span><text:span text:style-name="T3">, </text:span><text:span text:style-name="Strong_20_Emphasis"><text:span text:style-name="T3">r</text:span></text:span><text:span text:style-name="T3">, </text:span><text:span text:style-name="Strong_20_Emphasis"><text:span text:style-name="T3">s</text:span></text:span><text:span text:style-name="T3">, </text:span><text:span text:style-name="Strong_20_Emphasis"><text:span text:style-name="T3">t</text:span></text:span><text:span text:style-name="T3">, &amp; </text:span><text:span text:style-name="Strong_20_Emphasis"><text:span text:style-name="T3">x</text:span></text:span><text:span text:style-name="T3">. Spanish could not even tolerate the stops </text:span><text:span text:style-name="Strong_20_Emphasis"><text:span text:style-name="T3">c</text:span></text:span><text:span text:style-name="T3"> and </text:span><text:span text:style-name="Strong_20_Emphasis"><text:span text:style-name="T3">t</text:span></text:span><text:span text:style-name="T3">, so they were dropped from the ends of words. This means that a Spanish word will never end in a voiceless stop (such as </text:span><text:span text:style-name="Strong_20_Emphasis"><text:span text:style-name="T3">c</text:span></text:span><text:span text:style-name="T3">, </text:span><text:span text:style-name="Strong_20_Emphasis"><text:span text:style-name="T3">t</text:span></text:span><text:span text:style-name="T3">, or </text:span><text:span text:style-name="Strong_20_Emphasis"><text:span text:style-name="T3">p</text:span></text:span><text:span text:style-name="T3">), although it may end in </text:span><text:span text:style-name="Strong_20_Emphasis"><text:span text:style-name="T3">d</text:span></text:span><text:span text:style-name="T3">, usually after the loss of a final </text:span><text:span text:style-name="Strong_20_Emphasis"><text:span text:style-name="T3">e</text:span></text:span><text:span text:style-name="T3">.</text:span></text:p>
      <text:p text:style-name="Text_20_body"><text:span text:style-name="T3">e.g.: </text:span><text:span text:style-name="Strong_20_Emphasis"><text:span text:style-name="T3">est</text:span></text:span><text:span text:style-name="T3"> → </text:span><text:span text:style-name="Strong_20_Emphasis"><text:span text:style-name="T3">es</text:span></text:span></text:p>
      <text:p text:style-name="Text_20_body"><text:span text:style-name="T3">e.g.: </text:span><text:span text:style-name="Strong_20_Emphasis"><text:span text:style-name="T3">sunt</text:span></text:span><text:span text:style-name="T3"> → </text:span><text:span text:style-name="Strong_20_Emphasis"><text:span text:style-name="T3">son</text:span></text:span></text:p>
      <text:p text:style-name="Text_20_body"><text:span text:style-name="T3">e.g.: </text:span><text:span text:style-name="Strong_20_Emphasis"><text:span text:style-name="T3">tenet</text:span></text:span><text:span text:style-name="T3"> → </text:span><text:span text:style-name="Strong_20_Emphasis"><text:span text:style-name="T3">tiene</text:span></text:span></text:p>
      <text:p text:style-name="Text_20_body"><text:span text:style-name="T3">e.g.: </text:span><text:span text:style-name="Strong_20_Emphasis"><text:span text:style-name="T3">nec</text:span></text:span><text:span text:style-name="T3"> → </text:span><text:span text:style-name="Strong_20_Emphasis"><text:span text:style-name="T3">ni</text:span></text:span></text:p>
      <text:p text:style-name="Text_20_body"><text:span text:style-name="T3">e.g.: </text:span><text:span text:style-name="Strong_20_Emphasis"><text:span text:style-name="T3">unitate</text:span></text:span><text:span text:style-name="T3"> → </text:span><text:span text:style-name="Strong_20_Emphasis"><text:span text:style-name="T3">unidad</text:span></text:span></text:p>
      <text:p text:style-name="Text_20_body"><text:span text:style-name="T3">Spanish also refuses to end in </text:span><text:span text:style-name="Strong_20_Emphasis"><text:span text:style-name="T3">m</text:span></text:span><text:span text:style-name="T3">, which is regularly replaced with </text:span><text:span text:style-name="Strong_20_Emphasis"><text:span text:style-name="T3">n</text:span></text:span><text:span text:style-name="T3"> (Portuguese does the opposite, preferring final </text:span><text:span text:style-name="Strong_20_Emphasis"><text:span text:style-name="T3">m</text:span></text:span><text:span text:style-name="T3">).</text:span></text:p>
      <text:p text:style-name="Text_20_body"><text:span text:style-name="T3">e.g.: </text:span><text:span text:style-name="Strong_20_Emphasis"><text:span text:style-name="T3">cum</text:span></text:span><text:span text:style-name="T3"> → </text:span><text:span text:style-name="Strong_20_Emphasis"><text:span text:style-name="T3">con</text:span></text:span></text:p>
      <text:p text:style-name="Text_20_body"><text:span text:style-name="T3">e.g.: </text:span><text:span text:style-name="Strong_20_Emphasis"><text:span text:style-name="T3">tam</text:span></text:span><text:span text:style-name="T3"> → </text:span><text:span text:style-name="Strong_20_Emphasis"><text:span text:style-name="T3">tan</text:span></text:span></text:p>
      <text:p text:style-name="Text_20_body"><text:span text:style-name="T3">When a Latin word ended in a short </text:span><text:span text:style-name="Strong_20_Emphasis"><text:span text:style-name="T3">e</text:span></text:span><text:span text:style-name="T3">, Spanish could drop the </text:span><text:span text:style-name="Strong_20_Emphasis"><text:span text:style-name="T3">e</text:span></text:span><text:span text:style-name="T3">, but only if the rest of the word still ended correctly.</text:span></text:p>
      <text:p text:style-name="Text_20_body"><text:span text:style-name="T3">e.g.: </text:span><text:span text:style-name="Strong_20_Emphasis"><text:span text:style-name="T3">bene</text:span></text:span><text:span text:style-name="T3"> → </text:span><text:span text:style-name="Strong_20_Emphasis"><text:span text:style-name="T3">bien</text:span></text:span></text:p>
      <text:p text:style-name="Text_20_body"><text:span text:style-name="T3">e.g.: </text:span><text:span text:style-name="Strong_20_Emphasis"><text:span text:style-name="T3">dare</text:span></text:span><text:span text:style-name="T3"> → </text:span><text:span text:style-name="Strong_20_Emphasis"><text:span text:style-name="T3">dar</text:span></text:span></text:p>
      <text:p text:style-name="Text_20_body"><text:span text:style-name="T3">e.g.: </text:span><text:span text:style-name="Strong_20_Emphasis"><text:span text:style-name="T3">ante</text:span></text:span><text:span text:style-name="T3"> → </text:span><text:span text:style-name="Strong_20_Emphasis"><text:span text:style-name="T3">ante</text:span></text:span><text:span text:style-name="T3"> (not </text:span><text:span text:style-name="Strong_20_Emphasis"><text:span text:style-name="T3">ant</text:span></text:span><text:span text:style-name="T3">)</text:span></text:p>
      <text:p text:style-name="Text_20_body"><text:span text:style-name="T3">e.g.: </text:span><text:span text:style-name="Strong_20_Emphasis"><text:span text:style-name="T3">patre</text:span></text:span><text:span text:style-name="T3"> → </text:span><text:span text:style-name="Strong_20_Emphasis"><text:span text:style-name="T3">padre</text:span></text:span><text:span text:style-name="T3"> (not </text:span><text:span text:style-name="Strong_20_Emphasis"><text:span text:style-name="T3">padr</text:span></text:span><text:span text:style-name="T3">)</text:span></text:p>
      <text:p text:style-name="Text_20_body"><text:span text:style-name="T3">Spanish orthography went to great length to preserve hard and soft </text:span><text:span text:style-name="Strong_20_Emphasis"><text:span text:style-name="T3">c</text:span></text:span><text:span text:style-name="T3"> and </text:span><text:span text:style-name="Strong_20_Emphasis"><text:span text:style-name="T3">g</text:span></text:span><text:span text:style-name="T3">. When a word such as </text:span><text:span text:style-name="Strong_20_Emphasis"><text:span text:style-name="T3">pace</text:span></text:span><text:span text:style-name="T3"> lost its ending to become </text:span><text:span text:style-name="Strong_20_Emphasis"><text:span text:style-name="T3">pac-</text:span></text:span><text:span text:style-name="T3">, the soft </text:span><text:span text:style-name="Strong_20_Emphasis"><text:span text:style-name="T3">c</text:span></text:span><text:span text:style-name="T3"> had to be maintained by changing it to </text:span><text:span text:style-name="Strong_20_Emphasis"><text:span text:style-name="T3">z</text:span></text:span><text:span text:style-name="T3">, as in </text:span><text:span text:style-name="Strong_20_Emphasis"><text:span text:style-name="T3">paz</text:span></text:span><text:span text:style-name="T3">. Therefore Latin words ending in </text:span><text:span text:style-name="Strong_20_Emphasis"><text:span text:style-name="T3">-x</text:span></text:span><text:span text:style-name="T3"> in the nominative regularly end in </text:span><text:span text:style-name="Strong_20_Emphasis"><text:span text:style-name="T3">-z</text:span></text:span><text:span text:style-name="T3"> in Spanish if the plural was </text:span><text:span text:style-name="Strong_20_Emphasis"><text:span text:style-name="T3">-ces</text:span></text:span><text:span text:style-name="T3">, or </text:span><text:span text:style-name="Strong_20_Emphasis"><text:span text:style-name="T3">-y</text:span></text:span><text:span text:style-name="T3"> if the plural was </text:span><text:span text:style-name="Strong_20_Emphasis"><text:span text:style-name="T3">-ges</text:span></text:span><text:span text:style-name="T3"> (the final </text:span><text:span text:style-name="Strong_20_Emphasis"><text:span text:style-name="T3">g</text:span></text:span><text:span text:style-name="T3"> changing completely to </text:span><text:span text:style-name="Strong_20_Emphasis"><text:span text:style-name="T3">y</text:span></text:span><text:span text:style-name="T3">).</text:span></text:p>
      <text:p text:style-name="Text_20_body"><text:span text:style-name="T3">e.g.: </text:span><text:span text:style-name="Strong_20_Emphasis"><text:span text:style-name="T3">voce</text:span></text:span><text:span text:style-name="T3"> → </text:span><text:span text:style-name="Strong_20_Emphasis"><text:span text:style-name="T3">voz</text:span></text:span><text:span text:style-name="T3">, </text:span><text:span text:style-name="Strong_20_Emphasis"><text:span text:style-name="T3">voces</text:span></text:span></text:p>
      <text:p text:style-name="Text_20_body"><text:span text:style-name="T3">e.g.: </text:span><text:span text:style-name="Strong_20_Emphasis"><text:span text:style-name="T3">rege</text:span></text:span><text:span text:style-name="T3"> → </text:span><text:span text:style-name="Strong_20_Emphasis"><text:span text:style-name="T3">rey</text:span></text:span><text:span text:style-name="T3">, </text:span><text:span text:style-name="Strong_20_Emphasis"><text:span text:style-name="T3">reyes</text:span></text:span></text:p>
      <text:h text:outline-level="2"><text:bookmark text:name="grammar"/>Grammatical Development</text:h>
      <text:p text:style-name="P1">The first thing to note about nouns is that the neuter gender has disappeared. Neuter words simply became treated as masculine, or sometimes feminine. Thus, the irregular declensions of neuter nouns, and especially the rule that the nominative and accusative of neuter nouns are always identical, have disappeared too.</text:p>
      <text:p text:style-name="Text_20_body"><text:span text:style-name="T3">Like English, Spanish has abandoned all use of cases with nouns, and continues it only with certain pronouns. The form that these single case nouns took was derived not from the nominative, which was often irregular in Latin, but from the accusative (cf. the way Americans colloquially say “It was </text:span><text:span text:style-name="Emphasis"><text:span text:style-name="T3">me</text:span></text:span><text:span text:style-name="T3">,” with </text:span><text:span text:style-name="Emphasis"><text:span text:style-name="T3">I</text:span></text:span><text:span text:style-name="T3"> replaced by the objective </text:span><text:span text:style-name="Emphasis"><text:span text:style-name="T3">me</text:span></text:span><text:span text:style-name="T3">). Even by the beginning of the Roman Empire, the final </text:span><text:span text:style-name="Strong_20_Emphasis"><text:span text:style-name="T3">-m</text:span></text:span><text:span text:style-name="T3"> of the accusative singular had been lost in vulgar Latin. In the second declension the remaining –</text:span><text:span text:style-name="Strong_20_Emphasis"><text:span text:style-name="T3">u</text:span></text:span><text:span text:style-name="T3"> became –</text:span><text:span text:style-name="Strong_20_Emphasis"><text:span text:style-name="T3">o</text:span></text:span><text:span text:style-name="T3">, according to the rules set forth above, so that the accusative singular was the same as the original ablative singular. Thus, the accusative of all declensions ended in the stem plus a vowel in the singular, and the same plus </text:span><text:span text:style-name="Strong_20_Emphasis"><text:span text:style-name="T3">-s</text:span></text:span><text:span text:style-name="T3"> in the plural, so that, just like English, Spanish forms plurals by adding </text:span><text:span text:style-name="Strong_20_Emphasis"><text:span text:style-name="T3">-s</text:span></text:span><text:span text:style-name="T3"> or </text:span><text:span text:style-name="Strong_20_Emphasis"><text:span text:style-name="T3">-es</text:span></text:span><text:span text:style-name="T3">.</text:span></text:p>
      <text:p text:style-name="Text_20_body"><text:span text:style-name="Teletype"><text:span text:style-name="T3">1st</text:span></text:span><text:span text:style-name="T3"> declension: </text:span><text:span text:style-name="Strong_20_Emphasis"><text:span text:style-name="T3">via</text:span></text:span><text:span text:style-name="T3">, </text:span><text:span text:style-name="Strong_20_Emphasis"><text:span text:style-name="T3">vias</text:span></text:span><text:span text:style-name="T3"> → </text:span><text:span text:style-name="Strong_20_Emphasis"><text:span text:style-name="T3">vía</text:span></text:span><text:span text:style-name="T3">, </text:span><text:span text:style-name="Strong_20_Emphasis"><text:span text:style-name="T3">vías</text:span></text:span></text:p>
      <text:p text:style-name="Text_20_body"><text:soft-page-break/><text:span text:style-name="Teletype"><text:span text:style-name="T3">2nd</text:span></text:span><text:span text:style-name="T3"> declension: </text:span><text:span text:style-name="Strong_20_Emphasis"><text:span text:style-name="T3">libro</text:span></text:span><text:span text:style-name="T3">, </text:span><text:span text:style-name="Strong_20_Emphasis"><text:span text:style-name="T3">libros</text:span></text:span><text:span text:style-name="T3"> → </text:span><text:span text:style-name="Strong_20_Emphasis"><text:span text:style-name="T3">libro</text:span></text:span><text:span text:style-name="T3">, </text:span><text:span text:style-name="Strong_20_Emphasis"><text:span text:style-name="T3">libros</text:span></text:span></text:p>
      <text:p text:style-name="Text_20_body"><text:span text:style-name="Teletype"><text:span text:style-name="T3">3rd</text:span></text:span><text:span text:style-name="T3"> declension: </text:span><text:span text:style-name="Strong_20_Emphasis"><text:span text:style-name="T3">parte</text:span></text:span><text:span text:style-name="T3">, </text:span><text:span text:style-name="Strong_20_Emphasis"><text:span text:style-name="T3">partes</text:span></text:span><text:span text:style-name="T3"> → </text:span><text:span text:style-name="Strong_20_Emphasis"><text:span text:style-name="T3">parte</text:span></text:span><text:span text:style-name="T3">, </text:span><text:span text:style-name="Strong_20_Emphasis"><text:span text:style-name="T3">partes</text:span></text:span></text:p>
      <text:p text:style-name="Text_20_body"><text:span text:style-name="Teletype"><text:span text:style-name="T3">4th</text:span></text:span><text:span text:style-name="T3"> declension: </text:span><text:span text:style-name="Strong_20_Emphasis"><text:span text:style-name="T3">impetu</text:span></text:span><text:span text:style-name="T3">, </text:span><text:span text:style-name="Strong_20_Emphasis"><text:span text:style-name="T3">impetus</text:span></text:span><text:span text:style-name="T3"> → </text:span><text:span text:style-name="Strong_20_Emphasis"><text:span text:style-name="T3">ímpetu</text:span></text:span><text:span text:style-name="T3">, </text:span><text:span text:style-name="Strong_20_Emphasis"><text:span text:style-name="T3">ímpetus</text:span></text:span><text:span text:style-name="T3"> (but usually treated as second declension, as </text:span><text:span text:style-name="Strong_20_Emphasis"><text:span text:style-name="T3">manu</text:span></text:span><text:span text:style-name="T3"> → </text:span><text:span text:style-name="Strong_20_Emphasis"><text:span text:style-name="T3">mano</text:span></text:span><text:span text:style-name="T3">)</text:span></text:p>
      <text:p text:style-name="Text_20_body"><text:span text:style-name="Teletype"><text:span text:style-name="T3">5th</text:span></text:span><text:span text:style-name="T3"> declension: </text:span><text:span text:style-name="Strong_20_Emphasis"><text:span text:style-name="T3">serie</text:span></text:span><text:span text:style-name="T3">, </text:span><text:span text:style-name="Strong_20_Emphasis"><text:span text:style-name="T3">series</text:span></text:span><text:span text:style-name="T3"> → </text:span><text:span text:style-name="Strong_20_Emphasis"><text:span text:style-name="T3">serie</text:span></text:span><text:span text:style-name="T3">, </text:span><text:span text:style-name="Strong_20_Emphasis"><text:span text:style-name="T3">series</text:span></text:span></text:p>
      <text:p text:style-name="Text_20_body"><text:span text:style-name="T3">With the pronouns, vestiges of other cases can be seen, but not all with a single pronoun. For the most part, Spanish uses subjective and objective cases, like English; but in the dative, </text:span><text:span text:style-name="Strong_20_Emphasis"><text:span text:style-name="T3">le</text:span></text:span><text:span text:style-name="T3"> is used instead of </text:span><text:span text:style-name="Strong_20_Emphasis"><text:span text:style-name="T3">lo</text:span></text:span><text:span text:style-name="T3">; and after prepositions the nominative(!) is used, except for </text:span><text:span text:style-name="Strong_20_Emphasis"><text:span text:style-name="T3">mí</text:span></text:span><text:span text:style-name="T3"> and </text:span><text:span text:style-name="Strong_20_Emphasis"><text:span text:style-name="T3">ti</text:span></text:span><text:span text:style-name="T3"> instead of </text:span><text:span text:style-name="Strong_20_Emphasis"><text:span text:style-name="T3">yo</text:span></text:span><text:span text:style-name="T3"> and </text:span><text:span text:style-name="Strong_20_Emphasis"><text:span text:style-name="T3">tú</text:span></text:span><text:span text:style-name="T3">.</text:span></text:p>
      <text:p text:style-name="Text_20_body"><text:span text:style-name="T3">e.g.: </text:span><text:span text:style-name="Strong_20_Emphasis"><text:span text:style-name="T3">te amo</text:span></text:span><text:span text:style-name="T3"> → </text:span><text:span text:style-name="Strong_20_Emphasis"><text:span text:style-name="T3">te amo</text:span></text:span></text:p>
      <text:p text:style-name="Text_20_body"><text:span text:style-name="T3">e.g.: </text:span><text:span text:style-name="Strong_20_Emphasis"><text:span text:style-name="T3">tu me amas</text:span></text:span><text:span text:style-name="T3"> → </text:span><text:span text:style-name="Strong_20_Emphasis"><text:span text:style-name="T3">tú me amas</text:span></text:span></text:p>
      <text:p text:style-name="Text_20_body"><text:span text:style-name="T3">e.g.: </text:span><text:span text:style-name="Strong_20_Emphasis"><text:span text:style-name="T3">illum amo</text:span></text:span><text:span text:style-name="T3"> → </text:span><text:span text:style-name="Strong_20_Emphasis"><text:span text:style-name="T3">lo amo</text:span></text:span></text:p>
      <text:p text:style-name="Text_20_body"><text:span text:style-name="T3">e.g.: </text:span><text:span text:style-name="Strong_20_Emphasis"><text:span text:style-name="T3">illi do aliquid</text:span></text:span><text:span text:style-name="T3"> → </text:span><text:span text:style-name="Strong_20_Emphasis"><text:span text:style-name="T3">le doy algo</text:span></text:span></text:p>
      <text:p text:style-name="Text_20_body"><text:span text:style-name="T3">e.g.: </text:span><text:span text:style-name="Strong_20_Emphasis"><text:span text:style-name="T3">pro illo</text:span></text:span><text:span text:style-name="T3"> → </text:span><text:span text:style-name="Strong_20_Emphasis"><text:span text:style-name="T3">para él</text:span></text:span></text:p>
      <text:p text:style-name="Text_20_body"><text:span text:style-name="T3">e.g.: </text:span><text:span text:style-name="Strong_20_Emphasis"><text:span text:style-name="T3">pro me</text:span></text:span><text:span text:style-name="T3"> (</text:span><text:span text:style-name="Strong_20_Emphasis"><text:span text:style-name="T3">mihi</text:span></text:span><text:span text:style-name="T3">) → </text:span><text:span text:style-name="Strong_20_Emphasis"><text:span text:style-name="T3">para mí</text:span></text:span></text:p>
      <text:p text:style-name="Text_20_body"><text:span text:style-name="T3">The second person suffered a common complication. First, vulgar Latin began to address people in the plural for politeness. English did precisely the same, to the extent that the singular </text:span><text:span text:style-name="Emphasis"><text:span text:style-name="T3">thou</text:span></text:span><text:span text:style-name="T3"> has been all but entirely replaced with the originally plural </text:span><text:span text:style-name="Emphasis"><text:span text:style-name="T3">you</text:span></text:span><text:span text:style-name="T3">. Thus, Latin </text:span><text:span text:style-name="Strong_20_Emphasis"><text:span text:style-name="T3">vos</text:span></text:span><text:span text:style-name="T3"> became French </text:span><text:span text:style-name="Emphasis"><text:span text:style-name="T3">vous</text:span></text:span><text:span text:style-name="T3"> and Spanish </text:span><text:span text:style-name="Strong_20_Emphasis"><text:span text:style-name="T3">vosotros</text:span></text:span><text:span text:style-name="T3"> (from </text:span><text:span text:style-name="Strong_20_Emphasis"><text:span text:style-name="T3">vos + otros</text:span></text:span><text:span text:style-name="T3">). But in Spanish this usage was further replaced with the phrase </text:span><text:span text:style-name="Strong_20_Emphasis"><text:span text:style-name="T3">vuestra merced</text:span></text:span><text:span text:style-name="T3"> (</text:span><text:span text:style-name="Emphasis"><text:span text:style-name="T3">your grace</text:span></text:span><text:span text:style-name="T3">), contracted to </text:span><text:span text:style-name="Strong_20_Emphasis"><text:span text:style-name="T3">Usted</text:span></text:span><text:span text:style-name="T3">, which is treated as third person! This is the same deference the English show in saying to the Queen, </text:span><text:span text:style-name="Emphasis"><text:span text:style-name="T3">Your highness is very kind</text:span></text:span><text:span text:style-name="T3">. The second person singular forms are still used to address familiar people, but the second person plural forms, even when not used politely, have been entirely replaced by </text:span><text:span text:style-name="Strong_20_Emphasis"><text:span text:style-name="T3">Ustedes</text:span></text:span><text:span text:style-name="T3"> everywhere but in parts of Spain and archaic formulae.</text:span></text:p>
      <text:p text:style-name="Text_20_body"><text:span text:style-name="T3">e.g.: </text:span><text:span text:style-name="Strong_20_Emphasis"><text:span text:style-name="T3">Tú eres bueno</text:span></text:span><text:span text:style-name="T3">, </text:span><text:span text:style-name="Emphasis"><text:span text:style-name="T3">you are good</text:span></text:span><text:span text:style-name="T3"> (familiar)</text:span></text:p>
      <text:p text:style-name="Text_20_body"><text:span text:style-name="T3">e.g.: </text:span><text:span text:style-name="Strong_20_Emphasis"><text:span text:style-name="T3">Usted es bueno</text:span></text:span><text:span text:style-name="T3">, </text:span><text:span text:style-name="Emphasis"><text:span text:style-name="T3">you are good</text:span></text:span><text:span text:style-name="T3"> (polite)</text:span></text:p>
      <text:p text:style-name="Text_20_body"><text:span text:style-name="T3">e.g.: </text:span><text:span text:style-name="Strong_20_Emphasis"><text:span text:style-name="T3">Ustedes son buenos</text:span></text:span><text:span text:style-name="T3">, </text:span><text:span text:style-name="Emphasis"><text:span text:style-name="T3">you are good</text:span></text:span><text:span text:style-name="T3"> (plural)</text:span></text:p>
      <text:p text:style-name="Text_20_body"><text:span text:style-name="T3">e.g.: </text:span><text:span text:style-name="Strong_20_Emphasis"><text:span text:style-name="T3">Vosotros sois buenos</text:span></text:span><text:span text:style-name="T3">, </text:span><text:span text:style-name="Emphasis"><text:span text:style-name="T3">you are good</text:span></text:span><text:span text:style-name="T3"> (plural and familiar, but archaic)</text:span></text:p>
      <text:p text:style-name="Text_20_body"><text:span text:style-name="T3">Of the adjectives there is little more to say than that what was said of nouns also applies to them, and that the use of substantives seen in Latin is greatly diminished in Spanish. But the demonstrative </text:span><text:span text:style-name="Strong_20_Emphasis"><text:span text:style-name="T3">ille</text:span></text:span><text:span text:style-name="T3"> was used more and more until it finally took on some bold new functions, viz. the third person pronoun and the definite article. English acquired its definite article </text:span><text:span text:style-name="Emphasis"><text:span text:style-name="T3">the</text:span></text:span><text:span text:style-name="T3"> in precisely the same way, from the demonstrative adjective </text:span><text:span text:style-name="Emphasis"><text:span text:style-name="T3">that</text:span></text:span><text:span text:style-name="T3">.</text:span></text:p>
      <text:p text:style-name="Text_20_body"><text:span text:style-name="T3">First: </text:span><text:span text:style-name="Strong_20_Emphasis"><text:span text:style-name="T3">illo</text:span></text:span><text:span text:style-name="T3"> → </text:span><text:span text:style-name="Strong_20_Emphasis"><text:span text:style-name="T3">ello</text:span></text:span><text:span text:style-name="T3">, </text:span><text:span text:style-name="Strong_20_Emphasis"><text:span text:style-name="T3">illa</text:span></text:span><text:span text:style-name="T3"> → </text:span><text:span text:style-name="Strong_20_Emphasis"><text:span text:style-name="T3">ella</text:span></text:span></text:p>
      <text:p text:style-name="Text_20_body"><text:span text:style-name="Strong_20_Emphasis"><text:span text:style-name="T3">ello</text:span></text:span><text:span text:style-name="T3">, </text:span><text:span text:style-name="Strong_20_Emphasis"><text:span text:style-name="T3">ella</text:span></text:span><text:span text:style-name="T3">, </text:span><text:span text:style-name="Strong_20_Emphasis"><text:span text:style-name="T3">ellos</text:span></text:span><text:span text:style-name="T3">, </text:span><text:span text:style-name="Strong_20_Emphasis"><text:span text:style-name="T3">ellas</text:span></text:span><text:span text:style-name="T3"> → </text:span><text:span text:style-name="Strong_20_Emphasis"><text:span text:style-name="T3">él</text:span></text:span><text:span text:style-name="T3"> (</text:span><text:span text:style-name="Strong_20_Emphasis"><text:span text:style-name="T3">lo</text:span></text:span><text:span text:style-name="T3">), </text:span><text:span text:style-name="Strong_20_Emphasis"><text:span text:style-name="T3">ella</text:span></text:span><text:span text:style-name="T3"> (</text:span><text:span text:style-name="Strong_20_Emphasis"><text:span text:style-name="T3">la</text:span></text:span><text:span text:style-name="T3">), </text:span><text:span text:style-name="Strong_20_Emphasis"><text:span text:style-name="T3">ellos</text:span></text:span><text:span text:style-name="T3"> (</text:span><text:span text:style-name="Strong_20_Emphasis"><text:span text:style-name="T3">los</text:span></text:span><text:span text:style-name="T3">), </text:span><text:span text:style-name="Strong_20_Emphasis"><text:span text:style-name="T3">ellas</text:span></text:span><text:span text:style-name="T3"> (</text:span><text:span text:style-name="Strong_20_Emphasis"><text:span text:style-name="T3">las</text:span></text:span><text:span text:style-name="T3">), the third person pronouns (but </text:span><text:span text:style-name="Strong_20_Emphasis"><text:span text:style-name="T3">illi</text:span></text:span><text:span text:style-name="T3">, </text:span><text:span text:style-name="Strong_20_Emphasis"><text:span text:style-name="T3">illis</text:span></text:span><text:span text:style-name="T3"> → </text:span><text:span text:style-name="Strong_20_Emphasis"><text:span text:style-name="T3">le</text:span></text:span><text:span text:style-name="T3">, </text:span><text:span text:style-name="Strong_20_Emphasis"><text:span text:style-name="T3">les</text:span></text:span><text:span text:style-name="T3"> in the dative)</text:span></text:p>
      <text:p text:style-name="Text_20_body"><text:span text:style-name="Strong_20_Emphasis"><text:span text:style-name="T3">ello</text:span></text:span><text:span text:style-name="T3">, </text:span><text:span text:style-name="Strong_20_Emphasis"><text:span text:style-name="T3">ella</text:span></text:span><text:span text:style-name="T3">, </text:span><text:span text:style-name="Strong_20_Emphasis"><text:span text:style-name="T3">ellos</text:span></text:span><text:span text:style-name="T3">, </text:span><text:span text:style-name="Strong_20_Emphasis"><text:span text:style-name="T3">ellas</text:span></text:span><text:span text:style-name="T3"> → </text:span><text:span text:style-name="Strong_20_Emphasis"><text:span text:style-name="T3">el</text:span></text:span><text:span text:style-name="T3">, </text:span><text:span text:style-name="Strong_20_Emphasis"><text:span text:style-name="T3">la</text:span></text:span><text:span text:style-name="T3">, </text:span><text:span text:style-name="Strong_20_Emphasis"><text:span text:style-name="T3">los</text:span></text:span><text:span text:style-name="T3">, </text:span><text:span text:style-name="Strong_20_Emphasis"><text:span text:style-name="T3">las</text:span></text:span><text:span text:style-name="T3">, the definite articles (</text:span><text:span text:style-name="Emphasis"><text:span text:style-name="T3">the</text:span></text:span><text:span text:style-name="T3">)</text:span></text:p>
      <text:p text:style-name="Text_20_body"><text:span text:style-name="T3">Here the neuter makes its last stand, and asserts itself as </text:span><text:span text:style-name="Strong_20_Emphasis"><text:span text:style-name="T3">lo</text:span></text:span><text:span text:style-name="T3"> in many expressions that would otherwise use </text:span><text:span text:style-name="Strong_20_Emphasis"><text:span text:style-name="T3">el</text:span></text:span><text:span text:style-name="T3">.</text:span></text:p>
      <text:p text:style-name="Text_20_body"><text:span text:style-name="T3">e.g.: </text:span><text:span text:style-name="Strong_20_Emphasis"><text:span text:style-name="T3">lo que haces es bueno</text:span></text:span><text:span text:style-name="T3">, </text:span><text:span text:style-name="Emphasis"><text:span text:style-name="T3">what you are doing is good</text:span></text:span></text:p>
      <text:p text:style-name="Text_20_body"><text:span text:style-name="T3">It should also be noted that the complicated set of relative and interrogative pronouns have been reduced to </text:span><text:span text:style-name="Strong_20_Emphasis"><text:span text:style-name="T3">que</text:span></text:span><text:span text:style-name="T3"> (</text:span><text:span text:style-name="Emphasis"><text:span text:style-name="T3">that</text:span></text:span><text:span text:style-name="T3">, </text:span><text:span text:style-name="Emphasis"><text:span text:style-name="T3">which</text:span></text:span><text:span text:style-name="T3">) with no plural, and </text:span><text:span text:style-name="Strong_20_Emphasis"><text:span text:style-name="T3">qué</text:span></text:span><text:span text:style-name="T3"> (</text:span><text:span text:style-name="Emphasis"><text:span text:style-name="T3">what?</text:span></text:span><text:span text:style-name="T3">), and </text:span><text:span text:style-name="Strong_20_Emphasis"><text:span text:style-name="T3">quién</text:span></text:span><text:span text:style-name="T3"> (</text:span><text:span text:style-name="Emphasis"><text:span text:style-name="T3">who/whom?</text:span></text:span><text:span text:style-name="T3">) with plural </text:span><text:span text:style-name="Strong_20_Emphasis"><text:span text:style-name="T3">quiénes</text:span></text:span><text:span text:style-name="T3">, in addition </text:span><text:soft-page-break/><text:span text:style-name="T3">to the words such as </text:span><text:span text:style-name="Strong_20_Emphasis"><text:span text:style-name="T3">cuando</text:span></text:span><text:span text:style-name="T3"> (</text:span><text:span text:style-name="Emphasis"><text:span text:style-name="T3">when</text:span></text:span><text:span text:style-name="T3">), etc. Interrogative pronouns are distinguished from relative pronouns by an accent mark.</text:span></text:p>
      <text:p text:style-name="Text_20_body"><text:span text:style-name="T3">e.g.: </text:span><text:span text:style-name="Strong_20_Emphasis"><text:span text:style-name="T3">cuando vienes</text:span></text:span><text:span text:style-name="T3">, </text:span><text:span text:style-name="Emphasis"><text:span text:style-name="T3">when you come</text:span></text:span></text:p>
      <text:p text:style-name="Text_20_body"><text:span text:style-name="T3">e.g.: </text:span><text:span text:style-name="Strong_20_Emphasis"><text:span text:style-name="T3">cuándo vienes</text:span></text:span><text:span text:style-name="T3">, </text:span><text:span text:style-name="Emphasis"><text:span text:style-name="T3">when are you coming?</text:span></text:span></text:p>
      <text:p text:style-name="Text_20_body"><text:span text:style-name="T3">Vulgar Latin developed a new, simple way to form adverbs from adjectives. It was to use the adjective (in the ablative feminine singular, of course) to modify </text:span><text:span text:style-name="Strong_20_Emphasis"><text:span text:style-name="T3">mente</text:span></text:span><text:span text:style-name="T3">, in the ablative, to form the phrase </text:span><text:span text:style-name="Emphasis"><text:span text:style-name="T3">with — mind</text:span></text:span><text:span text:style-name="T3">, or rather </text:span><text:span text:style-name="Emphasis"><text:span text:style-name="T3">with — manner</text:span></text:span><text:span text:style-name="T3">. This is paralelled in English with the suffix </text:span><text:span text:style-name="Emphasis"><text:span text:style-name="T3">-wise</text:span></text:span><text:span text:style-name="T3">, as in </text:span><text:span text:style-name="Emphasis"><text:span text:style-name="T3">likewise</text:span></text:span><text:span text:style-name="T3">, </text:span><text:span text:style-name="Emphasis"><text:span text:style-name="T3">clockwise</text:span></text:span><text:span text:style-name="T3">. In Spanish, the </text:span><text:span text:style-name="Strong_20_Emphasis"><text:span text:style-name="T3">-mente</text:span></text:span><text:span text:style-name="T3"> forms a suffix on the adjective.</text:span></text:p>
      <text:p text:style-name="Text_20_body"><text:span text:style-name="T3">e.g.: </text:span><text:span text:style-name="Strong_20_Emphasis"><text:span text:style-name="T3">timida mente</text:span></text:span><text:span text:style-name="T3"> → </text:span><text:span text:style-name="Strong_20_Emphasis"><text:span text:style-name="T3">tímidamente</text:span></text:span><text:span text:style-name="T3">, </text:span><text:span text:style-name="Emphasis"><text:span text:style-name="T3">fearfully</text:span></text:span><text:span text:style-name="T3"> (originally, </text:span><text:span text:style-name="Emphasis"><text:span text:style-name="T3">with fearful mind</text:span></text:span><text:span text:style-name="T3">)</text:span></text:p>
      <text:p text:style-name="Text_20_body"><text:span text:style-name="T3">e.g.: </text:span><text:span text:style-name="Strong_20_Emphasis"><text:span text:style-name="T3">frecuenti mente</text:span></text:span><text:span text:style-name="T3"> → </text:span><text:span text:style-name="Strong_20_Emphasis"><text:span text:style-name="T3">frecuentemente</text:span></text:span><text:span text:style-name="T3">, </text:span><text:span text:style-name="Emphasis"><text:span text:style-name="T3">frequently</text:span></text:span></text:p>
      <text:p text:style-name="Text_20_body"><text:span text:style-name="T3">The treatment of verbs in Spanish has been remakably conservative. The most important simplification was that the four conjugations collapsed into three. For the most part, this was achieved by shifting third conjugation verbs (the only ones with a short thematic vowel) to either the second or fourth, to yield the three conjugations ending in </text:span><text:span text:style-name="Strong_20_Emphasis"><text:span text:style-name="T3">-ar</text:span></text:span><text:span text:style-name="T3">, </text:span><text:span text:style-name="Strong_20_Emphasis"><text:span text:style-name="T3">-er</text:span></text:span><text:span text:style-name="T3">, and </text:span><text:span text:style-name="Strong_20_Emphasis"><text:span text:style-name="T3">-ir</text:span></text:span><text:span text:style-name="T3"> (recall that the final </text:span><text:span text:style-name="Strong_20_Emphasis"><text:span text:style-name="T3">e</text:span></text:span><text:span text:style-name="T3"> is dropped). Since those third conjugation verbs were the real troublemakers, with so many irregularities, getting rid of them allowed the whole system of conjugations to simplify, on the model of the very regular first conjugation.</text:span></text:p>
      <text:p text:style-name="Text_20_body"><text:span text:style-name="T3">e.g.: </text:span><text:span text:style-name="Strong_20_Emphasis"><text:span text:style-name="T3">amare</text:span></text:span><text:span text:style-name="T3"> → </text:span><text:span text:style-name="Strong_20_Emphasis"><text:span text:style-name="T3">amar</text:span></text:span></text:p>
      <text:p text:style-name="Text_20_body"><text:span text:style-name="T3">e.g.: </text:span><text:span text:style-name="Strong_20_Emphasis"><text:span text:style-name="T3">tenere</text:span></text:span><text:span text:style-name="T3"> → </text:span><text:span text:style-name="Strong_20_Emphasis"><text:span text:style-name="T3">tener</text:span></text:span></text:p>
      <text:p text:style-name="Text_20_body"><text:span text:style-name="T3">e.g.: </text:span><text:span text:style-name="Strong_20_Emphasis"><text:span text:style-name="T3">venire</text:span></text:span><text:span text:style-name="T3"> → </text:span><text:span text:style-name="Strong_20_Emphasis"><text:span text:style-name="T3">venir</text:span></text:span></text:p>
      <text:p text:style-name="Text_20_body"><text:span text:style-name="T3">e.g.: </text:span><text:span text:style-name="Strong_20_Emphasis"><text:span text:style-name="T3">facere</text:span></text:span><text:span text:style-name="T3"> → </text:span><text:span text:style-name="Strong_20_Emphasis"><text:span text:style-name="T3">hacer</text:span></text:span></text:p>
      <text:p text:style-name="Text_20_body"><text:span text:style-name="T3">e.g.: </text:span><text:span text:style-name="Strong_20_Emphasis"><text:span text:style-name="T3">vivere</text:span></text:span><text:span text:style-name="T3"> → </text:span><text:span text:style-name="Strong_20_Emphasis"><text:span text:style-name="T3">vivir</text:span></text:span></text:p>
      <text:p text:style-name="Text_20_body"><text:span text:style-name="T3">The three conjugations essentially followed the same rules of phonetic transformation outlined </text:span><text:a xlink:type="simple" xlink:href="http://mertsahinoglu.com/research/spanish-for-speakers-of-latin/#phonetics" text:style-name="Internet_20_link" text:visited-style-name="Visited_20_Internet_20_Link"><text:span text:style-name="T3">above</text:span></text:a><text:span text:style-name="T3">. The second, third, and fourth conjugations were so thoroughly confused that what is left of the </text:span><text:span text:style-name="Strong_20_Emphasis"><text:span text:style-name="T3">-er</text:span></text:span><text:span text:style-name="T3"> and </text:span><text:span text:style-name="Strong_20_Emphasis"><text:span text:style-name="T3">-ir</text:span></text:span><text:span text:style-name="T3"> conjugations is almost identical. Some explanation is in order for the singular of the preterite tense, which is equivalent to the Latin perfect. I theorize (but have yet to confirm) that the </text:span><text:span text:style-name="Strong_20_Emphasis"><text:span text:style-name="T3">-avisse</text:span></text:span><text:span text:style-name="T3"> ending began to simplify into diphthongs before the </text:span><text:span text:style-name="Strong_20_Emphasis"><text:span text:style-name="T3">v</text:span></text:span><text:span text:style-name="T3"> took on its modern pronunciation, and that the other conjugations imitated the inflections of the first. This also explains the characteristic accent on the final syllable. But certain common verbs retained their perfect stem rather than using </text:span><text:span text:style-name="Strong_20_Emphasis"><text:span text:style-name="T3">-ví</text:span></text:span><text:span text:style-name="T3">, and without a diphthong to form, these took on slightly different endings with the accent remaining on the penult.</text:span></text:p>
      <text:p text:style-name="Text_20_body"><text:span text:style-name="T3">e.g.: </text:span><text:span text:style-name="Strong_20_Emphasis"><text:span text:style-name="T3">amavit</text:span></text:span><text:span text:style-name="T3"> → </text:span><text:span text:style-name="Strong_20_Emphasis"><text:span text:style-name="T3">amau</text:span></text:span><text:span text:style-name="Emphasis"><text:span text:style-name="T3">t</text:span></text:span><text:span text:style-name="T3"> → </text:span><text:span text:style-name="Strong_20_Emphasis"><text:span text:style-name="T3">amó</text:span></text:span></text:p>
      <text:p text:style-name="Text_20_body"><text:span text:style-name="T3">e.g.: </text:span><text:span text:style-name="Strong_20_Emphasis"><text:span text:style-name="T3">amavi</text:span></text:span><text:span text:style-name="T3"> → </text:span><text:span text:style-name="Strong_20_Emphasis"><text:span text:style-name="T3">amai</text:span></text:span><text:span text:style-name="T3"> → </text:span><text:span text:style-name="Strong_20_Emphasis"><text:span text:style-name="T3">amé</text:span></text:span></text:p>
      <text:p text:style-name="Text_20_body"><text:span text:style-name="T3">e.g.: </text:span><text:span text:style-name="Strong_20_Emphasis"><text:span text:style-name="T3">dormivi</text:span></text:span><text:span text:style-name="T3"> → </text:span><text:span text:style-name="Strong_20_Emphasis"><text:span text:style-name="T3">dormii</text:span></text:span><text:span text:style-name="T3"> → </text:span><text:span text:style-name="Strong_20_Emphasis"><text:span text:style-name="T3">dormí</text:span></text:span></text:p>
      <text:p text:style-name="Text_20_body"><text:span text:style-name="T3">e.g.: </text:span><text:span text:style-name="Strong_20_Emphasis"><text:span text:style-name="T3">dormivit</text:span></text:span><text:span text:style-name="T3"> → </text:span><text:span text:style-name="Strong_20_Emphasis"><text:span text:style-name="T3">dormiu</text:span></text:span><text:span text:style-name="Emphasis"><text:span text:style-name="T3">t</text:span></text:span><text:span text:style-name="T3"> → </text:span><text:span text:style-name="Strong_20_Emphasis"><text:span text:style-name="T3">durmió</text:span></text:span></text:p>
      <text:p text:style-name="Text_20_body"><text:span text:style-name="T3">e.g.: </text:span><text:span text:style-name="Strong_20_Emphasis"><text:span text:style-name="T3">fuit</text:span></text:span><text:span text:style-name="T3"> → </text:span><text:span text:style-name="Strong_20_Emphasis"><text:span text:style-name="T3">fue</text:span></text:span></text:p>
      <text:p text:style-name="Text_20_body"><text:span text:style-name="T3">e.g.: </text:span><text:span text:style-name="Strong_20_Emphasis"><text:span text:style-name="T3">traxi</text:span></text:span><text:span text:style-name="T3"> → </text:span><text:span text:style-name="Strong_20_Emphasis"><text:span text:style-name="T3">traje</text:span></text:span></text:p>
      <text:p text:style-name="Text_20_body"><text:span text:style-name="T3">Although deponent and semideponent verbs ceased to be rendered in the passive voice, Spanish replaced this with a new complication, the use of reflexive verbs. Many verbs with intransitive meaning (often expressed with</text:span><text:span text:style-name="Emphasis"><text:span text:style-name="T3"> get</text:span></text:span><text:span text:style-name="T3"> in English) are used with a reflexive pronoun, sometimes even with a slight change of meaning.</text:span></text:p>
      <text:p text:style-name="Text_20_body"><text:span text:style-name="T3">e.g.: </text:span><text:span text:style-name="Strong_20_Emphasis"><text:span text:style-name="T3">sequi</text:span></text:span><text:span text:style-name="T3"> → </text:span><text:span text:style-name="Strong_20_Emphasis"><text:span text:style-name="T3">seguir</text:span></text:span><text:span text:style-name="T3">, </text:span><text:span text:style-name="Emphasis"><text:span text:style-name="T3">to follow</text:span></text:span></text:p>
      <text:p text:style-name="Text_20_body"><text:span text:style-name="T3">e.g.: </text:span><text:span text:style-name="Strong_20_Emphasis"><text:span text:style-name="T3">mori</text:span></text:span><text:span text:style-name="T3"> → </text:span><text:span text:style-name="Strong_20_Emphasis"><text:span text:style-name="T3">morir</text:span></text:span><text:span text:style-name="T3"> </text:span><text:span text:style-name="Emphasis"><text:span text:style-name="T3">or</text:span></text:span><text:span text:style-name="T3"> </text:span><text:span text:style-name="Strong_20_Emphasis"><text:span text:style-name="T3">morirse</text:span></text:span><text:span text:style-name="T3">, </text:span><text:span text:style-name="Emphasis"><text:span text:style-name="T3">to die</text:span></text:span></text:p>
      <text:p text:style-name="Text_20_body"><text:soft-page-break/><text:span text:style-name="T3">e.g.: </text:span><text:span text:style-name="Strong_20_Emphasis"><text:span text:style-name="T3">vestir</text:span></text:span><text:span text:style-name="T3">, </text:span><text:span text:style-name="Emphasis"><text:span text:style-name="T3">to dress</text:span></text:span><text:span text:style-name="T3">; </text:span><text:span text:style-name="Strong_20_Emphasis"><text:span text:style-name="T3">vestirse</text:span></text:span><text:span text:style-name="T3">, </text:span><text:span text:style-name="Emphasis"><text:span text:style-name="T3">to get dressed</text:span></text:span></text:p>
      <text:p text:style-name="Text_20_body"><text:span text:style-name="T3">e.g.: </text:span><text:span text:style-name="Strong_20_Emphasis"><text:span text:style-name="T3">dormir</text:span></text:span><text:span text:style-name="T3">, </text:span><text:span text:style-name="Emphasis"><text:span text:style-name="T3">to sleep</text:span></text:span><text:span text:style-name="T3">; </text:span><text:span text:style-name="Strong_20_Emphasis"><text:span text:style-name="T3">dormirse</text:span></text:span><text:span text:style-name="T3">, </text:span><text:span text:style-name="Emphasis"><text:span text:style-name="T3">to go to sleep</text:span></text:span></text:p>
      <text:p text:style-name="Text_20_body"><text:span text:style-name="T3">Reflexive verbs have also become the most common way of expressing the passive voice, although the true passive is retained, with the agent identified with </text:span><text:span text:style-name="Strong_20_Emphasis"><text:span text:style-name="T3">por</text:span></text:span><text:span text:style-name="T3"> (from Latin </text:span><text:span text:style-name="Strong_20_Emphasis"><text:span text:style-name="T3">per</text:span></text:span><text:span text:style-name="T3">).</text:span></text:p>
      <text:p text:style-name="Text_20_body"><text:span text:style-name="T3">e.g.: </text:span><text:span text:style-name="Strong_20_Emphasis"><text:span text:style-name="T3">libros se encuentran en una biblioteca</text:span></text:span><text:span text:style-name="T3">, </text:span><text:span text:style-name="Emphasis"><text:span text:style-name="T3">books find themselves (i.e. are found) in a library</text:span></text:span></text:p>
      <text:p text:style-name="Text_20_body"><text:span text:style-name="T3">e.g.: </text:span><text:span text:style-name="Strong_20_Emphasis"><text:span text:style-name="T3">los libros fueron encontrados por un estudiante</text:span></text:span><text:span text:style-name="T3">, </text:span><text:span text:style-name="Emphasis"><text:span text:style-name="T3">the books were found by a student</text:span></text:span></text:p>
      <text:p text:style-name="Text_20_body"><text:span text:style-name="T3">The pitfall is that the use of the reflexive does not always correspond to a reflexive meaning. At the core of the issue is the preference in Spanish to avoid intransitive verbs. In English we have an intransive </text:span><text:span text:style-name="Emphasis"><text:span text:style-name="T3">burn</text:span></text:span><text:span text:style-name="T3"> meaning to be ablaze and a transitive </text:span><text:span text:style-name="Emphasis"><text:span text:style-name="T3">burn</text:span></text:span><text:span text:style-name="T3"> meaning to set on fire. To </text:span><text:span text:style-name="Emphasis"><text:span text:style-name="T3">burn</text:span></text:span><text:span text:style-name="T3"> intransitively is to </text:span><text:span text:style-name="Emphasis"><text:span text:style-name="T3">be burnt</text:span></text:span><text:span text:style-name="T3">, while to </text:span><text:span text:style-name="Emphasis"><text:span text:style-name="T3">burn</text:span></text:span><text:span text:style-name="T3"> transitively is to </text:span><text:span text:style-name="Emphasis"><text:span text:style-name="T3">cause to burn</text:span></text:span><text:span text:style-name="T3">. When we say </text:span><text:span text:style-name="Emphasis"><text:span text:style-name="T3">to burn</text:span></text:span><text:span text:style-name="T3">, there is ambiguity as to which of these two meanings is intended. In Spanish, the former sort of meaning is generally expressed with a reflexive. This does not really mean that a person is causing himself to burn, but only that he is </text:span><text:span text:style-name="Emphasis"><text:span text:style-name="T3">getting</text:span></text:span><text:span text:style-name="T3"> burnt.</text:span></text:p>
      <text:p text:style-name="Text_20_body"><text:span text:style-name="T3">e.g.: </text:span><text:span text:style-name="Strong_20_Emphasis"><text:span text:style-name="T3">quemar</text:span></text:span><text:span text:style-name="T3">, </text:span><text:span text:style-name="Emphasis"><text:span text:style-name="T3">to burn, to cause to burn</text:span></text:span></text:p>
      <text:p text:style-name="Text_20_body"><text:span text:style-name="T3">e.g.: </text:span><text:span text:style-name="Strong_20_Emphasis"><text:span text:style-name="T3">quemarse</text:span></text:span><text:span text:style-name="T3">, </text:span><text:span text:style-name="Emphasis"><text:span text:style-name="T3">to burn, to be burnt</text:span></text:span></text:p>
      <text:p text:style-name="Text_20_body"><text:span text:style-name="T3">Vulgar Latin developed two periphrastic verbs constructions exactly as English did. The </text:span><text:span text:style-name="Emphasis"><text:span text:style-name="T3">perfect</text:span></text:span><text:span text:style-name="T3"> tenses (as distinguished from the </text:span><text:span text:style-name="Emphasis"><text:span text:style-name="T3">preterite</text:span></text:span><text:span text:style-name="T3">) were formed with </text:span><text:span text:style-name="Strong_20_Emphasis"><text:span text:style-name="T3">haber</text:span></text:span><text:span text:style-name="T3">, </text:span><text:span text:style-name="Emphasis"><text:span text:style-name="T3">to have</text:span></text:span><text:span text:style-name="T3">, followed by the past participle in the neuter singular.</text:span></text:p>
      <text:p text:style-name="Text_20_body"><text:span text:style-name="T3">e.g.: </text:span><text:span text:style-name="Strong_20_Emphasis"><text:span text:style-name="T3">amaron</text:span></text:span><text:span text:style-name="T3">, </text:span><text:span text:style-name="Emphasis"><text:span text:style-name="T3">they loved</text:span></text:span><text:span text:style-name="T3"> (preterite)</text:span></text:p>
      <text:p text:style-name="Text_20_body"><text:span text:style-name="T3">e.g.: </text:span><text:span text:style-name="Strong_20_Emphasis"><text:span text:style-name="T3">habían amado</text:span></text:span><text:span text:style-name="T3">, </text:span><text:span text:style-name="Emphasis"><text:span text:style-name="T3">they had loved</text:span></text:span><text:span text:style-name="T3"> (past perfect)</text:span></text:p>
      <text:p text:style-name="Text_20_body"><text:span text:style-name="T3">The future was also replaced by a periphrastic using </text:span><text:span text:style-name="Emphasis"><text:span text:style-name="T3">have</text:span></text:span><text:span text:style-name="T3">. Instead of saying </text:span><text:span text:style-name="Emphasis"><text:span text:style-name="T3">he will love</text:span></text:span><text:span text:style-name="T3">, Vulgar Latin began to say </text:span><text:span text:style-name="Emphasis"><text:span text:style-name="T3">he has to love</text:span></text:span><text:span text:style-name="T3"> (cf. English </text:span><text:span text:style-name="Emphasis"><text:span text:style-name="T3">he has yet to begin</text:span></text:span><text:span text:style-name="T3">), but the infinitive was placed before the conjugated form of </text:span><text:span text:style-name="Emphasis"><text:span text:style-name="T3">have</text:span></text:span><text:span text:style-name="T3">. Ultimately the two words fused into one, as if it were a new way to conjugate. (Do not confuse this with </text:span><text:span text:style-name="Emphasis"><text:span text:style-name="T3">have to</text:span></text:span><text:span text:style-name="T3">, meaning </text:span><text:span text:style-name="Emphasis"><text:span text:style-name="T3">must</text:span></text:span><text:span text:style-name="T3">, which Spanish expresses by </text:span><text:span text:style-name="Strong_20_Emphasis"><text:span text:style-name="T3">tener que</text:span></text:span><text:span text:style-name="T3">).</text:span></text:p>
      <text:p text:style-name="Text_20_body"><text:span text:style-name="T3">e.g.: </text:span><text:span text:style-name="Strong_20_Emphasis"><text:span text:style-name="T3">amare habit</text:span></text:span><text:span text:style-name="T3"> → </text:span><text:span text:style-name="Strong_20_Emphasis"><text:span text:style-name="T3">amar há</text:span></text:span><text:span text:style-name="T3"> → </text:span><text:span text:style-name="Strong_20_Emphasis"><text:span text:style-name="T3">amará</text:span></text:span><text:span text:style-name="T3">, </text:span><text:span text:style-name="Emphasis"><text:span text:style-name="T3">he will love</text:span></text:span></text:p>
      <text:p text:style-name="Text_20_body"><text:span text:style-name="T3">Yet another way to indicate the future periphrastically is to use the familiar English idiom </text:span><text:span text:style-name="Emphasis"><text:span text:style-name="T3">be going to</text:span></text:span><text:span text:style-name="T3">, (= </text:span><text:span text:style-name="Strong_20_Emphasis"><text:span text:style-name="T3">ir a</text:span></text:span><text:span text:style-name="T3">).</text:span></text:p>
      <text:p text:style-name="Text_20_body"><text:span text:style-name="T3">e.g.: </text:span><text:span text:style-name="Strong_20_Emphasis"><text:span text:style-name="T3">voy a amar</text:span></text:span><text:span text:style-name="T3">, </text:span><text:span text:style-name="Emphasis"><text:span text:style-name="T3">I am going to love</text:span></text:span></text:p>
      <text:p text:style-name="Text_20_body"><text:span text:style-name="T3">The </text:span><text:span text:style-name="Emphasis"><text:span text:style-name="T3">progressive</text:span></text:span><text:span text:style-name="T3"> was formed with </text:span><text:span text:style-name="Strong_20_Emphasis"><text:span text:style-name="T3">estar</text:span></text:span><text:span text:style-name="T3">, </text:span><text:span text:style-name="Emphasis"><text:span text:style-name="T3">to be</text:span></text:span><text:span text:style-name="T3">, followed by the gerund. In English, this usage began by using the gerund (ending in </text:span><text:span text:style-name="Emphasis"><text:span text:style-name="T3">-ing</text:span></text:span><text:span text:style-name="T3">) with the preposition </text:span><text:span text:style-name="Emphasis"><text:span text:style-name="T3">on</text:span></text:span><text:span text:style-name="T3">, as in </text:span><text:span text:style-name="Emphasis"><text:span text:style-name="T3">I was on running</text:span></text:span><text:span text:style-name="T3">, which contracted to </text:span><text:span text:style-name="Emphasis"><text:span text:style-name="T3">I was a-running</text:span></text:span><text:span text:style-name="T3">, and finally </text:span><text:span text:style-name="Emphasis"><text:span text:style-name="T3">I was running</text:span></text:span><text:span text:style-name="T3">. It can still be seen that Spanish used the gerund and not the present participle for this, since it does not change gender to reflect the subject.</text:span></text:p>
      <text:p text:style-name="Text_20_body"><text:span text:style-name="T3">e.g.: </text:span><text:span text:style-name="Strong_20_Emphasis"><text:span text:style-name="T3">ella está corriendo</text:span></text:span><text:span text:style-name="T3">, </text:span><text:span text:style-name="Emphasis"><text:span text:style-name="T3">she is running</text:span></text:span></text:p>
      <text:p text:style-name="Text_20_body"><text:span text:style-name="T3">The verb </text:span><text:span text:style-name="Strong_20_Emphasis"><text:span text:style-name="T3">estar</text:span></text:span><text:span text:style-name="T3"> is from the Latin </text:span><text:span text:style-name="Strong_20_Emphasis"><text:span text:style-name="T3">stare</text:span></text:span><text:span text:style-name="T3">, </text:span><text:span text:style-name="Emphasis"><text:span text:style-name="T3">to stand</text:span></text:span><text:span text:style-name="T3">, as in </text:span><text:span text:style-name="Emphasis"><text:span text:style-name="T3">the statue stands (is) in the center of town</text:span></text:span><text:span text:style-name="T3">. Its meaning was extended to the point that it means </text:span><text:span text:style-name="Emphasis"><text:span text:style-name="T3">to be</text:span></text:span><text:span text:style-name="T3">, on nearly equal footing with </text:span><text:span text:style-name="Strong_20_Emphasis"><text:span text:style-name="T3">ser</text:span></text:span><text:span text:style-name="T3">, but usually connoting a temporary or instantaneous state. That is, </text:span><text:span text:style-name="Strong_20_Emphasis"><text:span text:style-name="T3">stare</text:span></text:span><text:span text:style-name="T3"> came to describe </text:span><text:span text:style-name="Emphasis"><text:span text:style-name="T3">state</text:span></text:span><text:span text:style-name="T3"> (see?) while </text:span><text:span text:style-name="Strong_20_Emphasis"><text:span text:style-name="T3">esse</text:span></text:span><text:span text:style-name="T3">/</text:span><text:span text:style-name="Strong_20_Emphasis"><text:span text:style-name="T3">ser</text:span></text:span><text:span text:style-name="T3"> describes </text:span><text:span text:style-name="Emphasis"><text:span text:style-name="T3">essence</text:span></text:span><text:span text:style-name="T3"> (see?) or identity.</text:span></text:p>
      <text:p text:style-name="Text_20_body"><text:span text:style-name="T3">e.g. </text:span><text:span text:style-name="Strong_20_Emphasis"><text:span text:style-name="T3">está bien</text:span></text:span><text:span text:style-name="T3">, </text:span><text:span text:style-name="Emphasis"><text:span text:style-name="T3">he is well</text:span></text:span></text:p>
      <text:p text:style-name="Text_20_body"><text:span text:style-name="T3">e.g. </text:span><text:span text:style-name="Strong_20_Emphasis"><text:span text:style-name="T3">estoy preparado</text:span></text:span><text:span text:style-name="T3">, </text:span><text:span text:style-name="Emphasis"><text:span text:style-name="T3">I am ready</text:span></text:span></text:p>
      <text:p text:style-name="Text_20_body"><text:span text:style-name="T3">e.g. </text:span><text:span text:style-name="Strong_20_Emphasis"><text:span text:style-name="T3">está en la isla</text:span></text:span><text:span text:style-name="T3">, </text:span><text:span text:style-name="Emphasis"><text:span text:style-name="T3">it is on the island</text:span></text:span></text:p>
      <text:p text:style-name="Text_20_body"><text:span text:style-name="T3">e.g. </text:span><text:span text:style-name="Strong_20_Emphasis"><text:span text:style-name="T3">es sabio</text:span></text:span><text:span text:style-name="T3">, </text:span><text:span text:style-name="Emphasis"><text:span text:style-name="T3">he is wise</text:span></text:span><text:span text:style-name="T3"> (</text:span><text:span text:style-name="Emphasis"><text:span text:style-name="T3">he is a wise man</text:span></text:span><text:span text:style-name="T3">)</text:span></text:p>
      <text:p text:style-name="Text_20_body"><text:soft-page-break/><text:span text:style-name="T3">e.g. </text:span><text:span text:style-name="Strong_20_Emphasis"><text:span text:style-name="T3">es el mismo problema</text:span></text:span><text:span text:style-name="T3">, </text:span><text:span text:style-name="Emphasis"><text:span text:style-name="T3">it is the same problem</text:span></text:span></text:p>
      <text:h text:outline-level="2"><text:bookmark text:name="derivatives"/>Essential Derivatives</text:h>
      <text:h text:outline-level="3">Alien Words</text:h>
      <text:p text:style-name="Text_20_body"><text:span text:style-name="T3">First it should be pointed out that about a fifth of all Spanish words were not derived from Latin. Most of these came from Gothic and Arabic (see the </text:span><text:a xlink:type="simple" xlink:href="http://mertsahinoglu.com/research/spanish-for-speakers-of-latin/#history" text:style-name="Internet_20_link" text:visited-style-name="Visited_20_Internet_20_Link"><text:span text:style-name="T3">history</text:span></text:a><text:span text:style-name="T3"> above), though of course many others are from Basque (a peculiar little non-Indo-European language that somehow survived in a little pocket of the Pyrenees), French, English, etc.</text:span></text:p>
      <text:p text:style-name="P1">The fortunate thing about Gothic words is that they tend to have old or everyday English cognates.</text:p>
      <text:p text:style-name="Text_20_body"><text:span text:style-name="T3">e.g.: </text:span><text:span text:style-name="Strong_20_Emphasis"><text:span text:style-name="T3">norte</text:span></text:span><text:span text:style-name="T3"> = </text:span><text:span text:style-name="Strong_20_Emphasis"><text:span text:style-name="T3">north</text:span></text:span></text:p>
      <text:p text:style-name="Text_20_body"><text:span text:style-name="T3">e.g.: </text:span><text:span text:style-name="Strong_20_Emphasis"><text:span text:style-name="T3">guerra</text:span></text:span><text:span text:style-name="T3"> = </text:span><text:span text:style-name="Strong_20_Emphasis"><text:span text:style-name="T3">war</text:span></text:span></text:p>
      <text:p text:style-name="Text_20_body"><text:span text:style-name="T3">And Arabic words tend to bear the distinctive </text:span><text:span text:style-name="Strong_20_Emphasis"><text:span text:style-name="T3">al-</text:span></text:span><text:span text:style-name="T3"> prefix (Arabic for </text:span><text:span text:style-name="Emphasis"><text:span text:style-name="T3">the</text:span></text:span><text:span text:style-name="T3">), sometimes assimilated.</text:span></text:p>
      <text:p text:style-name="Text_20_body"><text:span text:style-name="T3">e.g.: </text:span><text:span text:style-name="Strong_20_Emphasis"><text:span text:style-name="T3">al-manākh</text:span></text:span><text:span text:style-name="T3"> → </text:span><text:span text:style-name="Strong_20_Emphasis"><text:span text:style-name="T3">almanaque</text:span></text:span></text:p>
      <text:p text:style-name="Text_20_body"><text:span text:style-name="T3">e.g.: </text:span><text:span text:style-name="Strong_20_Emphasis"><text:span text:style-name="T3">al-roz</text:span></text:span><text:span text:style-name="T3"> → </text:span><text:span text:style-name="Strong_20_Emphasis"><text:span text:style-name="T3">arroz</text:span></text:span></text:p>
      <text:h text:outline-level="3">Common Particl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text:span text:style-name="T3">ille </text:span></text:span><text:span text:style-name="T3">→ </text:span><text:span text:style-name="Strong_20_Emphasis"><text:span text:style-name="T3">el </text:span></text:span></text:p>
          </table:table-cell>
          <table:table-cell table:style-name="Table1.A1" office:value-type="string">
            <text:p text:style-name="Table_20_Contents"><text:span text:style-name="Strong_20_Emphasis"><text:span text:style-name="T3">ad</text:span></text:span><text:span text:style-name="T3"> → </text:span><text:span text:style-name="Strong_20_Emphasis"><text:span text:style-name="T3">a </text:span></text:span></text:p>
          </table:table-cell>
          <table:table-cell table:style-name="Table1.A1" office:value-type="string">
            <text:p text:style-name="Table_20_Contents"><text:span text:style-name="Strong_20_Emphasis"><text:span text:style-name="T3">altero</text:span></text:span><text:span text:style-name="T3"> → </text:span><text:span text:style-name="Strong_20_Emphasis"><text:span text:style-name="T3">otro </text:span></text:span></text:p>
          </table:table-cell>
          <table:table-cell table:style-name="Table1.A1" office:value-type="string">
            <text:p text:style-name="Table_20_Contents"><text:span text:style-name="Strong_20_Emphasis"><text:span text:style-name="T3">ad horam</text:span></text:span><text:span text:style-name="T3"> → </text:span><text:span text:style-name="Strong_20_Emphasis"><text:span text:style-name="T3">ahora</text:span></text:span></text:p>
          </table:table-cell>
        </table:table-row>
        <table:table-row>
          <table:table-cell table:style-name="Table1.A1" office:value-type="string">
            <text:p text:style-name="Table_20_Contents"><text:span text:style-name="Strong_20_Emphasis"><text:span text:style-name="T3">illa</text:span></text:span><text:span text:style-name="T3"> → (</text:span><text:span text:style-name="Strong_20_Emphasis"><text:span text:style-name="T3">el</text:span></text:span><text:span text:style-name="T3">)</text:span><text:span text:style-name="Strong_20_Emphasis"><text:span text:style-name="T3">la</text:span></text:span></text:p>
          </table:table-cell>
          <table:table-cell table:style-name="Table1.A1" office:value-type="string">
            <text:p text:style-name="Table_20_Contents"><text:span text:style-name="Strong_20_Emphasis"><text:span text:style-name="T3">de</text:span></text:span><text:span text:style-name="T3"> → </text:span><text:span text:style-name="Strong_20_Emphasis"><text:span text:style-name="T3">de </text:span></text:span></text:p>
          </table:table-cell>
          <table:table-cell table:style-name="Table1.A1" office:value-type="string">
            <text:p text:style-name="Table_20_Contents"><text:span text:style-name="Strong_20_Emphasis"><text:span text:style-name="T3">nos alteros</text:span></text:span><text:span text:style-name="T3"> → </text:span><text:span text:style-name="Strong_20_Emphasis"><text:span text:style-name="T3">nosotros </text:span></text:span></text:p>
          </table:table-cell>
          <table:table-cell table:style-name="Table1.A1" office:value-type="string">
            <text:p text:style-name="Table_20_Contents"><text:span text:style-name="Strong_20_Emphasis"><text:span text:style-name="T3">deunde</text:span></text:span><text:span text:style-name="T3"> → </text:span><text:span text:style-name="Strong_20_Emphasis"><text:span text:style-name="T3">donde </text:span></text:span></text:p>
          </table:table-cell>
        </table:table-row>
        <table:table-row>
          <table:table-cell table:style-name="Table1.A1" office:value-type="string">
            <text:p text:style-name="Table_20_Contents"><text:span text:style-name="Strong_20_Emphasis"><text:span text:style-name="T3">illos</text:span></text:span><text:span text:style-name="T3"> → (</text:span><text:span text:style-name="Strong_20_Emphasis"><text:span text:style-name="T3">el</text:span></text:span><text:span text:style-name="T3">)</text:span><text:span text:style-name="Strong_20_Emphasis"><text:span text:style-name="T3">los</text:span></text:span></text:p>
          </table:table-cell>
          <table:table-cell table:style-name="Table1.A1" office:value-type="string">
            <text:p text:style-name="Table_20_Contents"><text:span text:style-name="Strong_20_Emphasis"><text:span text:style-name="T3">in</text:span></text:span><text:span text:style-name="T3"> → </text:span><text:span text:style-name="Strong_20_Emphasis"><text:span text:style-name="T3">en </text:span></text:span></text:p>
          </table:table-cell>
          <table:table-cell table:style-name="Table1.A1" office:value-type="string">
            <text:p text:style-name="Table_20_Contents"><text:span text:style-name="Strong_20_Emphasis"><text:span text:style-name="T3">vostra mercede</text:span></text:span><text:span text:style-name="T3"> → </text:span><text:span text:style-name="Strong_20_Emphasis"><text:span text:style-name="T3">usted</text:span></text:span></text:p>
          </table:table-cell>
          <table:table-cell table:style-name="Table1.A1" office:value-type="string">
            <text:p text:style-name="Table_20_Contents"><text:span text:style-name="Strong_20_Emphasis"><text:span text:style-name="T3">inter</text:span></text:span><text:span text:style-name="T3"> → </text:span><text:span text:style-name="Strong_20_Emphasis"><text:span text:style-name="T3">entre </text:span></text:span></text:p>
          </table:table-cell>
        </table:table-row>
        <table:table-row>
          <table:table-cell table:style-name="Table1.A1" office:value-type="string">
            <text:p text:style-name="Table_20_Contents"><text:span text:style-name="Strong_20_Emphasis"><text:span text:style-name="T3">uno</text:span></text:span><text:span text:style-name="T3"> → </text:span><text:span text:style-name="Strong_20_Emphasis"><text:span text:style-name="T3">un</text:span></text:span><text:span text:style-name="T3">(</text:span><text:span text:style-name="Strong_20_Emphasis"><text:span text:style-name="T3">o</text:span></text:span><text:span text:style-name="T3">)</text:span></text:p>
          </table:table-cell>
          <table:table-cell table:style-name="Table1.A1" office:value-type="string">
            <text:p text:style-name="Table_20_Contents"><text:span text:style-name="Strong_20_Emphasis"><text:span text:style-name="T3">cum</text:span></text:span><text:span text:style-name="T3"> → </text:span><text:span text:style-name="Strong_20_Emphasis"><text:span text:style-name="T3">con </text:span></text:span></text:p>
          </table:table-cell>
          <table:table-cell table:style-name="Table1.A1" office:value-type="string">
            <text:p text:style-name="Table_20_Contents"><text:span text:style-name="Strong_20_Emphasis"><text:span text:style-name="T3">multo</text:span></text:span><text:span text:style-name="T3"> → </text:span><text:span text:style-name="Strong_20_Emphasis"><text:span text:style-name="T3">mucho</text:span></text:span></text:p>
          </table:table-cell>
          <table:table-cell table:style-name="Table1.A1" office:value-type="string">
            <text:p text:style-name="Table_20_Contents"><text:span text:style-name="Strong_20_Emphasis"><text:span text:style-name="T3">magis</text:span></text:span><text:span text:style-name="T3"> → </text:span><text:span text:style-name="Strong_20_Emphasis"><text:span text:style-name="T3">más</text:span></text:span></text:p>
          </table:table-cell>
        </table:table-row>
        <table:table-row>
          <table:table-cell table:style-name="Table1.A1" office:value-type="string">
            <text:p text:style-name="Table_20_Contents"><text:span text:style-name="Strong_20_Emphasis"><text:span text:style-name="T3">una</text:span></text:span><text:span text:style-name="T3"> → </text:span><text:span text:style-name="Strong_20_Emphasis"><text:span text:style-name="T3">una </text:span></text:span></text:p>
          </table:table-cell>
          <table:table-cell table:style-name="Table1.A1" office:value-type="string">
            <text:p text:style-name="Table_20_Contents"><text:span text:style-name="Strong_20_Emphasis"><text:span text:style-name="T3">sine</text:span></text:span><text:span text:style-name="T3"> → </text:span><text:span text:style-name="Strong_20_Emphasis"><text:span text:style-name="T3">sin</text:span></text:span></text:p>
          </table:table-cell>
          <table:table-cell table:style-name="Table1.A1" office:value-type="string">
            <text:p text:style-name="Table_20_Contents"><text:span text:style-name="Strong_20_Emphasis"><text:span text:style-name="T3">pauco</text:span></text:span><text:span text:style-name="T3"> → </text:span><text:span text:style-name="Strong_20_Emphasis"><text:span text:style-name="T3">poco</text:span></text:span></text:p>
          </table:table-cell>
          <table:table-cell table:style-name="Table1.A1" office:value-type="string">
            <text:p text:style-name="Table_20_Contents"><text:span text:style-name="Strong_20_Emphasis"><text:span text:style-name="T3">minus</text:span></text:span><text:span text:style-name="T3"> → </text:span><text:span text:style-name="Strong_20_Emphasis"><text:span text:style-name="T3">menos </text:span></text:span></text:p>
          </table:table-cell>
        </table:table-row>
        <table:table-row>
          <table:table-cell table:style-name="Table1.A1" office:value-type="string">
            <text:p text:style-name="Table_20_Contents"><text:span text:style-name="Strong_20_Emphasis"><text:span text:style-name="T3">sic</text:span></text:span><text:span text:style-name="T3"> → </text:span><text:span text:style-name="Strong_20_Emphasis"><text:span text:style-name="T3">sí</text:span></text:span></text:p>
          </table:table-cell>
          <table:table-cell table:style-name="Table1.A1" office:value-type="string">
            <text:p text:style-name="Table_20_Contents"><text:span text:style-name="Strong_20_Emphasis"><text:span text:style-name="T3">per</text:span></text:span><text:span text:style-name="T3"> → </text:span><text:span text:style-name="Strong_20_Emphasis"><text:span text:style-name="T3">por </text:span></text:span></text:p>
          </table:table-cell>
          <table:table-cell table:style-name="Table1.A1" office:value-type="string">
            <text:p text:style-name="Table_20_Contents"><text:span text:style-name="Strong_20_Emphasis"><text:span text:style-name="T3">tanto</text:span></text:span><text:span text:style-name="T3"> → </text:span><text:span text:style-name="Strong_20_Emphasis"><text:span text:style-name="T3">tanto</text:span></text:span></text:p>
          </table:table-cell>
          <table:table-cell table:style-name="Table1.A1" office:value-type="string">
            <text:p text:style-name="Table_20_Contents"><text:span text:style-name="Strong_20_Emphasis"><text:span text:style-name="T3">tam</text:span></text:span><text:span text:style-name="T3"> → </text:span><text:span text:style-name="Strong_20_Emphasis"><text:span text:style-name="T3">tan </text:span></text:span></text:p>
          </table:table-cell>
        </table:table-row>
        <table:table-row>
          <table:table-cell table:style-name="Table1.A1" office:value-type="string">
            <text:p text:style-name="Table_20_Contents"><text:span text:style-name="Strong_20_Emphasis"><text:span text:style-name="T3">ad sic</text:span></text:span><text:span text:style-name="T3"> → </text:span><text:span text:style-name="Strong_20_Emphasis"><text:span text:style-name="T3">así</text:span></text:span></text:p>
          </table:table-cell>
          <table:table-cell table:style-name="Table1.A1" office:value-type="string">
            <text:p text:style-name="Table_20_Contents"><text:span text:style-name="Strong_20_Emphasis"><text:span text:style-name="T3">pro</text:span></text:span><text:span text:style-name="T3"> → </text:span><text:span text:style-name="Strong_20_Emphasis"><text:span text:style-name="T3">para </text:span></text:span></text:p>
          </table:table-cell>
          <table:table-cell table:style-name="Table1.A1" office:value-type="string">
            <text:p text:style-name="Table_20_Contents"><text:span text:style-name="Strong_20_Emphasis"><text:span text:style-name="T3">bene</text:span></text:span><text:span text:style-name="T3"> → </text:span><text:span text:style-name="Strong_20_Emphasis"><text:span text:style-name="T3">bien </text:span></text:span></text:p>
          </table:table-cell>
          <table:table-cell table:style-name="Table1.A1" office:value-type="string">
            <text:p text:style-name="Table_20_Contents"><text:span text:style-name="Strong_20_Emphasis"><text:span text:style-name="T3">tam bene</text:span></text:span><text:span text:style-name="T3"> → </text:span><text:span text:style-name="Strong_20_Emphasis"><text:span text:style-name="T3">también</text:span></text:span></text:p>
          </table:table-cell>
        </table:table-row>
        <table:table-row>
          <table:table-cell table:style-name="Table1.A1" office:value-type="string">
            <text:p text:style-name="Table_20_Contents"><text:span text:style-name="Strong_20_Emphasis"><text:span text:style-name="T3">non</text:span></text:span><text:span text:style-name="T3"> → </text:span><text:span text:style-name="Strong_20_Emphasis"><text:span text:style-name="T3">no</text:span></text:span></text:p>
          </table:table-cell>
          <table:table-cell table:style-name="Table1.A1" office:value-type="string">
            <text:p text:style-name="Table_20_Contents"><text:span text:style-name="Strong_20_Emphasis"><text:span text:style-name="T3">super</text:span></text:span><text:span text:style-name="T3"> → </text:span><text:span text:style-name="Strong_20_Emphasis"><text:span text:style-name="T3">sobre </text:span></text:span></text:p>
          </table:table-cell>
          <table:table-cell table:style-name="Table1.A1" office:value-type="string">
            <text:p text:style-name="Table_20_Contents"><text:span text:style-name="Strong_20_Emphasis"><text:span text:style-name="T3">illic</text:span></text:span><text:span text:style-name="T3"> → </text:span><text:span text:style-name="Strong_20_Emphasis"><text:span text:style-name="T3">allí </text:span></text:span></text:p>
          </table:table-cell>
          <table:table-cell table:style-name="Table1.A1" office:value-type="string">
            <text:p text:style-name="Table_20_Contents"><text:span text:style-name="Strong_20_Emphasis"><text:span text:style-name="T3">tam paucum</text:span></text:span><text:span text:style-name="T3"> → </text:span><text:span text:style-name="Strong_20_Emphasis"><text:span text:style-name="T3">tampoco</text:span></text:span></text:p>
          </table:table-cell>
        </table:table-row>
        <table:table-row>
          <table:table-cell table:style-name="Table1.A1" office:value-type="string">
            <text:p text:style-name="Table_20_Contents"><text:span text:style-name="Strong_20_Emphasis"><text:span text:style-name="T3">si</text:span></text:span><text:span text:style-name="T3"> → </text:span><text:span text:style-name="Strong_20_Emphasis"><text:span text:style-name="T3">si</text:span></text:span></text:p>
          </table:table-cell>
          <table:table-cell table:style-name="Table1.A1" office:value-type="string">
            <text:p text:style-name="Table_20_Contents"><text:span text:style-name="Strong_20_Emphasis"><text:span text:style-name="T3">quem</text:span></text:span><text:span text:style-name="T3"> → </text:span><text:span text:style-name="Strong_20_Emphasis"><text:span text:style-name="T3">quien </text:span></text:span></text:p>
          </table:table-cell>
          <table:table-cell table:style-name="Table1.A1" office:value-type="string">
            <text:p text:style-name="Table_20_Contents"><text:span text:style-name="Strong_20_Emphasis"><text:span text:style-name="T3">jam</text:span></text:span><text:span text:style-name="T3"> → </text:span><text:span text:style-name="Strong_20_Emphasis"><text:span text:style-name="T3">ya</text:span></text:span></text:p>
          </table:table-cell>
          <table:table-cell table:style-name="Table1.A1" office:value-type="string">
            <text:p text:style-name="Table_20_Contents"><text:span text:style-name="Strong_20_Emphasis"><text:span text:style-name="T3">toto</text:span></text:span><text:span text:style-name="T3"> → </text:span><text:span text:style-name="Strong_20_Emphasis"><text:span text:style-name="T3">todo </text:span></text:span></text:p>
          </table:table-cell>
        </table:table-row>
        <table:table-row>
          <table:table-cell table:style-name="Table1.A1" office:value-type="string">
            <text:p text:style-name="Table_20_Contents"><text:span text:style-name="Strong_20_Emphasis"><text:span text:style-name="T3">et</text:span></text:span><text:span text:style-name="T3"> → </text:span><text:span text:style-name="Strong_20_Emphasis"><text:span text:style-name="T3">e</text:span></text:span><text:span text:style-name="T3"> → </text:span><text:span text:style-name="Strong_20_Emphasis"><text:span text:style-name="T3">y </text:span></text:span></text:p>
          </table:table-cell>
          <table:table-cell table:style-name="Table1.A1" office:value-type="string">
            <text:p text:style-name="Table_20_Contents"><text:span text:style-name="Strong_20_Emphasis"><text:span text:style-name="T3">aliquem</text:span></text:span><text:span text:style-name="T3"> → </text:span><text:span text:style-name="Strong_20_Emphasis"><text:span text:style-name="T3">alguién </text:span></text:span></text:p>
          </table:table-cell>
          <table:table-cell table:style-name="Table1.A1" office:value-type="string">
            <text:p text:style-name="Table_20_Contents"><text:span text:style-name="Strong_20_Emphasis"><text:span text:style-name="T3">heri</text:span></text:span><text:span text:style-name="T3"> → </text:span><text:span text:style-name="Strong_20_Emphasis"><text:span text:style-name="T3">ayer </text:span></text:span></text:p>
          </table:table-cell>
          <table:table-cell table:style-name="Table1.A1" office:value-type="string">
            <text:p text:style-name="Table_20_Contents"><text:span text:style-name="Strong_20_Emphasis"><text:span text:style-name="T3">tota via</text:span></text:span><text:span text:style-name="T3"> → </text:span><text:span text:style-name="Strong_20_Emphasis"><text:span text:style-name="T3">todavía </text:span></text:span></text:p>
          </table:table-cell>
        </table:table-row>
        <table:table-row>
          <table:table-cell table:style-name="Table1.A1" office:value-type="string">
            <text:p text:style-name="Table_20_Contents"><text:span text:style-name="Strong_20_Emphasis"><text:span text:style-name="T3">aut</text:span></text:span><text:span text:style-name="T3"> → </text:span><text:span text:style-name="Strong_20_Emphasis"><text:span text:style-name="T3">ot</text:span></text:span><text:span text:style-name="T3"> → </text:span><text:span text:style-name="Strong_20_Emphasis"><text:span text:style-name="T3">o</text:span></text:span></text:p>
          </table:table-cell>
          <table:table-cell table:style-name="Table1.A1" office:value-type="string">
            <text:p text:style-name="Table_20_Contents"><text:span text:style-name="Strong_20_Emphasis"><text:span text:style-name="T3">quid</text:span></text:span><text:span text:style-name="T3"> → </text:span><text:span text:style-name="Strong_20_Emphasis"><text:span text:style-name="T3">que </text:span></text:span></text:p>
          </table:table-cell>
          <table:table-cell table:style-name="Table1.A1" office:value-type="string">
            <text:p text:style-name="Table_20_Contents"><text:span text:style-name="Strong_20_Emphasis"><text:span text:style-name="T3">hodie</text:span></text:span><text:span text:style-name="T3"> → </text:span><text:span text:style-name="Strong_20_Emphasis"><text:span text:style-name="T3">hoy </text:span></text:span></text:p>
          </table:table-cell>
          <table:table-cell table:style-name="Table1.A1" office:value-type="string">
            <text:p text:style-name="Table_20_Contents"><text:span text:style-name="Strong_20_Emphasis"><text:span text:style-name="T3">post</text:span></text:span><text:span text:style-name="T3"> → (</text:span><text:span text:style-name="Strong_20_Emphasis"><text:span text:style-name="T3">des</text:span></text:span><text:span text:style-name="T3">)</text:span><text:span text:style-name="Strong_20_Emphasis"><text:span text:style-name="T3">pues </text:span></text:span></text:p>
          </table:table-cell>
        </table:table-row>
        <table:table-row>
          <table:table-cell table:style-name="Table1.A1" office:value-type="string">
            <text:p text:style-name="Table_20_Contents"><text:span text:style-name="Strong_20_Emphasis"><text:span text:style-name="T3">nec</text:span></text:span><text:span text:style-name="T3"> → </text:span><text:span text:style-name="Strong_20_Emphasis"><text:span text:style-name="T3">ni</text:span></text:span></text:p>
          </table:table-cell>
          <table:table-cell table:style-name="Table1.A1" office:value-type="string">
            <text:p text:style-name="Table_20_Contents"><text:span text:style-name="Strong_20_Emphasis"><text:span text:style-name="T3">quando</text:span></text:span><text:span text:style-name="T3"> → </text:span><text:span text:style-name="Strong_20_Emphasis"><text:span text:style-name="T3">cuando</text:span></text:span></text:p>
          </table:table-cell>
          <table:table-cell table:style-name="Table1.A1" office:value-type="string">
            <text:p text:style-name="Table_20_Contents"><text:span text:style-name="Strong_20_Emphasis"><text:span text:style-name="T3">semper</text:span></text:span><text:span text:style-name="T3"> → </text:span><text:span text:style-name="Strong_20_Emphasis"><text:span text:style-name="T3">siempre</text:span></text:span></text:p>
          </table:table-cell>
          <table:table-cell table:style-name="Table1.A1" office:value-type="string">
            <text:p text:style-name="Table_20_Contents"><text:span text:style-name="Strong_20_Emphasis"><text:span text:style-name="T3">vice</text:span></text:span><text:span text:style-name="T3"> → </text:span><text:span text:style-name="Strong_20_Emphasis"><text:span text:style-name="T3">vez </text:span></text:span></text:p>
          </table:table-cell>
        </table:table-row>
        <table:table-row>
          <table:table-cell table:style-name="Table1.A1" office:value-type="string">
            <text:p text:style-name="Table_20_Contents"><text:span text:style-name="Strong_20_Emphasis"><text:span text:style-name="T3">quam</text:span></text:span><text:span text:style-name="T3"> → </text:span><text:span text:style-name="Strong_20_Emphasis"><text:span text:style-name="T3">que </text:span></text:span></text:p>
          </table:table-cell>
          <table:table-cell table:style-name="Table1.A1" office:value-type="string">
            <text:p text:style-name="Table_20_Contents"><text:span text:style-name="Strong_20_Emphasis"><text:span text:style-name="T3">quanto</text:span></text:span><text:span text:style-name="T3"> → </text:span><text:span text:style-name="Strong_20_Emphasis"><text:span text:style-name="T3">cuanto </text:span></text:span></text:p>
          </table:table-cell>
          <table:table-cell table:style-name="Table1.A1" office:value-type="string">
            <text:p text:style-name="Table_20_Contents"><text:span text:style-name="Strong_20_Emphasis"><text:span text:style-name="T3">numquam</text:span></text:span><text:span text:style-name="T3"> → </text:span><text:span text:style-name="Strong_20_Emphasis"><text:span text:style-name="T3">nuncuan</text:span></text:span><text:span text:style-name="T3"> → </text:span><text:span text:style-name="Strong_20_Emphasis"><text:span text:style-name="T3">nunca</text:span></text:span></text:p>
          </table:table-cell>
          <table:table-cell table:style-name="Table1.A1" office:value-type="string">
            <text:p text:style-name="Table_20_Contents"><text:span text:style-name="Strong_20_Emphasis"><text:span text:style-name="T3">facit</text:span></text:span><text:span text:style-name="T3"> → </text:span><text:span text:style-name="Strong_20_Emphasis"><text:span text:style-name="T3">hace </text:span></text:span></text:p>
          </table:table-cell>
        </table:table-row>
        <table:table-row>
          <table:table-cell table:style-name="Table1.A1" office:value-type="string">
            <text:p text:style-name="Table_20_Contents"><text:span text:style-name="Strong_20_Emphasis"><text:span text:style-name="T3">qui</text:span></text:span><text:span text:style-name="T3"> → </text:span><text:span text:style-name="Strong_20_Emphasis"><text:span text:style-name="T3">que </text:span></text:span></text:p>
          </table:table-cell>
          <table:table-cell table:style-name="Table1.A1" office:value-type="string">
            <text:p text:style-name="Table_20_Contents"><text:span text:style-name="Strong_20_Emphasis"><text:span text:style-name="T3">qualis</text:span></text:span><text:span text:style-name="T3"> → </text:span><text:span text:style-name="Strong_20_Emphasis"><text:span text:style-name="T3">cual </text:span></text:span></text:p>
          </table:table-cell>
          <table:table-cell table:style-name="Table1.A1" office:value-type="string">
            <text:p text:style-name="Table_20_Contents"><text:span text:style-name="Strong_20_Emphasis"><text:span text:style-name="T3">quomodo</text:span></text:span><text:span text:style-name="T3"> → </text:span><text:span text:style-name="Strong_20_Emphasis"><text:span text:style-name="T3">quomo</text:span></text:span><text:span text:style-name="T3"> → </text:span><text:span text:style-name="Strong_20_Emphasis"><text:span text:style-name="T3">como </text:span></text:span></text:p>
          </table:table-cell>
          <table:table-cell table:style-name="Table1.A1" office:value-type="string">
            <text:p text:style-name="P6"/>
          </table:table-cell>
        </table:table-row>
      </table:table>
      <text:h text:outline-level="3">Prefixes &amp; Suffixes</text:h>
      <text:p text:style-name="Text_20_body"><text:span text:style-name="T3">The prefixes of Latin, e.g. </text:span><text:span text:style-name="Strong_20_Emphasis"><text:span text:style-name="T3">ad-</text:span></text:span><text:span text:style-name="T3">, </text:span><text:span text:style-name="Strong_20_Emphasis"><text:span text:style-name="T3">com-</text:span></text:span><text:span text:style-name="T3">, </text:span><text:span text:style-name="Strong_20_Emphasis"><text:span text:style-name="T3">de-</text:span></text:span><text:span text:style-name="T3">, </text:span><text:span text:style-name="Strong_20_Emphasis"><text:span text:style-name="T3">ob-</text:span></text:span><text:span text:style-name="T3">, </text:span><text:span text:style-name="Strong_20_Emphasis"><text:span text:style-name="T3">sub-</text:span></text:span><text:span text:style-name="T3">, etc. have remained intact, except for </text:span><text:span text:style-name="Strong_20_Emphasis"><text:span text:style-name="T3">dis-</text:span></text:span><text:span text:style-name="T3">, which has usually become </text:span><text:span text:style-name="Strong_20_Emphasis"><text:span text:style-name="T3">des-</text:span></text:span><text:span text:style-name="T3"> (sometimes replacing </text:span><text:span text:style-name="Strong_20_Emphasis"><text:span text:style-name="T3">di-</text:span></text:span><text:span text:style-name="T3"> or </text:span><text:span text:style-name="Strong_20_Emphasis"><text:span text:style-name="T3">de-</text:span></text:span><text:span text:style-name="T3">), according to the rules of phonetic transformation </text:span><text:soft-page-break/><text:span text:style-name="T3">described above.</text:span></text:p>
      <text:p text:style-name="Text_20_body"><text:span text:style-name="T3">e.g.: </text:span><text:span text:style-name="Strong_20_Emphasis"><text:span text:style-name="T3">discurrere</text:span></text:span><text:span text:style-name="T3"> → </text:span><text:span text:style-name="Strong_20_Emphasis"><text:span text:style-name="T3">descorrer</text:span></text:span></text:p>
      <text:p text:style-name="Text_20_body"><text:span text:style-name="T3">Remember that Spanish adds an </text:span><text:span text:style-name="Strong_20_Emphasis"><text:span text:style-name="T3">e-</text:span></text:span><text:span text:style-name="T3"> prefix before words beginning with </text:span><text:span text:style-name="Strong_20_Emphasis"><text:span text:style-name="T3">sc</text:span></text:span><text:span text:style-name="T3">, </text:span><text:span text:style-name="Strong_20_Emphasis"><text:span text:style-name="T3">sp</text:span></text:span><text:span text:style-name="T3">, or </text:span><text:span text:style-name="Strong_20_Emphasis"><text:span text:style-name="T3">st</text:span></text:span><text:span text:style-name="T3">.</text:span></text:p>
      <text:p text:style-name="Text_20_body"><text:span text:style-name="T3">e.g.: </text:span><text:span text:style-name="Strong_20_Emphasis"><text:span text:style-name="T3">status</text:span></text:span><text:span text:style-name="T3"> → </text:span><text:span text:style-name="Strong_20_Emphasis"><text:span text:style-name="T3">estado</text:span></text:span></text:p>
      <text:p text:style-name="P1">The suffixes have generally followed the rules of tranformation above, but the following are worth pointing out:</text:p>
      <text:p text:style-name="Text_20_body"><text:span text:style-name="Strong_20_Emphasis"><text:span text:style-name="T3">-tor</text:span></text:span><text:span text:style-name="T3"> → </text:span><text:span text:style-name="Strong_20_Emphasis"><text:span text:style-name="T3">-dor</text:span></text:span></text:p>
      <text:p text:style-name="Text_20_body"><text:span text:style-name="Strong_20_Emphasis"><text:span text:style-name="T3">-tione</text:span></text:span><text:span text:style-name="T3"> → </text:span><text:span text:style-name="Strong_20_Emphasis"><text:span text:style-name="T3">-ción</text:span></text:span></text:p>
      <text:p text:style-name="Text_20_body"><text:span text:style-name="Strong_20_Emphasis"><text:span text:style-name="T3">-tia</text:span></text:span><text:span text:style-name="T3"> → </text:span><text:span text:style-name="Strong_20_Emphasis"><text:span text:style-name="T3">-cia</text:span></text:span></text:p>
      <text:p text:style-name="Text_20_body"><text:span text:style-name="Strong_20_Emphasis"><text:span text:style-name="T3">-tate</text:span></text:span><text:span text:style-name="T3"> → </text:span><text:span text:style-name="Strong_20_Emphasis"><text:span text:style-name="T3">-dad</text:span></text:span></text:p>
      <text:p text:style-name="Text_20_body"><text:span text:style-name="Strong_20_Emphasis"><text:span text:style-name="T3">-tudine</text:span></text:span><text:span text:style-name="T3"> → </text:span><text:span text:style-name="Strong_20_Emphasis"><text:span text:style-name="T3">-tud</text:span></text:span></text:p>
      <text:p text:style-name="Text_20_body"><text:span text:style-name="Strong_20_Emphasis"><text:span text:style-name="T3">-ace</text:span></text:span><text:span text:style-name="T3"> → </text:span><text:span text:style-name="Strong_20_Emphasis"><text:span text:style-name="T3">-az</text:span></text:span><text:span text:style-name="T3"> (</text:span><text:span text:style-name="Emphasis"><text:span text:style-name="T3">pl.</text:span></text:span><text:span text:style-name="T3"> </text:span><text:span text:style-name="Strong_20_Emphasis"><text:span text:style-name="T3">-aces</text:span></text:span><text:span text:style-name="T3">)</text:span></text:p>
      <text:p text:style-name="Text_20_body"><text:span text:style-name="Strong_20_Emphasis"><text:span text:style-name="T3">-culo</text:span></text:span><text:span text:style-name="T3"> → </text:span><text:span text:style-name="Strong_20_Emphasis"><text:span text:style-name="T3">-jo</text:span></text:span></text:p>
      <text:p text:style-name="P1">Examples:</text:p>
      <text:p text:style-name="Text_20_body"><text:span text:style-name="Strong_20_Emphasis"><text:span text:style-name="T3">dictator</text:span></text:span><text:span text:style-name="T3"> → </text:span><text:span text:style-name="Strong_20_Emphasis"><text:span text:style-name="T3">dictador</text:span></text:span></text:p>
      <text:p text:style-name="Text_20_body"><text:span text:style-name="Strong_20_Emphasis"><text:span text:style-name="T3">natione</text:span></text:span><text:span text:style-name="T3"> → </text:span><text:span text:style-name="Strong_20_Emphasis"><text:span text:style-name="T3">nación</text:span></text:span></text:p>
      <text:p text:style-name="Text_20_body"><text:span text:style-name="Strong_20_Emphasis"><text:span text:style-name="T3">patientia</text:span></text:span><text:span text:style-name="T3"> → </text:span><text:span text:style-name="Strong_20_Emphasis"><text:span text:style-name="T3">paciencia</text:span></text:span></text:p>
      <text:p text:style-name="Text_20_body"><text:span text:style-name="Strong_20_Emphasis"><text:span text:style-name="T3">civitate</text:span></text:span><text:span text:style-name="T3"> → </text:span><text:span text:style-name="Strong_20_Emphasis"><text:span text:style-name="T3">ciudad</text:span></text:span></text:p>
      <text:p text:style-name="Text_20_body"><text:span text:style-name="Strong_20_Emphasis"><text:span text:style-name="T3">altitudo</text:span></text:span><text:span text:style-name="T3"> → </text:span><text:span text:style-name="Strong_20_Emphasis"><text:span text:style-name="T3">altitud</text:span></text:span></text:p>
      <text:p text:style-name="Text_20_body"><text:span text:style-name="Strong_20_Emphasis"><text:span text:style-name="T3">audace</text:span></text:span><text:span text:style-name="T3"> → </text:span><text:span text:style-name="Strong_20_Emphasis"><text:span text:style-name="T3">audaz</text:span></text:span></text:p>
      <text:p text:style-name="Text_20_body"><text:span text:style-name="Strong_20_Emphasis"><text:span text:style-name="T3">oculo</text:span></text:span><text:span text:style-name="T3"> → </text:span><text:span text:style-name="Strong_20_Emphasis"><text:span text:style-name="T3">ojo</text:span></text:span></text:p>
      <text:h text:outline-level="3">Names</text:h>
      <text:p text:style-name="Text_20_body"><text:span text:style-name="T3">A personal name in Spanish is formed from a given name, the surname of the father, and the maiden surname of the mother (often omitted). A married woman keeps the surname of her father and appends </text:span><text:span text:style-name="Strong_20_Emphasis"><text:span text:style-name="T3">de</text:span></text:span><text:span text:style-name="T3"> and the surname of her husband.</text:span></text:p>
      <text:p text:style-name="Text_20_body"><text:span text:style-name="T3">e.g.: </text:span><text:span text:style-name="Strong_20_Emphasis"><text:span text:style-name="T3">María Gonzalez</text:span></text:span><text:span text:style-name="T3">, as she would be called in English, or</text:span></text:p>
      <text:p text:style-name="Text_20_body"><text:span text:style-name="T3">e.g.: </text:span><text:span text:style-name="Strong_20_Emphasis"><text:span text:style-name="T3">María Gonzalez Martinez</text:span></text:span><text:span text:style-name="T3">, whose father is </text:span><text:span text:style-name="Strong_20_Emphasis"><text:span text:style-name="T3">Sr. Gonzalez</text:span></text:span><text:span text:style-name="T3">, and whose mother was originally named </text:span><text:span text:style-name="Strong_20_Emphasis"><text:span text:style-name="T3">Srta.  Martinez</text:span></text:span><text:span text:style-name="T3">.</text:span></text:p>
      <text:p text:style-name="Text_20_body"><text:span text:style-name="T3">e.g.: </text:span><text:span text:style-name="Strong_20_Emphasis"><text:span text:style-name="T3">María Gonzalez de Castro</text:span></text:span><text:span text:style-name="T3">, the same woman after marrying </text:span><text:span text:style-name="Strong_20_Emphasis"><text:span text:style-name="T3">Sr. Castro</text:span></text:span><text:span text:style-name="T3">.</text:span></text:p>
      <text:p text:style-name="Text_20_body"><text:span text:style-name="T3">The </text:span><text:span text:style-name="Strong_20_Emphasis"><text:span text:style-name="T3">-ez</text:span></text:span><text:span text:style-name="T3"> seen in so many Spanish surname is a patronymic, i.e., it was originally used to indicate the name of the father of someone, but was eventually adopted as a surname (such as English </text:span><text:span text:style-name="Emphasis"><text:span text:style-name="T3">Johnson</text:span></text:span><text:span text:style-name="T3"> or Welsh </text:span><text:span text:style-name="Emphasis"><text:span text:style-name="T3">Jones</text:span></text:span><text:span text:style-name="T3">, both meaning </text:span><text:span text:style-name="Emphasis"><text:span text:style-name="T3">son of John</text:span></text:span><text:span text:style-name="T3">). Certain patronymics are contracted, such as </text:span><text:span text:style-name="Strong_20_Emphasis"><text:span text:style-name="T3">Pedro + -ez</text:span></text:span><text:span text:style-name="T3"> → </text:span><text:span text:style-name="Strong_20_Emphasis"><text:span text:style-name="T3">Perez</text:span></text:span><text:span text:style-name="T3">.</text:span></text:p>
      <text:p text:style-name="Text_20_body"><text:span text:style-name="T3">e.g.: </text:span><text:span text:style-name="Strong_20_Emphasis"><text:span text:style-name="T3">Rodrigo Diaz</text:span></text:span><text:span text:style-name="T3"> (known as </text:span><text:span text:style-name="Emphasis"><text:span text:style-name="T3">El Cid</text:span></text:span><text:span text:style-name="T3">, died 1099), son of </text:span><text:span text:style-name="Strong_20_Emphasis"><text:span text:style-name="T3">Diego Lainez</text:span></text:span><text:span text:style-name="T3">, son of </text:span><text:span text:style-name="Strong_20_Emphasis"><text:span text:style-name="T3">Lain Nuñez</text:span></text:span><text:span text:style-name="T3">, son of </text:span><text:span text:style-name="Strong_20_Emphasis"><text:span text:style-name="T3">Nuño Lainez</text:span></text:span><text:span text:style-name="T3">, etc.</text:span></text:p>
      <text:p text:style-name="Text_20_body"><text:span text:style-name="T3">The preposition </text:span><text:span text:style-name="Strong_20_Emphasis"><text:span text:style-name="T3">de</text:span></text:span><text:span text:style-name="T3"> also occurs in toponymic surnames, i.e., surnames derived from the name of a place </text:span><text:soft-page-break/><text:span text:style-name="T3">where a family lived or ruled. As in England, toponymics most often originated among the nobility, who were called by the names of their estates.</text:span></text:p>
      <text:p text:style-name="Text_20_body"><text:span text:style-name="T3">e.g.: </text:span><text:span text:style-name="Strong_20_Emphasis"><text:span text:style-name="T3">Fernando de Soto</text:span></text:span><text:span text:style-name="T3"> = Ferdinand of Soto</text:span></text:p>
      <text:h text:outline-level="2"><text:bookmark text:name="portuguese"/>Portuguese</text:h>
      <text:p text:style-name="P1">Once Spanish and Latin are learnt, it is no great feat to pick up at least a reading knowledge of Portuguese, which is essentially just an old western dialect of Spanish. However, Portuguese pronunciation suffers from a great many complications, too many to go into in detail here.</text:p>
      <text:p text:style-name="Text_20_body"><text:span text:style-name="T3">The vowel shifts </text:span><text:span text:style-name="Strong_20_Emphasis"><text:span text:style-name="T3">e</text:span></text:span><text:span text:style-name="T3"> →</text:span><text:span text:style-name="Strong_20_Emphasis"><text:span text:style-name="T3"> ie</text:span></text:span><text:span text:style-name="T3"> and </text:span><text:span text:style-name="Strong_20_Emphasis"><text:span text:style-name="T3">o</text:span></text:span><text:span text:style-name="T3"> →</text:span><text:span text:style-name="Strong_20_Emphasis"><text:span text:style-name="T3"> ue</text:span></text:span><text:span text:style-name="T3"> did not occur in Portuguese, so many words retain much more of their Latin look.</text:span></text:p>
      <text:p text:style-name="Text_20_body"><text:span text:style-name="T3">e.g. </text:span><text:span text:style-name="Strong_20_Emphasis"><text:span text:style-name="T3">septe</text:span></text:span><text:span text:style-name="Emphasis"><text:span text:style-name="T3">m</text:span></text:span><text:span text:style-name="Strong_20_Emphasis"><text:span text:style-name="T3"> </text:span></text:span><text:span text:style-name="T3">→</text:span><text:span text:style-name="Strong_20_Emphasis"><text:span text:style-name="T3"> sete</text:span></text:span><text:span text:style-name="T3"> (=</text:span><text:span text:style-name="Strong_20_Emphasis"><text:span text:style-name="T3"> siete</text:span></text:span><text:span text:style-name="T3">)</text:span></text:p>
      <text:p text:style-name="Text_20_body"><text:span text:style-name="T3">e.g. </text:span><text:span text:style-name="Strong_20_Emphasis"><text:span text:style-name="T3">novu</text:span></text:span><text:span text:style-name="Emphasis"><text:span text:style-name="T3">m</text:span></text:span><text:span text:style-name="T3"> →</text:span><text:span text:style-name="Strong_20_Emphasis"><text:span text:style-name="T3"> nove</text:span></text:span><text:span text:style-name="T3"> (= </text:span><text:span text:style-name="Strong_20_Emphasis"><text:span text:style-name="T3">nueve</text:span></text:span><text:span text:style-name="T3">)</text:span></text:p>
      <text:p text:style-name="Text_20_body"><text:span text:style-name="T3">But there are seven distinguishable vowels, rather than five, the extras arising from </text:span><text:span text:style-name="Strong_20_Emphasis"><text:span text:style-name="T3">e</text:span></text:span><text:span text:style-name="T3"> and </text:span><text:span text:style-name="Strong_20_Emphasis"><text:span text:style-name="T3">o</text:span></text:span><text:span text:style-name="T3"> having both open and closed varieties. The closed vowels sound as in Spanish, but the open </text:span><text:span text:style-name="Strong_20_Emphasis"><text:span text:style-name="T3">e</text:span></text:span><text:span text:style-name="T3"> is more like a short English </text:span><text:span text:style-name="Emphasis"><text:span text:style-name="T3">e</text:span></text:span><text:span text:style-name="T3"> or </text:span><text:span text:style-name="Emphasis"><text:span text:style-name="T3">a</text:span></text:span><text:span text:style-name="T3">, like the </text:span><text:span text:style-name="Emphasis"><text:span text:style-name="T3">a</text:span></text:span><text:span text:style-name="T3"> in </text:span><text:span text:style-name="Emphasis"><text:span text:style-name="T3">any</text:span></text:span><text:span text:style-name="T3">, and the open </text:span><text:span text:style-name="Strong_20_Emphasis"><text:span text:style-name="T3">o</text:span></text:span><text:span text:style-name="T3"> is like the English </text:span><text:span text:style-name="Emphasis"><text:span text:style-name="T3">o</text:span></text:span><text:span text:style-name="T3"> in </text:span><text:span text:style-name="Emphasis"><text:span text:style-name="T3">song</text:span></text:span><text:span text:style-name="T3">. Where writing needs to distinguish the two, a circumflex (</text:span><text:span text:style-name="Strong_20_Emphasis"><text:span text:style-name="T3">ˆ</text:span></text:span><text:span text:style-name="T3">) indicates a closed vowel, and an acute accent (</text:span><text:span text:style-name="Strong_20_Emphasis"><text:span text:style-name="T3">´</text:span></text:span><text:span text:style-name="T3">) </text:span><text:span text:style-name="Emphasis"><text:span text:style-name="T3">may</text:span></text:span><text:span text:style-name="T3"> be used to indicate instead an open vowel. This does not exhaust the possible pronunciations of each vowel, though; e.g., a final </text:span><text:span text:style-name="Strong_20_Emphasis"><text:span text:style-name="T3">-o</text:span></text:span><text:span text:style-name="T3"> is typically pronounced as if it were </text:span><text:span text:style-name="Strong_20_Emphasis"><text:span text:style-name="T3">-u</text:span></text:span><text:span text:style-name="T3">.</text:span></text:p>
      <text:p text:style-name="Text_20_body"><text:span text:style-name="T3">e.g. </text:span><text:span text:style-name="Strong_20_Emphasis"><text:span text:style-name="T3">avô</text:span></text:span><text:span text:style-name="T3">, </text:span><text:span text:style-name="Emphasis"><text:span text:style-name="T3">grandfather</text:span></text:span><text:span text:style-name="T3">, vs. </text:span><text:span text:style-name="Strong_20_Emphasis"><text:span text:style-name="T3">avó</text:span></text:span><text:span text:style-name="T3">, </text:span><text:span text:style-name="Emphasis"><text:span text:style-name="T3">grandmother</text:span></text:span></text:p>
      <text:p text:style-name="Text_20_body"><text:span text:style-name="T3">To multiply the vowels still further, each of the five has a nasal variety, as indicated with a tilde (</text:span><text:span text:style-name="Strong_20_Emphasis"><text:span text:style-name="T3">˜</text:span></text:span><text:span text:style-name="T3">). This arose from vowels combining with a following nasal consonant (i.e., </text:span><text:span text:style-name="Strong_20_Emphasis"><text:span text:style-name="T3">m</text:span></text:span><text:span text:style-name="T3"> or </text:span><text:span text:style-name="Strong_20_Emphasis"><text:span text:style-name="T3">n</text:span></text:span><text:span text:style-name="T3">). The process continues to erode pronunciation, even where writing preserves the consonant. Even when there is no tilde, a vowel is usually nasal when followed by </text:span><text:span text:style-name="Strong_20_Emphasis"><text:span text:style-name="T3">m</text:span></text:span><text:span text:style-name="T3"> or </text:span><text:span text:style-name="Strong_20_Emphasis"><text:span text:style-name="T3">n</text:span></text:span><text:span text:style-name="T3">, and sometimes even when it is not.</text:span></text:p>
      <text:p text:style-name="Text_20_body"><text:span text:style-name="T3">e.g. </text:span><text:span text:style-name="Strong_20_Emphasis"><text:span text:style-name="T3">manos</text:span></text:span><text:span text:style-name="T3"> →</text:span><text:span text:style-name="Strong_20_Emphasis"><text:span text:style-name="T3"> mãos</text:span></text:span><text:span text:style-name="T3"> (= </text:span><text:span text:style-name="Strong_20_Emphasis"><text:span text:style-name="T3">manos</text:span></text:span><text:span text:style-name="T3">)</text:span></text:p>
      <text:p text:style-name="Text_20_body"><text:span text:style-name="T3">In most cases, however, the suffix </text:span><text:span text:style-name="Strong_20_Emphasis"><text:span text:style-name="T3">-ão</text:span></text:span><text:span text:style-name="T3"> corresponds the the Spanish </text:span><text:span text:style-name="Strong_20_Emphasis"><text:span text:style-name="T3">-on</text:span></text:span><text:span text:style-name="T3">. Likewise, </text:span><text:span text:style-name="Strong_20_Emphasis"><text:span text:style-name="T3">-ã</text:span></text:span><text:span text:style-name="T3"> is for </text:span><text:span text:style-name="Strong_20_Emphasis"><text:span text:style-name="T3">-an</text:span></text:span><text:span text:style-name="T3">(</text:span><text:span text:style-name="Strong_20_Emphasis"><text:span text:style-name="T3">a</text:span></text:span><text:span text:style-name="T3">). This crops up a lot in the suffix </text:span><text:span text:style-name="Strong_20_Emphasis"><text:span text:style-name="T3">-ção</text:span></text:span><text:span text:style-name="T3">, which corresponds to Spanish </text:span><text:span text:style-name="Strong_20_Emphasis"><text:span text:style-name="T3">-ción</text:span></text:span><text:span text:style-name="T3"> and English </text:span><text:span text:style-name="Emphasis"><text:span text:style-name="T3">-tion</text:span></text:span><text:span text:style-name="T3">.</text:span></text:p>
      <text:p text:style-name="Text_20_body"><text:span text:style-name="T3">e.g. </text:span><text:span text:style-name="Strong_20_Emphasis"><text:span text:style-name="T3">non</text:span></text:span><text:span text:style-name="T3"> →</text:span><text:span text:style-name="Strong_20_Emphasis"><text:span text:style-name="T3"> não</text:span></text:span><text:span text:style-name="T3"> (= </text:span><text:span text:style-name="Strong_20_Emphasis"><text:span text:style-name="T3">no</text:span></text:span><text:span text:style-name="T3">)</text:span></text:p>
      <text:p text:style-name="Text_20_body"><text:span text:style-name="T3">e.g. </text:span><text:span text:style-name="Strong_20_Emphasis"><text:span text:style-name="T3">orphana</text:span></text:span><text:span text:style-name="T3"> →</text:span><text:span text:style-name="Strong_20_Emphasis"><text:span text:style-name="T3"> órfã</text:span></text:span><text:span text:style-name="T3"> (= </text:span><text:span text:style-name="Strong_20_Emphasis"><text:span text:style-name="T3">huérfana</text:span></text:span><text:span text:style-name="T3">)</text:span></text:p>
      <text:p text:style-name="Text_20_body"><text:span text:style-name="T3">e.g. </text:span><text:span text:style-name="Strong_20_Emphasis"><text:span text:style-name="T3">natione</text:span></text:span><text:span text:style-name="T3"> →</text:span><text:span text:style-name="Strong_20_Emphasis"><text:span text:style-name="T3"> nação</text:span></text:span><text:span text:style-name="T3"> (= </text:span><text:span text:style-name="Strong_20_Emphasis"><text:span text:style-name="T3">nación</text:span></text:span><text:span text:style-name="T3">)</text:span></text:p>
      <text:p text:style-name="Text_20_body"><text:span text:style-name="T3">A final </text:span><text:span text:style-name="Strong_20_Emphasis"><text:span text:style-name="T3">-n</text:span></text:span><text:span text:style-name="T3"> is even rarer because the language prefers to have </text:span><text:span text:style-name="Strong_20_Emphasis"><text:span text:style-name="T3">-m</text:span></text:span><text:span text:style-name="T3"> as the nasal, as Spanish prefers </text:span><text:span text:style-name="Strong_20_Emphasis"><text:span text:style-name="T3">-n</text:span></text:span><text:span text:style-name="T3">. Therefore, some Latin words will look more familiar, others more strange. In contractions the original </text:span><text:span text:style-name="Strong_20_Emphasis"><text:span text:style-name="T3">n</text:span></text:span><text:span text:style-name="T3"> sometimes reappears.</text:span></text:p>
      <text:p text:style-name="Text_20_body"><text:span text:style-name="T3">e.g. </text:span><text:span text:style-name="Strong_20_Emphasis"><text:span text:style-name="T3">cum </text:span></text:span><text:span text:style-name="T3">→</text:span><text:span text:style-name="Strong_20_Emphasis"><text:span text:style-name="T3"> com</text:span></text:span><text:span text:style-name="T3"> (= </text:span><text:span text:style-name="Strong_20_Emphasis"><text:span text:style-name="T3">con</text:span></text:span><text:span text:style-name="T3">)</text:span></text:p>
      <text:p text:style-name="Text_20_body"><text:span text:style-name="T3">e.g. </text:span><text:span text:style-name="Strong_20_Emphasis"><text:span text:style-name="T3">in</text:span></text:span><text:span text:style-name="T3"> →</text:span><text:span text:style-name="Strong_20_Emphasis"><text:span text:style-name="T3"> em</text:span></text:span><text:span text:style-name="T3"> (= </text:span><text:span text:style-name="Strong_20_Emphasis"><text:span text:style-name="T3">en</text:span></text:span><text:span text:style-name="T3">)</text:span></text:p>
      <text:p text:style-name="Text_20_body"><text:span text:style-name="T3">e.g. </text:span><text:span text:style-name="Strong_20_Emphasis"><text:span text:style-name="T3">in illo </text:span></text:span><text:span text:style-name="T3">→</text:span><text:span text:style-name="Strong_20_Emphasis"><text:span text:style-name="T3"> em o</text:span></text:span><text:span text:style-name="T3"> →</text:span><text:span text:style-name="Strong_20_Emphasis"><text:span text:style-name="T3"> no</text:span></text:span><text:span text:style-name="T3"> (= </text:span><text:span text:style-name="Strong_20_Emphasis"><text:span text:style-name="T3">en el</text:span></text:span><text:span text:style-name="T3">)</text:span></text:p>
      <text:p text:style-name="Text_20_body"><text:span text:style-name="T3">Where Spanish forms new letters for news sounds by writing </text:span><text:span text:style-name="Strong_20_Emphasis"><text:span text:style-name="T3">ñ</text:span></text:span><text:span text:style-name="T3"> and </text:span><text:span text:style-name="Strong_20_Emphasis"><text:span text:style-name="T3">ll</text:span></text:span><text:span text:style-name="T3">, Portuguese takes a more regular approach inspired by the model of writing </text:span><text:span text:style-name="Strong_20_Emphasis"><text:span text:style-name="T3">ch</text:span></text:span><text:span text:style-name="T3"> for a palatized </text:span><text:span text:style-name="Emphasis"><text:span text:style-name="T3">c</text:span></text:span><text:span text:style-name="T3"> sound. It renders palatal </text:span><text:span text:style-name="Emphasis"><text:span text:style-name="T3">n</text:span></text:span><text:span text:style-name="T3"> (</text:span><text:span text:style-name="Strong_20_Emphasis"><text:span text:style-name="T3">ñ</text:span></text:span><text:span text:style-name="T3">) by </text:span><text:span text:style-name="Strong_20_Emphasis"><text:span text:style-name="T3">nh</text:span></text:span><text:span text:style-name="T3">, and palatal </text:span><text:span text:style-name="Emphasis"><text:span text:style-name="T3">l</text:span></text:span><text:span text:style-name="T3"> (</text:span><text:span text:style-name="Strong_20_Emphasis"><text:span text:style-name="T3">ll</text:span></text:span><text:span text:style-name="T3">) by </text:span><text:span text:style-name="Strong_20_Emphasis"><text:span text:style-name="T3">lh</text:span></text:span><text:span text:style-name="T3">. But beware of the latter. Portuguese often lags behind Spanish in the shifting pattern, writing </text:span><text:span text:style-name="Strong_20_Emphasis"><text:span text:style-name="T3">l</text:span></text:span><text:span text:style-name="T3"> rather than Spanish </text:span><text:span text:style-name="Strong_20_Emphasis"><text:span text:style-name="T3">ll</text:span></text:span><text:span text:style-name="T3">, or </text:span><text:span text:style-name="Strong_20_Emphasis"><text:span text:style-name="T3">lh</text:span></text:span><text:span text:style-name="T3"> rather than Spanish </text:span><text:span text:style-name="Strong_20_Emphasis"><text:span text:style-name="T3">j</text:span></text:span><text:span text:style-name="T3">. And at the beginning of a word, where Spanish writes </text:span><text:span text:style-name="Strong_20_Emphasis"><text:span text:style-name="T3">ll</text:span></text:span><text:span text:style-name="T3"> to stand for Latin </text:span><text:span text:style-name="Strong_20_Emphasis"><text:span text:style-name="T3">cl</text:span></text:span><text:span text:style-name="T3">, </text:span><text:span text:style-name="Strong_20_Emphasis"><text:span text:style-name="T3">fl</text:span></text:span><text:span text:style-name="T3">, </text:span><text:span text:style-name="Strong_20_Emphasis"><text:span text:style-name="T3">pl</text:span></text:span><text:span text:style-name="T3">, Portuguese always has </text:span><text:span text:style-name="Strong_20_Emphasis"><text:span text:style-name="T3">ch</text:span></text:span><text:span text:style-name="T3">.</text:span></text:p>
      <text:p text:style-name="Text_20_body"><text:span text:style-name="T3">e.g. </text:span><text:span text:style-name="Strong_20_Emphasis"><text:span text:style-name="T3">somno </text:span></text:span><text:span text:style-name="T3">→</text:span><text:span text:style-name="Strong_20_Emphasis"><text:span text:style-name="T3"> sonho</text:span></text:span><text:span text:style-name="T3"> (= </text:span><text:span text:style-name="Strong_20_Emphasis"><text:span text:style-name="T3">sueño</text:span></text:span><text:span text:style-name="T3">)</text:span></text:p>
      <text:p text:style-name="Text_20_body"><text:soft-page-break/><text:span text:style-name="T3">e.g. </text:span><text:span text:style-name="Strong_20_Emphasis"><text:span text:style-name="T3">battalia</text:span></text:span><text:span text:style-name="T3"> →</text:span><text:span text:style-name="Strong_20_Emphasis"><text:span text:style-name="T3"> batalha</text:span></text:span><text:span text:style-name="T3"> (= </text:span><text:span text:style-name="Strong_20_Emphasis"><text:span text:style-name="T3">batalla</text:span></text:span><text:span text:style-name="T3">)</text:span></text:p>
      <text:p text:style-name="Text_20_body"><text:span text:style-name="T3">e.g. </text:span><text:span text:style-name="Strong_20_Emphasis"><text:span text:style-name="T3">caballo</text:span></text:span><text:span text:style-name="T3"> →</text:span><text:span text:style-name="Strong_20_Emphasis"><text:span text:style-name="T3"> cavalo</text:span></text:span><text:span text:style-name="T3"> (= </text:span><text:span text:style-name="Strong_20_Emphasis"><text:span text:style-name="T3">caballo</text:span></text:span><text:span text:style-name="T3">)</text:span></text:p>
      <text:p text:style-name="Text_20_body"><text:span text:style-name="T3">e.g. </text:span><text:span text:style-name="Strong_20_Emphasis"><text:span text:style-name="T3">mulier</text:span></text:span><text:span text:style-name="T3"> →</text:span><text:span text:style-name="Strong_20_Emphasis"><text:span text:style-name="T3"> mulher</text:span></text:span><text:span text:style-name="T3"> (= </text:span><text:span text:style-name="Strong_20_Emphasis"><text:span text:style-name="T3">mujer</text:span></text:span><text:span text:style-name="T3">)</text:span></text:p>
      <text:p text:style-name="Text_20_body"><text:span text:style-name="T3">e.g. </text:span><text:span text:style-name="Strong_20_Emphasis"><text:span text:style-name="T3">clamare</text:span></text:span><text:span text:style-name="T3"> →</text:span><text:span text:style-name="Strong_20_Emphasis"><text:span text:style-name="T3"> chamar</text:span></text:span><text:span text:style-name="T3"> (= </text:span><text:span text:style-name="Strong_20_Emphasis"><text:span text:style-name="T3">llamar</text:span></text:span><text:span text:style-name="T3">)</text:span></text:p>
      <text:p text:style-name="Text_20_body"><text:span text:style-name="T3">Portuguese was not kind to the letter </text:span><text:span text:style-name="Strong_20_Emphasis"><text:span text:style-name="T3">l</text:span></text:span><text:span text:style-name="T3">. After a stop, it was usually replaced by the other liquid, </text:span><text:span text:style-name="Strong_20_Emphasis"><text:span text:style-name="T3">r</text:span></text:span><text:span text:style-name="T3">. Between two vowels it was often simply dropped. Even the definite articles have dropped it, leaving nothing but a vowel!</text:span></text:p>
      <text:p text:style-name="Text_20_body"><text:span text:style-name="T3">e.g. </text:span><text:span text:style-name="Strong_20_Emphasis"><text:span text:style-name="T3">blanda</text:span></text:span><text:span text:style-name="T3"> → </text:span><text:span text:style-name="Strong_20_Emphasis"><text:span text:style-name="T3">branda</text:span></text:span><text:span text:style-name="T3"> (= </text:span><text:span text:style-name="Strong_20_Emphasis"><text:span text:style-name="T3">blanda</text:span></text:span><text:span text:style-name="T3">)</text:span></text:p>
      <text:p text:style-name="Text_20_body"><text:span text:style-name="T3">e.g. </text:span><text:span text:style-name="Strong_20_Emphasis"><text:span text:style-name="T3">salute</text:span></text:span><text:span text:style-name="T3"> → </text:span><text:span text:style-name="Strong_20_Emphasis"><text:span text:style-name="T3">saúde</text:span></text:span><text:span text:style-name="T3"> (= </text:span><text:span text:style-name="Strong_20_Emphasis"><text:span text:style-name="T3">salud</text:span></text:span><text:span text:style-name="T3">)</text:span></text:p>
      <text:p text:style-name="Text_20_body"><text:span text:style-name="T3">e.g. </text:span><text:span text:style-name="Strong_20_Emphasis"><text:span text:style-name="T3">illa </text:span></text:span><text:span text:style-name="T3">→ </text:span><text:span text:style-name="Strong_20_Emphasis"><text:span text:style-name="T3">a</text:span></text:span><text:span text:style-name="T3"> (= </text:span><text:span text:style-name="Strong_20_Emphasis"><text:span text:style-name="T3">la</text:span></text:span><text:span text:style-name="T3">)</text:span></text:p>
      <text:p text:style-name="Text_20_body"><text:span text:style-name="T3">e.g. </text:span><text:span text:style-name="Strong_20_Emphasis"><text:span text:style-name="T3">illo</text:span></text:span><text:span text:style-name="T3"> → </text:span><text:span text:style-name="Strong_20_Emphasis"><text:span text:style-name="T3">o</text:span></text:span><text:span text:style-name="T3"> (= </text:span><text:span text:style-name="Strong_20_Emphasis"><text:span text:style-name="T3">el</text:span></text:span><text:span text:style-name="T3">)</text:span></text:p>
      <text:p text:style-name="Text_20_body"><text:span text:style-name="T3">When a soft </text:span><text:span text:style-name="Strong_20_Emphasis"><text:span text:style-name="T3">c</text:span></text:span><text:span text:style-name="T3"> is no longer before </text:span><text:span text:style-name="Strong_20_Emphasis"><text:span text:style-name="T3">e</text:span></text:span><text:span text:style-name="T3"> or </text:span><text:span text:style-name="Strong_20_Emphasis"><text:span text:style-name="T3">i</text:span></text:span><text:span text:style-name="T3">, Spanish changes it to </text:span><text:span text:style-name="Strong_20_Emphasis"><text:span text:style-name="T3">z</text:span></text:span><text:span text:style-name="T3">. But Portuguese already has a </text:span><text:span text:style-name="Strong_20_Emphasis"><text:span text:style-name="T3">z</text:span></text:span><text:span text:style-name="T3">, with its English value, so it instead uses a cedilla to mark the the softness (as does French). Actually, a </text:span><text:span text:style-name="Strong_20_Emphasis"><text:span text:style-name="T3">z</text:span></text:span><text:span text:style-name="T3"> in Spanish is usually a </text:span><text:span text:style-name="Strong_20_Emphasis"><text:span text:style-name="T3">z</text:span></text:span><text:span text:style-name="T3"> in Portuguese, and </text:span><text:span text:style-name="Strong_20_Emphasis"><text:span text:style-name="T3">ç</text:span></text:span><text:span text:style-name="T3"> most often simply replaces the </text:span><text:span text:style-name="Strong_20_Emphasis"><text:span text:style-name="T3">-ti-</text:span></text:span><text:span text:style-name="T3"> of Latin. Unlike as in Spanish, </text:span><text:span text:style-name="Strong_20_Emphasis"><text:span text:style-name="T3">cu</text:span></text:span><text:span text:style-name="T3"> is not used to replace </text:span><text:span text:style-name="Strong_20_Emphasis"><text:span text:style-name="T3">qu</text:span></text:span><text:span text:style-name="T3"> with a pronounced </text:span><text:span text:style-name="Strong_20_Emphasis"><text:span text:style-name="T3">u</text:span></text:span><text:span text:style-name="T3">; rather, the latter remains intact. Where Latin </text:span><text:span text:style-name="Strong_20_Emphasis"><text:span text:style-name="T3">ct</text:span></text:span><text:span text:style-name="T3"> or </text:span><text:span text:style-name="Strong_20_Emphasis"><text:span text:style-name="T3">lt</text:span></text:span><text:span text:style-name="T3"> is replaced in Spanish by </text:span><text:span text:style-name="Strong_20_Emphasis"><text:span text:style-name="T3">ch</text:span></text:span><text:span text:style-name="T3">, Portuguese substitutes </text:span><text:span text:style-name="Strong_20_Emphasis"><text:span text:style-name="T3">it</text:span></text:span><text:span text:style-name="T3">.</text:span></text:p>
      <text:p text:style-name="Text_20_body"><text:span text:style-name="T3">e.g. </text:span><text:span text:style-name="Strong_20_Emphasis"><text:span text:style-name="T3">fortia</text:span></text:span><text:span text:style-name="T3"> →</text:span><text:span text:style-name="Strong_20_Emphasis"><text:span text:style-name="T3"> força</text:span></text:span><text:span text:style-name="T3"> (= </text:span><text:span text:style-name="Strong_20_Emphasis"><text:span text:style-name="T3">fuerza</text:span></text:span><text:span text:style-name="T3">)</text:span></text:p>
      <text:p text:style-name="Text_20_body"><text:span text:style-name="T3">e.g. </text:span><text:span text:style-name="Strong_20_Emphasis"><text:span text:style-name="T3">natione</text:span></text:span><text:span text:style-name="T3"> → </text:span><text:span text:style-name="Strong_20_Emphasis"><text:span text:style-name="T3">nação</text:span></text:span><text:span text:style-name="T3"> (= </text:span><text:span text:style-name="Strong_20_Emphasis"><text:span text:style-name="T3">nación</text:span></text:span><text:span text:style-name="T3">)</text:span></text:p>
      <text:p text:style-name="Text_20_body"><text:span text:style-name="T3">e.g. </text:span><text:span text:style-name="Strong_20_Emphasis"><text:span text:style-name="T3">quando</text:span></text:span><text:span text:style-name="T3"> → </text:span><text:span text:style-name="Strong_20_Emphasis"><text:span text:style-name="T3">quando </text:span></text:span><text:span text:style-name="T3">(= </text:span><text:span text:style-name="Strong_20_Emphasis"><text:span text:style-name="T3">cuando</text:span></text:span><text:span text:style-name="T3">)</text:span></text:p>
      <text:p text:style-name="Text_20_body"><text:span text:style-name="T3">e.g. </text:span><text:span text:style-name="Strong_20_Emphasis"><text:span text:style-name="T3">nocte</text:span></text:span><text:span text:style-name="T3"> → </text:span><text:span text:style-name="Strong_20_Emphasis"><text:span text:style-name="T3">noite</text:span></text:span><text:span text:style-name="T3"> (= </text:span><text:span text:style-name="Strong_20_Emphasis"><text:span text:style-name="T3">noche</text:span></text:span><text:span text:style-name="T3">)</text:span></text:p>
      <text:p text:style-name="Text_20_body"><text:span text:style-name="T3">The confusion of </text:span><text:span text:style-name="Strong_20_Emphasis"><text:span text:style-name="T3">b</text:span></text:span><text:span text:style-name="T3"> and </text:span><text:span text:style-name="Strong_20_Emphasis"><text:span text:style-name="T3">v</text:span></text:span><text:span text:style-name="T3"> is more solidified in Portuguese. It substitutes </text:span><text:span text:style-name="Strong_20_Emphasis"><text:span text:style-name="T3">v</text:span></text:span><text:span text:style-name="T3"> for </text:span><text:span text:style-name="Strong_20_Emphasis"><text:span text:style-name="T3">b</text:span></text:span><text:span text:style-name="T3"> in much the same circumstances as French, where Spanish does not except in speech. The initial </text:span><text:span text:style-name="Strong_20_Emphasis"><text:span text:style-name="T3">f</text:span></text:span><text:span text:style-name="T3"> that Spanish lost leaving no trace but a silent </text:span><text:span text:style-name="Strong_20_Emphasis"><text:span text:style-name="T3">h</text:span></text:span><text:span text:style-name="T3"> is alive and well in Portuguese.</text:span></text:p>
      <text:p text:style-name="Text_20_body"><text:span text:style-name="T3">e.g. </text:span><text:span text:style-name="Strong_20_Emphasis"><text:span text:style-name="T3">fusticaba </text:span></text:span><text:span text:style-name="T3">→ </text:span><text:span text:style-name="Strong_20_Emphasis"><text:span text:style-name="T3">fustigava</text:span></text:span><text:span text:style-name="T3"> (= </text:span><text:span text:style-name="Strong_20_Emphasis"><text:span text:style-name="T3">hostigaba</text:span></text:span><text:span text:style-name="T3">)</text:span></text:p>
      <text:p text:style-name="Text_20_body"><text:span text:style-name="T3">The softening of consonants affected Portuguese somewhat differently than Spanish. Soft </text:span><text:span text:style-name="Strong_20_Emphasis"><text:span text:style-name="T3">c</text:span></text:span><text:span text:style-name="T3">, soft </text:span><text:span text:style-name="Strong_20_Emphasis"><text:span text:style-name="T3">g</text:span></text:span><text:span text:style-name="T3"> (likewise </text:span><text:span text:style-name="Strong_20_Emphasis"><text:span text:style-name="T3">j</text:span></text:span><text:span text:style-name="T3">), and </text:span><text:span text:style-name="Strong_20_Emphasis"><text:span text:style-name="T3">ch</text:span></text:span><text:span text:style-name="T3"> are all pronounced as in French, i.e., as in the respective English words </text:span><text:span text:style-name="Emphasis"><text:span text:style-name="T3">cell</text:span></text:span><text:span text:style-name="T3">, </text:span><text:span text:style-name="Emphasis"><text:span text:style-name="T3">rouge</text:span></text:span><text:span text:style-name="T3">, and </text:span><text:span text:style-name="Emphasis"><text:span text:style-name="T3">machine</text:span></text:span><text:span text:style-name="T3">. In addition, in most of Brazil the dental stops </text:span><text:span text:style-name="Strong_20_Emphasis"><text:span text:style-name="T3">t</text:span></text:span><text:span text:style-name="T3"> and </text:span><text:span text:style-name="Strong_20_Emphasis"><text:span text:style-name="T3">d</text:span></text:span><text:span text:style-name="T3"> soften before the </text:span><text:span text:style-name="Emphasis"><text:span text:style-name="T3">i</text:span></text:span><text:span text:style-name="T3"> sound to approximately the sounds in the English words </text:span><text:span text:style-name="Emphasis"><text:span text:style-name="T3">bastion </text:span></text:span><text:span text:style-name="T3">and </text:span><text:span text:style-name="Emphasis"><text:span text:style-name="T3">soldier</text:span></text:span><text:span text:style-name="T3">.</text:span></text:p>
      <text:h text:outline-level="2">A Comparison</text:h>
      <text:p text:style-name="P1">Here is a sentence written in five somewhat different languages to illustrate the similarities and differences among them. They are (1) plain classical Latin, (2) correct Latin in the vulgar style, (3) a common sort of late vulgar Latin, (4) Spanish, (5) Portuguese, and (6) English.</text:p>
      <text:list xml:id="list8505457306183787489" text:style-name="L3">
        <text:list-item>
          <text:p>Filia domini tui omne nocte temptat facere librum plenum statuarum cum decem capitibus.</text:p>
        </text:list-item>
        <text:list-item>
          <text:p>Illa filia de tuo domino temptat cata nocte facere unum librum plenum de statuis cum decem capitibus.</text:p>
        </text:list-item>
        <text:list-item>
          <text:p>Illa filia de tuo domino tentat cata nocte facer uno libro pleno de statuas com dece capitias.</text:p>
        </text:list-item>
        <text:list-item>
          <text:p>La hija de tu dueño intenta cada noche hacer un libro lleno de estatuas con diez cabezas.</text:p>
        </text:list-item>
        <text:list-item>
          <text:p>A filha de teu dono tenta cada noite fazer um livro pleno de estátuas com dez cabeças.</text:p>
        </text:list-item>
        <text:list-item>
          <text:p><text:soft-page-break/>The daughter of your lord tries every night to make a book full of statues with ten hea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iri" svg:font-family="Amiri"/>
    <style:font-face style:name="Lato" svg:font-family="Lato, sans-serif"/>
    <style:font-face style:name="Times New Roman2" svg:font-family="'Times New Roman'"/>
    <style:font-face style:name="monospace" svg:font-family="monospace, monospace"/>
    <style:font-face style:name="Times New Roman1" svg:font-family="'Times New Roman'" style:font-family-generic="roman"/>
    <style:font-face style:name="FreeSans" svg:font-family="FreeSans" style:font-family-generic="swiss"/>
    <style:font-face style:name="Noto Sans CJK SC Regular" svg:font-family="'Noto Sans CJK SC 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adornments="Heavy"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style:font-face style:name="Helvetica CE" svg:font-family="'Helvetica CE'"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Amiri"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Amiri"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2%"/>
      <style:text-properties fo:color="#333333" style:font-name="Lato" fo:font-family="Lato, sans-serif" fo:font-size="15pt" fo:font-weight="normal" style:font-name-asian="Lato" style:font-family-asian="Lato, sans-serif" style:font-size-asian="15pt" style:font-weight-asian="normal" style:font-name-complex="Lato" style:font-family-complex="Lato, sans-serif" style:font-size-complex="15pt" style:font-weight-complex="normal"/>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Helvetica CE" fo:font-family="'Helvetica CE'"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in" fo:margin-bottom="0.1402in" loext:contextual-spacing="false" fo:line-height="100%" fo:text-align="justify" style:justify-single-word="false" style:page-number="auto" style:writing-mode="page">
        <style:tab-stops/>
      </style:paragraph-properties>
      <style:text-properties style:font-name="Times New Roman" fo:font-family="'Times New Roman'" style:font-style-name="Regular" style:font-family-generic="roman" style:font-pitch="variable" fo:font-size="11pt"/>
    </style:style>
    <style:style style:name="List" style:family="paragraph" style:parent-style-name="Text_20_body" style:class="list">
      <style:text-properties style:font-name="Times New Roman1" fo:font-family="'Times New Roman'" style:font-family-generic="roman" style:font-name-asian="Noto Sans CJK SC Regular" style:font-family-asian="'Noto Sans CJK SC Regular'" style:font-family-generic-asian="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SC Regular" style:font-family-asian="'Noto Sans CJK SC Regular'" style:font-family-generic-asian="swiss"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SC Regular" style:font-family-asian="'Noto Sans CJK SC Regular'" style:font-family-generic-asian="swis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start" style:justify-single-word="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2083in" loext:contextual-spacing="false" fo:line-height="120%"/>
      <style:text-properties style:font-name="Lato" fo:font-family="Lato, sans-serif" fo:font-size="27pt" fo:font-weight="normal" style:font-name-asian="Lato" style:font-family-asian="Lato, sans-serif" style:font-size-asian="27pt" style:font-weight-asian="normal" style:font-name-complex="Lato" style:font-family-complex="Lato, sans-serif" style:font-size-complex="27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in" fo:margin-bottom="0.0799in" loext:contextual-spacing="false" fo:line-height="100%" style:writing-mode="page"/>
      <style:text-properties style:font-name="Lato Black" fo:font-family="'Lato Black'" style:font-style-name="Black" style:font-pitch="variable" fo:font-size="22.5pt" fo:font-weight="900" style:font-name-asian="Lato" style:font-family-asian="Lato, sans-serif" style:font-size-asian="22.5pt" style:font-weight-asian="normal" style:font-name-complex="Lato" style:font-family-complex="Lato, sans-serif" style:font-size-complex="22.5pt" style:font-weight-complex="normal"/>
    </style:style>
    <style:style style:name="Heading_20_3" style:display-name="Heading 3" style:family="paragraph" style:parent-style-name="Heading" style:next-style-name="Text_20_body" style:default-outline-level="3" style:list-style-name="" style:class="text">
      <style:paragraph-properties fo:margin-top="0in" fo:margin-bottom="0.1201in" loext:contextual-spacing="false" fo:line-height="100%" style:writing-mode="page"/>
      <style:text-properties style:font-name="Lato Heavy" fo:font-family="'Lato Heavy'" style:font-style-name="Heavy" style:font-pitch="variable" fo:font-size="18pt" fo:font-weight="800" style:font-name-asian="Lato" style:font-family-asian="Lato, sans-serif" style:font-size-asian="21pt" style:font-weight-asian="normal" style:font-name-complex="Lato" style:font-family-complex="Lato, sans-serif" style:font-size-complex="21pt"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2083in" loext:contextual-spacing="false" fo:line-height="120%"/>
      <style:text-properties style:font-name="Lato" fo:font-family="Lato, sans-serif" fo:font-size="18pt" fo:font-weight="normal" style:font-name-asian="Lato" style:font-family-asian="Lato, sans-serif" style:font-size-asian="18pt" style:font-weight-asian="normal" style:font-name-complex="Lato" style:font-family-complex="Lato, sans-serif" style:font-size-complex="18pt"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2083in" loext:contextual-spacing="false" fo:line-height="120%"/>
      <style:text-properties style:font-name="Lato" fo:font-family="Lato, sans-serif" fo:font-size="15pt" fo:font-weight="normal" style:font-name-asian="Lato" style:font-family-asian="Lato, sans-serif" style:font-size-asian="15pt" style:font-weight-asian="normal" style:font-name-complex="Lato" style:font-family-complex="Lato, sans-serif" style:font-size-complex="15pt"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2083in" loext:contextual-spacing="false" fo:line-height="120%"/>
      <style:text-properties style:font-name="Lato" fo:font-family="Lato, sans-serif" fo:font-size="13.5pt" fo:font-weight="normal" style:font-name-asian="Lato" style:font-family-asian="Lato, sans-serif" style:font-size-asian="13.5pt" style:font-weight-asian="normal" style:font-name-complex="Lato" style:font-family-complex="Lato, sans-serif" style:font-size-complex="13.5pt" style:font-weight-complex="normal"/>
    </style:style>
    <style:style style:name="Quotations" style:family="paragraph" style:parent-style-name="Standard" style:class="html">
      <style:paragraph-properties fo:margin-left="0.4165in" fo:margin-right="0.4165in" fo:margin-top="0.4165in" fo:margin-bottom="0.4165in" loext:contextual-spacing="false" fo:text-indent="0in" style:auto-text-indent="false"/>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normal" style:font-weight-asian="normal"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3333" style:text-line-through-style="none" style:text-line-through-type="none" style:text-underline-style="none" style:text-blinking="false" style:text-overline-style="none" style:text-overline-color="font-color"/>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333333"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9in" fo:margin-bottom="0.789in" fo:margin-left="0.789in" fo:margin-right="0.789in" style:shadow="none" fo:background-color="transparent" style:writing-mode="lr-tb" draw:fill="none" draw:fill-color="#eeeeee" draw:opacity="100%" draw:fill-image-width="0in" draw:fill-image-height="0in"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anish for speakers of Latin - Mert Sahinoglu</dc:title>
    <dc:date>2018-06-17T03:15:49.739031792</dc:date>
    <meta:editing-duration>PT7M36S</meta:editing-duration>
    <meta:editing-cycles>2</meta:editing-cycles>
    <meta:generator>LibreOffice/5.1.6.2$Linux_X86_64 LibreOffice_project/10m0$Build-2</meta:generator>
    <meta:document-statistic meta:table-count="1" meta:image-count="0" meta:object-count="0" meta:page-count="17" meta:paragraph-count="383" meta:word-count="7692" meta:character-count="42722" meta:non-whitespace-character-count="35389"/>
    <meta:user-defined meta:name="viewport">width=device-width, initial-scale=1</meta:user-defined>
  </office:meta>
</office:document-meta>
</file>